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 Nazanin" svg:font-family="'B Nazanin'" style:font-pitch="variable"/>
    <style:font-face style:name="Century Gothic" svg:font-family="'Century Gothic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1.0043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61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ecf00" style:text-align-source="fix" style:repeat-content="false"/>
      <style:paragraph-properties fo:text-align="center" fo:margin-left="0in"/>
      <style:text-properties style:font-name="Century Gothic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entury Gothic" fo:font-size="14pt" style:font-size-asian="14pt" style:font-size-complex="14pt"/>
    </style:style>
    <style:style style:name="ce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  <style:text-properties style:font-name="Century Gothic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Century Gothic" fo:font-size="14pt" style:font-size-asian="14pt" style:font-size-complex="14pt"/>
    </style:style>
    <style:style style:name="ce5" style:family="table-cell" style:parent-style-name="Default">
      <style:table-cell-properties fo:background-color="#ff99ff" style:text-align-source="fix" style:repeat-content="false"/>
      <style:paragraph-properties fo:text-align="center" fo:margin-left="0in"/>
      <style:text-properties style:font-name="Century Gothic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DejaVu Sans Condensed" fo:font-size="16pt" style:font-size-asian="16pt" style:font-size-complex="16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 Condensed" fo:font-size="16pt" style:font-size-asian="16pt" style:font-size-complex="16pt"/>
    </style:style>
    <style:style style:name="ce8" style:family="table-cell" style:parent-style-name="Default">
      <style:table-cell-properties fo:background-color="#ff99ff" style:text-align-source="fix" style:repeat-content="false" fo:border="0.74pt solid #000000"/>
      <style:paragraph-properties fo:text-align="center" fo:margin-left="0in"/>
      <style:text-properties style:font-name="DejaVu Sans Condensed"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in" style:writing-mode="rl-tb"/>
      <style:text-properties style:font-name="B Nazanin" fo:font-size="16pt" fo:font-weight="bold" style:font-size-asian="16pt" style:font-weight-asian="bold" style:font-name-complex="B Nazanin" style:font-size-complex="16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 style:writing-mode="rl-tb"/>
      <style:text-properties style:font-name="B Nazanin" fo:font-weight="bold" style:font-weight-asian="bold" style:font-name-complex="B Nazanin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64" table:style-name="ta1">
        <table:shapes>
          <draw:frame draw:z-index="0" draw:style-name="gr1" draw:text-style-name="P1" svg:width="6.2988in" svg:height="3.5429in" svg:x="2.2791in" svg:y="3.9819in"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ce2"/>
        <table:table-column table:style-name="co2" table:default-cell-style-name="ce4"/>
        <table:table-column table:style-name="co2" table:number-columns-repeated="2" table:default-cell-style-name="ce2"/>
        <table:table-column table:style-name="co2" table:number-columns-repeated="2" table:default-cell-style-name="ce4"/>
        <table:table-column table:style-name="co2" table:default-cell-style-name="ce2"/>
        <table:table-column table:style-name="co2" table:default-cell-style-name="ce3"/>
        <table:table-column table:style-name="co2" table:number-columns-repeated="4" table:default-cell-style-name="ce4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2" table:default-cell-style-name="ce2"/>
        <table:table-column table:style-name="co2" table:number-columns-repeated="6" table:default-cell-style-name="ce4"/>
        <table:table-column table:style-name="co2" table:number-columns-repeated="2" table:default-cell-style-name="Default"/>
        <table:table-row table:style-name="ro3">
          <table:table-cell table:style-name="ce1" office:value-type="string" calcext:value-type="string">
            <text:p>64*64</text:p>
          </table:table-cell>
          <table:table-cell table:style-name="ce2" office:value-type="string" calcext:value-type="string">
            <text:p>1 thread</text:p>
          </table:table-cell>
          <table:table-cell table:number-columns-repeated="2"/>
          <table:table-cell table:style-name="ce2" office:value-type="string" calcext:value-type="string">
            <text:p>2 threads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4 threads</text:p>
          </table:table-cell>
          <table:table-cell table:style-name="ce2" table:number-columns-repeated="4"/>
          <table:table-cell/>
          <table:table-cell table:style-name="ce2"/>
          <table:table-cell office:value-type="string" calcext:value-type="string">
            <text:p>8 threads</text:p>
          </table:table-cell>
          <table:table-cell/>
          <table:table-cell table:style-name="ce2" table:number-columns-repeated="8"/>
        </table:table-row>
        <table:table-row table:style-name="ro3">
          <table:table-cell/>
          <table:table-cell table:style-name="ce3" office:value-type="string" calcext:value-type="string">
            <text:p>t1</text:p>
          </table:table-cell>
          <table:table-cell table:number-columns-repeated="2"/>
          <table:table-cell table:style-name="ce3" office:value-type="string" calcext:value-type="string">
            <text:p>t1</text:p>
          </table:table-cell>
          <table:table-cell table:style-name="ce3" office:value-type="string" calcext:value-type="string">
            <text:p>t2</text:p>
          </table:table-cell>
          <table:table-cell/>
          <table:table-cell table:style-name="ce2"/>
          <table:table-cell table:style-name="ce3" table:number-columns-repeated="4"/>
          <table:table-cell table:style-name="ce2"/>
          <table:table-cell/>
          <table:table-cell table:style-name="ce2"/>
          <table:table-cell table:style-name="ce3" table:number-columns-repeated="8"/>
          <table:table-cell table:style-name="ce2"/>
          <table:table-cell/>
        </table:table-row>
        <table:table-row table:style-name="ro3">
          <table:table-cell/>
          <table:table-cell office:value-type="float" office:value="0.001427" calcext:value-type="float">
            <text:p>0.001427</text:p>
          </table:table-cell>
          <table:table-cell table:number-columns-repeated="2"/>
          <table:table-cell office:value-type="float" office:value="0.000938" calcext:value-type="float">
            <text:p>0.000938</text:p>
          </table:table-cell>
          <table:table-cell office:value-type="float" office:value="0.00071" calcext:value-type="float">
            <text:p>0.00071</text:p>
          </table:table-cell>
          <table:table-cell/>
          <table:table-cell office:value-type="string" calcext:value-type="string">
            <text:p>t1</text:p>
          </table:table-cell>
          <table:table-cell office:value-type="float" office:value="0.000361" calcext:value-type="float">
            <text:p>0.000361</text:p>
          </table:table-cell>
          <table:table-cell office:value-type="float" office:value="0.000353" calcext:value-type="float">
            <text:p>0.000353</text:p>
          </table:table-cell>
          <table:table-cell office:value-type="float" office:value="0.000362" calcext:value-type="float">
            <text:p>0.000362</text:p>
          </table:table-cell>
          <table:table-cell office:value-type="float" office:value="0.000446" calcext:value-type="float">
            <text:p>0.000446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style-name="ce4" office:value-type="float" office:value="0.00044" calcext:value-type="float">
            <text:p>0.00044</text:p>
          </table:table-cell>
          <table:table-cell table:style-name="ce4" office:value-type="float" office:value="0.000297" calcext:value-type="float">
            <text:p>0.000297</text:p>
          </table:table-cell>
          <table:table-cell office:value-type="float" office:value="0.000305" calcext:value-type="float">
            <text:p>0.000305</text:p>
          </table:table-cell>
          <table:table-cell office:value-type="float" office:value="0.000303" calcext:value-type="float">
            <text:p>0.000303</text:p>
          </table:table-cell>
          <table:table-cell office:value-type="float" office:value="0.000308" calcext:value-type="float">
            <text:p>0.000308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000352" calcext:value-type="float">
            <text:p>0.000352</text:p>
          </table:table-cell>
          <table:table-cell office:value-type="float" office:value="0.000288" calcext:value-type="float">
            <text:p>0.000288</text:p>
          </table:table-cell>
          <table:table-cell table:number-columns-repeated="2"/>
        </table:table-row>
        <table:table-row table:style-name="ro3">
          <table:table-cell/>
          <table:table-cell office:value-type="float" office:value="0.001462" calcext:value-type="float">
            <text:p>0.001462</text:p>
          </table:table-cell>
          <table:table-cell table:number-columns-repeated="2"/>
          <table:table-cell office:value-type="float" office:value="0.001144" calcext:value-type="float">
            <text:p>0.001144</text:p>
          </table:table-cell>
          <table:table-cell office:value-type="float" office:value="0.001314" calcext:value-type="float">
            <text:p>0.001314</text:p>
          </table:table-cell>
          <table:table-cell/>
          <table:table-cell office:value-type="string" calcext:value-type="string">
            <text:p>t2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0451" calcext:value-type="float">
            <text:p>0.000451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style-name="ce4" office:value-type="float" office:value="0.00045" calcext:value-type="float">
            <text:p>0.00045</text:p>
          </table:table-cell>
          <table:table-cell table:style-name="ce4" office:value-type="float" office:value="0.000324" calcext:value-type="float">
            <text:p>0.000324</text:p>
          </table:table-cell>
          <table:table-cell office:value-type="float" office:value="0.000311" calcext:value-type="float">
            <text:p>0.000311</text:p>
          </table:table-cell>
          <table:table-cell office:value-type="float" office:value="0.000338" calcext:value-type="float">
            <text:p>0.000338</text:p>
          </table:table-cell>
          <table:table-cell office:value-type="float" office:value="0.000354" calcext:value-type="float">
            <text:p>0.000354</text:p>
          </table:table-cell>
          <table:table-cell office:value-type="float" office:value="0.000308" calcext:value-type="float">
            <text:p>0.000308</text:p>
          </table:table-cell>
          <table:table-cell office:value-type="float" office:value="0.000351" calcext:value-type="float">
            <text:p>0.000351</text:p>
          </table:table-cell>
          <table:table-cell office:value-type="float" office:value="0.000324" calcext:value-type="float">
            <text:p>0.000324</text:p>
          </table:table-cell>
          <table:table-cell table:number-columns-repeated="2"/>
        </table:table-row>
        <table:table-row table:style-name="ro3">
          <table:table-cell/>
          <table:table-cell office:value-type="float" office:value="0.001864" calcext:value-type="float">
            <text:p>0.001864</text:p>
          </table:table-cell>
          <table:table-cell table:number-columns-repeated="2"/>
          <table:table-cell office:value-type="float" office:value="0.000876" calcext:value-type="float">
            <text:p>0.000876</text:p>
          </table:table-cell>
          <table:table-cell office:value-type="float" office:value="0.000799" calcext:value-type="float">
            <text:p>0.000799</text:p>
          </table:table-cell>
          <table:table-cell/>
          <table:table-cell office:value-type="string" calcext:value-type="string">
            <text:p>t3</text:p>
          </table:table-cell>
          <table:table-cell office:value-type="float" office:value="0.000683" calcext:value-type="float">
            <text:p>0.000683</text:p>
          </table:table-cell>
          <table:table-cell office:value-type="float" office:value="0.000578" calcext:value-type="float">
            <text:p>0.000578</text:p>
          </table:table-cell>
          <table:table-cell office:value-type="float" office:value="0.000659" calcext:value-type="float">
            <text:p>0.000659</text:p>
          </table:table-cell>
          <table:table-cell office:value-type="float" office:value="0.000736" calcext:value-type="float">
            <text:p>0.000736</text:p>
          </table:table-cell>
          <table:table-cell table:number-columns-repeated="2"/>
          <table:table-cell office:value-type="string" calcext:value-type="string">
            <text:p>t3</text:p>
          </table:table-cell>
          <table:table-cell table:style-name="ce4" office:value-type="float" office:value="0.000442" calcext:value-type="float">
            <text:p>0.000442</text:p>
          </table:table-cell>
          <table:table-cell table:style-name="ce4" office:value-type="float" office:value="0.00034" calcext:value-type="float">
            <text:p>0.00034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000327" calcext:value-type="float">
            <text:p>0.000327</text:p>
          </table:table-cell>
          <table:table-cell office:value-type="float" office:value="0.000358" calcext:value-type="float">
            <text:p>0.000358</text:p>
          </table:table-cell>
          <table:table-cell office:value-type="float" office:value="0.00034" calcext:value-type="float">
            <text:p>0.00034</text:p>
          </table:table-cell>
          <table:table-cell table:number-columns-repeated="2"/>
        </table:table-row>
        <table:table-row table:style-name="ro3">
          <table:table-cell/>
          <table:table-cell office:value-type="float" office:value="0.002149" calcext:value-type="float">
            <text:p>0.002149</text:p>
          </table:table-cell>
          <table:table-cell table:number-columns-repeated="2"/>
          <table:table-cell office:value-type="float" office:value="0.001178" calcext:value-type="float">
            <text:p>0.001178</text:p>
          </table:table-cell>
          <table:table-cell office:value-type="float" office:value="0.001264" calcext:value-type="float">
            <text:p>0.001264</text:p>
          </table:table-cell>
          <table:table-cell/>
          <table:table-cell office:value-type="string" calcext:value-type="string">
            <text:p>t4</text:p>
          </table:table-cell>
          <table:table-cell office:value-type="float" office:value="0.000765" calcext:value-type="float">
            <text:p>0.000765</text:p>
          </table:table-cell>
          <table:table-cell office:value-type="float" office:value="0.000693" calcext:value-type="float">
            <text:p>0.000693</text:p>
          </table:table-cell>
          <table:table-cell office:value-type="float" office:value="0.000651" calcext:value-type="float">
            <text:p>0.000651</text:p>
          </table:table-cell>
          <table:table-cell office:value-type="float" office:value="0.000741" calcext:value-type="float">
            <text:p>0.000741</text:p>
          </table:table-cell>
          <table:table-cell table:number-columns-repeated="2"/>
          <table:table-cell office:value-type="string" calcext:value-type="string">
            <text:p>t4</text:p>
          </table:table-cell>
          <table:table-cell table:style-name="ce4" office:value-type="float" office:value="0.000448" calcext:value-type="float">
            <text:p>0.000448</text:p>
          </table:table-cell>
          <table:table-cell table:style-name="ce4" office:value-type="float" office:value="0.00037" calcext:value-type="float">
            <text:p>0.00037</text:p>
          </table:table-cell>
          <table:table-cell office:value-type="float" office:value="0.000351" calcext:value-type="float">
            <text:p>0.000351</text:p>
          </table:table-cell>
          <table:table-cell office:value-type="float" office:value="0.000341" calcext:value-type="float">
            <text:p>0.000341</text:p>
          </table:table-cell>
          <table:table-cell office:value-type="float" office:value="0.000357" calcext:value-type="float">
            <text:p>0.000357</text:p>
          </table:table-cell>
          <table:table-cell office:value-type="float" office:value="0.000339" calcext:value-type="float">
            <text:p>0.000339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00035" calcext:value-type="float">
            <text:p>0.00035</text:p>
          </table:table-cell>
          <table:table-cell table:number-columns-repeated="2"/>
        </table:table-row>
        <table:table-row table:style-name="ro3">
          <table:table-cell/>
          <table:table-cell office:value-type="float" office:value="0.002703" calcext:value-type="float">
            <text:p>0.002703</text:p>
          </table:table-cell>
          <table:table-cell table:number-columns-repeated="2"/>
          <table:table-cell office:value-type="float" office:value="0.000926" calcext:value-type="float">
            <text:p>0.000926</text:p>
          </table:table-cell>
          <table:table-cell office:value-type="float" office:value="0.000727" calcext:value-type="float">
            <text:p>0.000727</text:p>
          </table:table-cell>
          <table:table-cell/>
          <table:table-cell office:value-type="string" calcext:value-type="string">
            <text:p>t1</text:p>
          </table:table-cell>
          <table:table-cell office:value-type="float" office:value="0.000364" calcext:value-type="float">
            <text:p>0.000364</text:p>
          </table:table-cell>
          <table:table-cell office:value-type="float" office:value="0.000361" calcext:value-type="float">
            <text:p>0.000361</text:p>
          </table:table-cell>
          <table:table-cell office:value-type="float" office:value="0.000659" calcext:value-type="float">
            <text:p>0.000659</text:p>
          </table:table-cell>
          <table:table-cell office:value-type="float" office:value="0.000353" calcext:value-type="float">
            <text:p>0.000353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style-name="ce4" office:value-type="float" office:value="0.000445" calcext:value-type="float">
            <text:p>0.000445</text:p>
          </table:table-cell>
          <table:table-cell table:style-name="ce4" office:value-type="float" office:value="0.000399" calcext:value-type="float">
            <text:p>0.000399</text:p>
          </table:table-cell>
          <table:table-cell office:value-type="float" office:value="0.000362" calcext:value-type="float">
            <text:p>0.000362</text:p>
          </table:table-cell>
          <table:table-cell office:value-type="float" office:value="0.000345" calcext:value-type="float">
            <text:p>0.000345</text:p>
          </table:table-cell>
          <table:table-cell office:value-type="float" office:value="0.000356" calcext:value-type="float">
            <text:p>0.000356</text:p>
          </table:table-cell>
          <table:table-cell office:value-type="float" office:value="0.000345" calcext:value-type="float">
            <text:p>0.000345</text:p>
          </table:table-cell>
          <table:table-cell office:value-type="float" office:value="0.000349" calcext:value-type="float">
            <text:p>0.000349</text:p>
          </table:table-cell>
          <table:table-cell office:value-type="float" office:value="0.000316" calcext:value-type="float">
            <text:p>0.000316</text:p>
          </table:table-cell>
          <table:table-cell table:number-columns-repeated="2"/>
        </table:table-row>
        <table:table-row table:style-name="ro3">
          <table:table-cell/>
          <table:table-cell office:value-type="float" office:value="0.002437" calcext:value-type="float">
            <text:p>0.002437</text:p>
          </table:table-cell>
          <table:table-cell table:number-columns-repeated="2"/>
          <table:table-cell office:value-type="float" office:value="0.001285" calcext:value-type="float">
            <text:p>0.001285</text:p>
          </table:table-cell>
          <table:table-cell office:value-type="float" office:value="0.001239" calcext:value-type="float">
            <text:p>0.001239</text:p>
          </table:table-cell>
          <table:table-cell/>
          <table:table-cell office:value-type="string" calcext:value-type="string">
            <text:p>t2</text:p>
          </table:table-cell>
          <table:table-cell office:value-type="float" office:value="0.000732" calcext:value-type="float">
            <text:p>0.000732</text:p>
          </table:table-cell>
          <table:table-cell office:value-type="float" office:value="0.000557" calcext:value-type="float">
            <text:p>0.000557</text:p>
          </table:table-cell>
          <table:table-cell office:value-type="float" office:value="0.000652" calcext:value-type="float">
            <text:p>0.000652</text:p>
          </table:table-cell>
          <table:table-cell office:value-type="float" office:value="0.000358" calcext:value-type="float">
            <text:p>0.000358</text:p>
          </table:table-cell>
          <table:table-cell table:number-columns-repeated="2"/>
          <table:table-cell office:value-type="string" calcext:value-type="string">
            <text:p>t6</text:p>
          </table:table-cell>
          <table:table-cell table:style-name="ce4" office:value-type="float" office:value="0.000442" calcext:value-type="float">
            <text:p>0.000442</text:p>
          </table:table-cell>
          <table:table-cell table:style-name="ce4" office:value-type="float" office:value="0.000485" calcext:value-type="float">
            <text:p>0.000485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0.000428" calcext:value-type="float">
            <text:p>0.000428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409" calcext:value-type="float">
            <text:p>0.000409</text:p>
          </table:table-cell>
          <table:table-cell office:value-type="float" office:value="0.000255" calcext:value-type="float">
            <text:p>0.000255</text:p>
          </table:table-cell>
          <table:table-cell office:value-type="float" office:value="0.000202" calcext:value-type="float">
            <text:p>0.000202</text:p>
          </table:table-cell>
          <table:table-cell table:number-columns-repeated="2"/>
        </table:table-row>
        <table:table-row table:style-name="ro3">
          <table:table-cell/>
          <table:table-cell office:value-type="float" office:value="0.001789" calcext:value-type="float">
            <text:p>0.001789</text:p>
          </table:table-cell>
          <table:table-cell table:number-columns-repeated="2"/>
          <table:table-cell office:value-type="float" office:value="0.001457" calcext:value-type="float">
            <text:p>0.001457</text:p>
          </table:table-cell>
          <table:table-cell office:value-type="float" office:value="0.000716" calcext:value-type="float">
            <text:p>0.000716</text:p>
          </table:table-cell>
          <table:table-cell/>
          <table:table-cell office:value-type="string" calcext:value-type="string">
            <text:p>t3</text:p>
          </table:table-cell>
          <table:table-cell office:value-type="float" office:value="0.000741" calcext:value-type="float">
            <text:p>0.000741</text:p>
          </table:table-cell>
          <table:table-cell office:value-type="float" office:value="0.000639" calcext:value-type="float">
            <text:p>0.000639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583" calcext:value-type="float">
            <text:p>0.000583</text:p>
          </table:table-cell>
          <table:table-cell table:number-columns-repeated="2"/>
          <table:table-cell office:value-type="string" calcext:value-type="string">
            <text:p>t7</text:p>
          </table:table-cell>
          <table:table-cell table:style-name="ce4" office:value-type="float" office:value="0.000432" calcext:value-type="float">
            <text:p>0.000432</text:p>
          </table:table-cell>
          <table:table-cell table:style-name="ce4" office:value-type="float" office:value="0.000219" calcext:value-type="float">
            <text:p>0.000219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0.000476" calcext:value-type="float">
            <text:p>0.000476</text:p>
          </table:table-cell>
          <table:table-cell office:value-type="float" office:value="0.000253" calcext:value-type="float">
            <text:p>0.000253</text:p>
          </table:table-cell>
          <table:table-cell office:value-type="float" office:value="0.000686" calcext:value-type="float">
            <text:p>0.000686</text:p>
          </table:table-cell>
          <table:table-cell office:value-type="float" office:value="0.000289" calcext:value-type="float">
            <text:p>0.000289</text:p>
          </table:table-cell>
          <table:table-cell table:number-columns-repeated="2"/>
        </table:table-row>
        <table:table-row table:style-name="ro3">
          <table:table-cell/>
          <table:table-cell office:value-type="float" office:value="0.001421" calcext:value-type="float">
            <text:p>0.001421</text:p>
          </table:table-cell>
          <table:table-cell table:number-columns-repeated="2"/>
          <table:table-cell office:value-type="float" office:value="0.00154" calcext:value-type="float">
            <text:p>0.00154</text:p>
          </table:table-cell>
          <table:table-cell office:value-type="float" office:value="0.001276" calcext:value-type="float">
            <text:p>0.001276</text:p>
          </table:table-cell>
          <table:table-cell/>
          <table:table-cell office:value-type="string" calcext:value-type="string">
            <text:p>t4</text:p>
          </table:table-cell>
          <table:table-cell office:value-type="float" office:value="0.000633" calcext:value-type="float">
            <text:p>0.000633</text:p>
          </table:table-cell>
          <table:table-cell office:value-type="float" office:value="0.000933" calcext:value-type="float">
            <text:p>0.000933</text:p>
          </table:table-cell>
          <table:table-cell office:value-type="float" office:value="0.000797" calcext:value-type="float">
            <text:p>0.000797</text:p>
          </table:table-cell>
          <table:table-cell office:value-type="float" office:value="0.000697" calcext:value-type="float">
            <text:p>0.000697</text:p>
          </table:table-cell>
          <table:table-cell table:number-columns-repeated="2"/>
          <table:table-cell office:value-type="string" calcext:value-type="string">
            <text:p>t8</text:p>
          </table:table-cell>
          <table:table-cell table:style-name="ce4" office:value-type="float" office:value="0.000426" calcext:value-type="float">
            <text:p>0.000426</text:p>
          </table:table-cell>
          <table:table-cell table:style-name="ce4" office:value-type="float" office:value="0.000277" calcext:value-type="float">
            <text:p>0.000277</text:p>
          </table:table-cell>
          <table:table-cell office:value-type="float" office:value="0.000311" calcext:value-type="float">
            <text:p>0.000311</text:p>
          </table:table-cell>
          <table:table-cell office:value-type="float" office:value="0.000247" calcext:value-type="float">
            <text:p>0.000247</text:p>
          </table:table-cell>
          <table:table-cell office:value-type="float" office:value="0.000257" calcext:value-type="float">
            <text:p>0.000257</text:p>
          </table:table-cell>
          <table:table-cell office:value-type="float" office:value="0.000266" calcext:value-type="float">
            <text:p>0.000266</text:p>
          </table:table-cell>
          <table:table-cell office:value-type="float" office:value="0.000379" calcext:value-type="float">
            <text:p>0.000379</text:p>
          </table:table-cell>
          <table:table-cell office:value-type="float" office:value="0.000354" calcext:value-type="float">
            <text:p>0.000354</text:p>
          </table:table-cell>
          <table:table-cell table:number-columns-repeated="2"/>
        </table:table-row>
        <table:table-row table:style-name="ro3">
          <table:table-cell/>
          <table:table-cell office:value-type="float" office:value="0.001631" calcext:value-type="float">
            <text:p>0.001631</text:p>
          </table:table-cell>
          <table:table-cell table:number-columns-repeated="2"/>
          <table:table-cell office:value-type="float" office:value="0.000714" calcext:value-type="float">
            <text:p>0.000714</text:p>
          </table:table-cell>
          <table:table-cell office:value-type="float" office:value="0.000703" calcext:value-type="float">
            <text:p>0.000703</text:p>
          </table:table-cell>
          <table:table-cell/>
          <table:table-cell office:value-type="string" calcext:value-type="string">
            <text:p>t1 t3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000703" calcext:value-type="float">
            <text:p>0.000703</text:p>
          </table:table-cell>
          <table:table-cell office:value-type="float" office:value="0.000353" calcext:value-type="float">
            <text:p>0.000353</text:p>
          </table:table-cell>
          <table:table-cell office:value-type="float" office:value="0.000696" calcext:value-type="float">
            <text:p>0.000696</text:p>
          </table:table-cell>
          <table:table-cell table:style-name="ce2"/>
          <table:table-cell/>
          <table:table-cell office:value-type="string" calcext:value-type="string">
            <text:p>t1 t3 t5 t7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0.000344" calcext:value-type="float">
            <text:p>0.000344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0.000292" calcext:value-type="float">
            <text:p>0.000292</text:p>
          </table:table-cell>
          <table:table-cell office:value-type="float" office:value="0.000349" calcext:value-type="float">
            <text:p>0.000349</text:p>
          </table:table-cell>
          <table:table-cell office:value-type="float" office:value="0.000343" calcext:value-type="float">
            <text:p>0.000343</text:p>
          </table:table-cell>
          <table:table-cell office:value-type="float" office:value="0.000176" calcext:value-type="float">
            <text:p>0.000176</text:p>
          </table:table-cell>
          <table:table-cell table:style-name="ce2"/>
          <table:table-cell/>
        </table:table-row>
        <table:table-row table:style-name="ro3">
          <table:table-cell/>
          <table:table-cell office:value-type="float" office:value="0.001434" calcext:value-type="float">
            <text:p>0.001434</text:p>
          </table:table-cell>
          <table:table-cell table:number-columns-repeated="2"/>
          <table:table-cell office:value-type="float" office:value="0.001128" calcext:value-type="float">
            <text:p>0.001128</text:p>
          </table:table-cell>
          <table:table-cell office:value-type="float" office:value="0.001347" calcext:value-type="float">
            <text:p>0.001347</text:p>
          </table:table-cell>
          <table:table-cell/>
          <table:table-cell office:value-type="string" calcext:value-type="string">
            <text:p>t2 t4</text:p>
          </table:table-cell>
          <table:table-cell office:value-type="float" office:value="0.000588" calcext:value-type="float">
            <text:p>0.000588</text:p>
          </table:table-cell>
          <table:table-cell office:value-type="float" office:value="0.000704" calcext:value-type="float">
            <text:p>0.000704</text:p>
          </table:table-cell>
          <table:table-cell office:value-type="float" office:value="0.000585" calcext:value-type="float">
            <text:p>0.000585</text:p>
          </table:table-cell>
          <table:table-cell office:value-type="float" office:value="0.000687" calcext:value-type="float">
            <text:p>0.000687</text:p>
          </table:table-cell>
          <table:table-cell table:style-name="ce2"/>
          <table:table-cell/>
          <table:table-cell office:value-type="string" calcext:value-type="string">
            <text:p>t2 t4 t6 t8</text:p>
          </table:table-cell>
          <table:table-cell office:value-type="float" office:value="0.000338" calcext:value-type="float">
            <text:p>0.000338</text:p>
          </table:table-cell>
          <table:table-cell office:value-type="float" office:value="0.000333" calcext:value-type="float">
            <text:p>0.000333</text:p>
          </table:table-cell>
          <table:table-cell office:value-type="float" office:value="0.000328" calcext:value-type="float">
            <text:p>0.000328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.000346" calcext:value-type="float">
            <text:p>0.000346</text:p>
          </table:table-cell>
          <table:table-cell office:value-type="float" office:value="0.000343" calcext:value-type="float">
            <text:p>0.000343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.000656" calcext:value-type="float">
            <text:p>0.000656</text:p>
          </table:table-cell>
          <table:table-cell table:style-name="ce2" table:number-columns-repeated="2"/>
        </table:table-row>
        <table:table-row table:style-name="ro3">
          <table:table-cell/>
          <table:table-cell table:style-name="ce2"/>
          <table:table-cell/>
          <table:table-cell table:style-name="Default" table:number-columns-repeated="2"/>
          <table:table-cell table:style-name="ce2"/>
          <table:table-cell/>
          <table:table-cell table:style-name="ce2" table:number-columns-repeated="8"/>
          <table:table-cell table:number-columns-repeated="2"/>
          <table:table-cell table:style-name="ce2" table:number-columns-repeated="8"/>
        </table:table-row>
        <table:table-row table:style-name="ro3">
          <table:table-cell office:value-type="string" calcext:value-type="string">
            <text:p>Average</text:p>
          </table:table-cell>
          <table:table-cell table:style-name="ce5" table:formula="of:=AVERAGE([.B3:.B12])" office:value-type="float" office:value="0.0018317" calcext:value-type="float">
            <text:p>0.0018317</text:p>
          </table:table-cell>
          <table:table-cell table:number-columns-repeated="2"/>
          <table:table-cell table:style-name="ce2" table:formula="of:=AVERAGE([.E3:.E12])" office:value-type="float" office:value="0.0011186" calcext:value-type="float">
            <text:p>0.0011186</text:p>
          </table:table-cell>
          <table:table-cell table:style-name="ce2" table:formula="of:=AVERAGE([.F3:.F12])" office:value-type="float" office:value="0.0010095" calcext:value-type="float">
            <text:p>0.0010095</text:p>
          </table:table-cell>
          <table:table-cell table:style-name="ce5" table:formula="of:=AVERAGE([.E14:.F14])" office:value-type="float" office:value="0.00106405" calcext:value-type="float">
            <text:p>0.00106405</text:p>
          </table:table-cell>
          <table:table-cell table:style-name="ce2"/>
          <table:table-cell table:style-name="ce2" table:formula="of:=AVERAGE([.I3:.I12])" office:value-type="float" office:value="0.0005807" calcext:value-type="float">
            <text:p>0.0005807</text:p>
          </table:table-cell>
          <table:table-cell table:style-name="ce2" table:formula="of:=AVERAGE([.J3:.J12])" office:value-type="float" office:value="0.0005881" calcext:value-type="float">
            <text:p>0.0005881</text:p>
          </table:table-cell>
          <table:table-cell table:style-name="ce2" table:formula="of:=AVERAGE([.K3:.K12])" office:value-type="float" office:value="0.0006068" calcext:value-type="float">
            <text:p>0.0006068</text:p>
          </table:table-cell>
          <table:table-cell table:style-name="ce2" table:formula="of:=AVERAGE([.L3:.L12])" office:value-type="float" office:value="0.0005748" calcext:value-type="float">
            <text:p>0.0005748</text:p>
          </table:table-cell>
          <table:table-cell table:style-name="ce5" table:formula="of:=AVERAGE([.I14:.L14])" office:value-type="float" office:value="0.0005876" calcext:value-type="float">
            <text:p>0.0005876</text:p>
          </table:table-cell>
          <table:table-cell table:style-name="ce2" table:number-columns-repeated="2"/>
          <table:table-cell table:formula="of:=AVERAGE([.P3:.P12])" office:value-type="float" office:value="0.0004156" calcext:value-type="float">
            <text:p>0.0004156</text:p>
          </table:table-cell>
          <table:table-cell table:formula="of:=AVERAGE([.Q3:.Q12])" office:value-type="float" office:value="0.0003388" calcext:value-type="float">
            <text:p>0.0003388</text:p>
          </table:table-cell>
          <table:table-cell table:style-name="ce2" table:formula="of:=AVERAGE([.R3:.R12])" office:value-type="float" office:value="0.0003141" calcext:value-type="float">
            <text:p>0.0003141</text:p>
          </table:table-cell>
          <table:table-cell table:style-name="ce2" table:formula="of:=AVERAGE([.S3:.S12])" office:value-type="float" office:value="0.0003055" calcext:value-type="float">
            <text:p>0.0003055</text:p>
          </table:table-cell>
          <table:table-cell table:style-name="ce2" table:formula="of:=AVERAGE([.T3:.T12])" office:value-type="float" office:value="0.0003551" calcext:value-type="float">
            <text:p>0.0003551</text:p>
          </table:table-cell>
          <table:table-cell table:style-name="ce2" table:formula="of:=AVERAGE([.U3:.U12])" office:value-type="float" office:value="0.0003227" calcext:value-type="float">
            <text:p>0.0003227</text:p>
          </table:table-cell>
          <table:table-cell table:style-name="ce2" table:formula="of:=AVERAGE([.V3:.V12])" office:value-type="float" office:value="0.0003662" calcext:value-type="float">
            <text:p>0.0003662</text:p>
          </table:table-cell>
          <table:table-cell table:style-name="ce2" table:formula="of:=AVERAGE([.W3:.W12])" office:value-type="float" office:value="0.0003295" calcext:value-type="float">
            <text:p>0.0003295</text:p>
          </table:table-cell>
          <table:table-cell table:style-name="ce5" table:formula="of:=AVERAGE([.P14:.W14])" office:value-type="float" office:value="0.0003434375" calcext:value-type="float">
            <text:p>0.0003434375</text:p>
          </table:table-cell>
          <table:table-cell table:style-name="ce2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number-columns-repeated="2"/>
          <table:table-cell table:number-columns-repeated="2" table:style-name="ce2" office:value-type="string" calcext:value-type="string">
            <text:p>sec</text:p>
          </table:table-cell>
          <table:table-cell office:value-type="string" calcext:value-type="string">
            <text:p>sec</text:p>
          </table:table-cell>
          <table:table-cell table:style-name="ce2"/>
          <table:table-cell table:number-columns-repeated="5" table:style-name="ce2" office:value-type="string" calcext:value-type="string">
            <text:p>sec</text:p>
          </table:table-cell>
          <table:table-cell table:style-name="ce2" table:number-columns-repeated="2"/>
          <table:table-cell table:number-columns-repeated="2" office:value-type="string" calcext:value-type="string">
            <text:p>sec</text:p>
          </table:table-cell>
          <table:table-cell table:number-columns-repeated="7" table:style-name="ce2" office:value-type="string" calcext:value-type="string">
            <text:p>sec</text:p>
          </table:table-cell>
          <table:table-cell table:style-name="ce2"/>
        </table:table-row>
        <table:table-row table:style-name="ro3" table:number-rows-repeated="3">
          <table:table-cell/>
          <table:table-cell table:style-name="ce2"/>
          <table:table-cell table:number-columns-repeated="2"/>
          <table:table-cell table:style-name="ce2" table:number-columns-repeated="2"/>
          <table:table-cell/>
          <table:table-cell table:style-name="ce2" table:number-columns-repeated="8"/>
          <table:table-cell table:number-columns-repeated="2"/>
          <table:table-cell table:style-name="ce2" table:number-columns-repeated="8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Default" table:number-columns-repeated="9"/>
          <table:table-cell table:number-columns-repeated="2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ce5" table:formula="of:=AVERAGE([.B9:.B18])" office:value-type="float" office:value="0.00162134" calcext:value-type="float">
            <text:p>0.00162134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9"/>
          <table:table-cell table:number-columns-repeated="2"/>
        </table:table-row>
        <table:table-row table:style-name="ro3">
          <table:table-cell table:style-name="Default" office:value-type="float" office:value="2" calcext:value-type="float">
            <text:p>2</text:p>
          </table:table-cell>
          <table:table-cell table:style-name="ce5" table:formula="of:=AVERAGE([.E14];[.F14])" office:value-type="float" office:value="0.00106405" calcext:value-type="float">
            <text:p>0.00106405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9"/>
          <table:table-cell table:number-columns-repeated="2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ce5" table:formula="of:=AVERAGE([.I14:.L14])" office:value-type="float" office:value="0.0005876" calcext:value-type="float">
            <text:p>0.0005876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9"/>
          <table:table-cell table:number-columns-repeated="2"/>
        </table:table-row>
        <table:table-row table:style-name="ro3">
          <table:table-cell table:style-name="Default" office:value-type="float" office:value="8" calcext:value-type="float">
            <text:p>8</text:p>
          </table:table-cell>
          <table:table-cell table:style-name="ce5" table:formula="of:=AVERAGE([.P14:.W14])" office:value-type="float" office:value="0.0003434375" calcext:value-type="float">
            <text:p>0.0003434375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9"/>
          <table:table-cell table:number-columns-repeated="2"/>
        </table:table-row>
      </table:table>
      <table:table table:name="128" table:style-name="ta1">
        <table:shapes>
          <draw:frame draw:z-index="0" draw:style-name="gr1" draw:text-style-name="P1" svg:width="6.2988in" svg:height="3.5429in" svg:x="2.2791in" svg:y="3.9819in"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ce2"/>
        <table:table-column table:style-name="co2" table:default-cell-style-name="ce4"/>
        <table:table-column table:style-name="co2" table:number-columns-repeated="2" table:default-cell-style-name="ce2"/>
        <table:table-column table:style-name="co2" table:number-columns-repeated="2" table:default-cell-style-name="ce4"/>
        <table:table-column table:style-name="co2" table:default-cell-style-name="ce2"/>
        <table:table-column table:style-name="co2" table:default-cell-style-name="ce3"/>
        <table:table-column table:style-name="co2" table:number-columns-repeated="4" table:default-cell-style-name="ce4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8" table:default-cell-style-name="ce4"/>
        <table:table-column table:style-name="co2" table:number-columns-repeated="2" table:default-cell-style-name="Default"/>
        <table:table-row table:style-name="ro3">
          <table:table-cell table:style-name="ce1" office:value-type="string" calcext:value-type="string">
            <text:p>128*128</text:p>
          </table:table-cell>
          <table:table-cell table:style-name="ce2" office:value-type="string" calcext:value-type="string">
            <text:p>1 thread</text:p>
          </table:table-cell>
          <table:table-cell table:number-columns-repeated="2"/>
          <table:table-cell table:style-name="ce2" office:value-type="string" calcext:value-type="string">
            <text:p>2 threads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4 threads</text:p>
          </table:table-cell>
          <table:table-cell table:style-name="ce2" table:number-columns-repeated="4"/>
          <table:table-cell/>
          <table:table-cell table:style-name="ce2"/>
          <table:table-cell table:style-name="ce2" office:value-type="string" calcext:value-type="string">
            <text:p>8 threads</text:p>
          </table:table-cell>
          <table:table-cell table:style-name="ce2" table:number-columns-repeated="9"/>
        </table:table-row>
        <table:table-row table:style-name="ro3">
          <table:table-cell/>
          <table:table-cell table:style-name="ce3" office:value-type="string" calcext:value-type="string">
            <text:p>t1</text:p>
          </table:table-cell>
          <table:table-cell table:number-columns-repeated="2"/>
          <table:table-cell table:style-name="ce3" office:value-type="string" calcext:value-type="string">
            <text:p>t1</text:p>
          </table:table-cell>
          <table:table-cell table:style-name="ce3" office:value-type="string" calcext:value-type="string">
            <text:p>t2</text:p>
          </table:table-cell>
          <table:table-cell/>
          <table:table-cell table:style-name="ce2"/>
          <table:table-cell table:style-name="ce3" table:number-columns-repeated="4"/>
          <table:table-cell table:style-name="ce2"/>
          <table:table-cell/>
          <table:table-cell table:style-name="ce2"/>
          <table:table-cell table:style-name="ce3" table:number-columns-repeated="8"/>
          <table:table-cell table:style-name="ce2"/>
          <table:table-cell/>
        </table:table-row>
        <table:table-row table:style-name="ro3">
          <table:table-cell/>
          <table:table-cell office:value-type="float" office:value="0.013191" calcext:value-type="float">
            <text:p>0.013191</text:p>
          </table:table-cell>
          <table:table-cell table:number-columns-repeated="2"/>
          <table:table-cell office:value-type="float" office:value="0.00683" calcext:value-type="float">
            <text:p>0.00683</text:p>
          </table:table-cell>
          <table:table-cell office:value-type="float" office:value="0.006044" calcext:value-type="float">
            <text:p>0.006044</text:p>
          </table:table-cell>
          <table:table-cell/>
          <table:table-cell office:value-type="string" calcext:value-type="string">
            <text:p>t1</text:p>
          </table:table-cell>
          <table:table-cell office:value-type="float" office:value="0.003836" calcext:value-type="float">
            <text:p>0.003836</text:p>
          </table:table-cell>
          <table:table-cell office:value-type="float" office:value="0.003296" calcext:value-type="float">
            <text:p>0.003296</text:p>
          </table:table-cell>
          <table:table-cell office:value-type="float" office:value="0.00305" calcext:value-type="float">
            <text:p>0.00305</text:p>
          </table:table-cell>
          <table:table-cell office:value-type="float" office:value="0.002881" calcext:value-type="float">
            <text:p>0.002881</text:p>
          </table:table-cell>
          <table:table-cell table:number-columns-repeated="2"/>
          <table:table-cell office:value-type="string" calcext:value-type="string">
            <text:p>t1</text:p>
          </table:table-cell>
          <table:table-cell office:value-type="float" office:value="0.002548" calcext:value-type="float">
            <text:p>0.002548</text:p>
          </table:table-cell>
          <table:table-cell office:value-type="float" office:value="0.002572" calcext:value-type="float">
            <text:p>0.002572</text:p>
          </table:table-cell>
          <table:table-cell office:value-type="float" office:value="0.002426" calcext:value-type="float">
            <text:p>0.002426</text:p>
          </table:table-cell>
          <table:table-cell table:number-columns-repeated="2" office:value-type="float" office:value="0.002399" calcext:value-type="float">
            <text:p>0.002399</text:p>
          </table:table-cell>
          <table:table-cell office:value-type="float" office:value="0.002771" calcext:value-type="float">
            <text:p>0.002771</text:p>
          </table:table-cell>
          <table:table-cell office:value-type="float" office:value="0.002607" calcext:value-type="float">
            <text:p>0.002607</text:p>
          </table:table-cell>
          <table:table-cell office:value-type="float" office:value="0.002418" calcext:value-type="float">
            <text:p>0.002418</text:p>
          </table:table-cell>
          <table:table-cell table:number-columns-repeated="2"/>
        </table:table-row>
        <table:table-row table:style-name="ro3">
          <table:table-cell/>
          <table:table-cell office:value-type="float" office:value="0.021208" calcext:value-type="float">
            <text:p>0.021208</text:p>
          </table:table-cell>
          <table:table-cell table:number-columns-repeated="2"/>
          <table:table-cell office:value-type="float" office:value="0.00783" calcext:value-type="float">
            <text:p>0.00783</text:p>
          </table:table-cell>
          <table:table-cell office:value-type="float" office:value="0.00682" calcext:value-type="float">
            <text:p>0.00682</text:p>
          </table:table-cell>
          <table:table-cell/>
          <table:table-cell office:value-type="string" calcext:value-type="string">
            <text:p>t2</text:p>
          </table:table-cell>
          <table:table-cell office:value-type="float" office:value="0.004297" calcext:value-type="float">
            <text:p>0.004297</text:p>
          </table:table-cell>
          <table:table-cell office:value-type="float" office:value="0.004096" calcext:value-type="float">
            <text:p>0.004096</text:p>
          </table:table-cell>
          <table:table-cell office:value-type="float" office:value="0.003504" calcext:value-type="float">
            <text:p>0.003504</text:p>
          </table:table-cell>
          <table:table-cell office:value-type="float" office:value="0.002881" calcext:value-type="float">
            <text:p>0.002881</text:p>
          </table:table-cell>
          <table:table-cell table:number-columns-repeated="2"/>
          <table:table-cell office:value-type="string" calcext:value-type="string">
            <text:p>t2</text:p>
          </table:table-cell>
          <table:table-cell office:value-type="float" office:value="0.002889" calcext:value-type="float">
            <text:p>0.002889</text:p>
          </table:table-cell>
          <table:table-cell office:value-type="float" office:value="0.002855" calcext:value-type="float">
            <text:p>0.002855</text:p>
          </table:table-cell>
          <table:table-cell office:value-type="float" office:value="0.002637" calcext:value-type="float">
            <text:p>0.002637</text:p>
          </table:table-cell>
          <table:table-cell office:value-type="float" office:value="0.002644" calcext:value-type="float">
            <text:p>0.002644</text:p>
          </table:table-cell>
          <table:table-cell office:value-type="float" office:value="0.002743" calcext:value-type="float">
            <text:p>0.002743</text:p>
          </table:table-cell>
          <table:table-cell office:value-type="float" office:value="0.002813" calcext:value-type="float">
            <text:p>0.002813</text:p>
          </table:table-cell>
          <table:table-cell office:value-type="float" office:value="0.003023" calcext:value-type="float">
            <text:p>0.003023</text:p>
          </table:table-cell>
          <table:table-cell office:value-type="float" office:value="0.002843" calcext:value-type="float">
            <text:p>0.002843</text:p>
          </table:table-cell>
          <table:table-cell table:number-columns-repeated="2"/>
        </table:table-row>
        <table:table-row table:style-name="ro3">
          <table:table-cell/>
          <table:table-cell office:value-type="float" office:value="0.011405" calcext:value-type="float">
            <text:p>0.011405</text:p>
          </table:table-cell>
          <table:table-cell table:number-columns-repeated="2"/>
          <table:table-cell office:value-type="float" office:value="0.006071" calcext:value-type="float">
            <text:p>0.006071</text:p>
          </table:table-cell>
          <table:table-cell office:value-type="float" office:value="0.005835" calcext:value-type="float">
            <text:p>0.005835</text:p>
          </table:table-cell>
          <table:table-cell/>
          <table:table-cell office:value-type="string" calcext:value-type="string">
            <text:p>t3</text:p>
          </table:table-cell>
          <table:table-cell office:value-type="float" office:value="0.004332" calcext:value-type="float">
            <text:p>0.004332</text:p>
          </table:table-cell>
          <table:table-cell office:value-type="float" office:value="0.005593" calcext:value-type="float">
            <text:p>0.005593</text:p>
          </table:table-cell>
          <table:table-cell office:value-type="float" office:value="0.003554" calcext:value-type="float">
            <text:p>0.003554</text:p>
          </table:table-cell>
          <table:table-cell office:value-type="float" office:value="0.005779" calcext:value-type="float">
            <text:p>0.005779</text:p>
          </table:table-cell>
          <table:table-cell table:number-columns-repeated="2"/>
          <table:table-cell office:value-type="string" calcext:value-type="string">
            <text:p>t3</text:p>
          </table:table-cell>
          <table:table-cell office:value-type="float" office:value="0.002958" calcext:value-type="float">
            <text:p>0.002958</text:p>
          </table:table-cell>
          <table:table-cell office:value-type="float" office:value="0.002922" calcext:value-type="float">
            <text:p>0.002922</text:p>
          </table:table-cell>
          <table:table-cell office:value-type="float" office:value="0.002757" calcext:value-type="float">
            <text:p>0.002757</text:p>
          </table:table-cell>
          <table:table-cell office:value-type="float" office:value="0.002837" calcext:value-type="float">
            <text:p>0.002837</text:p>
          </table:table-cell>
          <table:table-cell office:value-type="float" office:value="0.002814" calcext:value-type="float">
            <text:p>0.002814</text:p>
          </table:table-cell>
          <table:table-cell office:value-type="float" office:value="0.002843" calcext:value-type="float">
            <text:p>0.002843</text:p>
          </table:table-cell>
          <table:table-cell office:value-type="float" office:value="0.003042" calcext:value-type="float">
            <text:p>0.003042</text:p>
          </table:table-cell>
          <table:table-cell office:value-type="float" office:value="0.002873" calcext:value-type="float">
            <text:p>0.002873</text:p>
          </table:table-cell>
          <table:table-cell table:number-columns-repeated="2"/>
        </table:table-row>
        <table:table-row table:style-name="ro3">
          <table:table-cell/>
          <table:table-cell office:value-type="float" office:value="0.019122" calcext:value-type="float">
            <text:p>0.019122</text:p>
          </table:table-cell>
          <table:table-cell table:number-columns-repeated="2"/>
          <table:table-cell office:value-type="float" office:value="0.006962" calcext:value-type="float">
            <text:p>0.006962</text:p>
          </table:table-cell>
          <table:table-cell office:value-type="float" office:value="0.008264" calcext:value-type="float">
            <text:p>0.008264</text:p>
          </table:table-cell>
          <table:table-cell/>
          <table:table-cell office:value-type="string" calcext:value-type="string">
            <text:p>t4</text:p>
          </table:table-cell>
          <table:table-cell office:value-type="float" office:value="0.006276" calcext:value-type="float">
            <text:p>0.006276</text:p>
          </table:table-cell>
          <table:table-cell office:value-type="float" office:value="0.004621" calcext:value-type="float">
            <text:p>0.004621</text:p>
          </table:table-cell>
          <table:table-cell office:value-type="float" office:value="0.004698" calcext:value-type="float">
            <text:p>0.004698</text:p>
          </table:table-cell>
          <table:table-cell office:value-type="float" office:value="0.006415" calcext:value-type="float">
            <text:p>0.006415</text:p>
          </table:table-cell>
          <table:table-cell table:number-columns-repeated="2"/>
          <table:table-cell office:value-type="string" calcext:value-type="string">
            <text:p>t4</text:p>
          </table:table-cell>
          <table:table-cell office:value-type="float" office:value="0.002975" calcext:value-type="float">
            <text:p>0.002975</text:p>
          </table:table-cell>
          <table:table-cell office:value-type="float" office:value="0.003607" calcext:value-type="float">
            <text:p>0.003607</text:p>
          </table:table-cell>
          <table:table-cell office:value-type="float" office:value="0.003424" calcext:value-type="float">
            <text:p>0.003424</text:p>
          </table:table-cell>
          <table:table-cell office:value-type="float" office:value="0.003038" calcext:value-type="float">
            <text:p>0.003038</text:p>
          </table:table-cell>
          <table:table-cell office:value-type="float" office:value="0.003029" calcext:value-type="float">
            <text:p>0.003029</text:p>
          </table:table-cell>
          <table:table-cell office:value-type="float" office:value="0.002947" calcext:value-type="float">
            <text:p>0.002947</text:p>
          </table:table-cell>
          <table:table-cell office:value-type="float" office:value="0.003219" calcext:value-type="float">
            <text:p>0.003219</text:p>
          </table:table-cell>
          <table:table-cell office:value-type="float" office:value="0.002914" calcext:value-type="float">
            <text:p>0.002914</text:p>
          </table:table-cell>
          <table:table-cell table:number-columns-repeated="2"/>
        </table:table-row>
        <table:table-row table:style-name="ro3">
          <table:table-cell/>
          <table:table-cell office:value-type="float" office:value="0.01457" calcext:value-type="float">
            <text:p>0.01457</text:p>
          </table:table-cell>
          <table:table-cell table:number-columns-repeated="2"/>
          <table:table-cell office:value-type="float" office:value="0.009751" calcext:value-type="float">
            <text:p>0.009751</text:p>
          </table:table-cell>
          <table:table-cell office:value-type="float" office:value="0.005765" calcext:value-type="float">
            <text:p>0.005765</text:p>
          </table:table-cell>
          <table:table-cell/>
          <table:table-cell office:value-type="string" calcext:value-type="string">
            <text:p>t1</text:p>
          </table:table-cell>
          <table:table-cell office:value-type="float" office:value="0.004427" calcext:value-type="float">
            <text:p>0.004427</text:p>
          </table:table-cell>
          <table:table-cell office:value-type="float" office:value="0.003337" calcext:value-type="float">
            <text:p>0.003337</text:p>
          </table:table-cell>
          <table:table-cell office:value-type="float" office:value="0.003879" calcext:value-type="float">
            <text:p>0.003879</text:p>
          </table:table-cell>
          <table:table-cell office:value-type="float" office:value="0.002849" calcext:value-type="float">
            <text:p>0.002849</text:p>
          </table:table-cell>
          <table:table-cell table:number-columns-repeated="2"/>
          <table:table-cell office:value-type="string" calcext:value-type="string">
            <text:p>t5</text:p>
          </table:table-cell>
          <table:table-cell office:value-type="float" office:value="0.003035" calcext:value-type="float">
            <text:p>0.003035</text:p>
          </table:table-cell>
          <table:table-cell office:value-type="float" office:value="0.002345" calcext:value-type="float">
            <text:p>0.002345</text:p>
          </table:table-cell>
          <table:table-cell office:value-type="float" office:value="0.002407" calcext:value-type="float">
            <text:p>0.002407</text:p>
          </table:table-cell>
          <table:table-cell office:value-type="float" office:value="0.003244" calcext:value-type="float">
            <text:p>0.003244</text:p>
          </table:table-cell>
          <table:table-cell office:value-type="float" office:value="0.003029" calcext:value-type="float">
            <text:p>0.003029</text:p>
          </table:table-cell>
          <table:table-cell office:value-type="float" office:value="0.003078" calcext:value-type="float">
            <text:p>0.003078</text:p>
          </table:table-cell>
          <table:table-cell office:value-type="float" office:value="0.003223" calcext:value-type="float">
            <text:p>0.003223</text:p>
          </table:table-cell>
          <table:table-cell office:value-type="float" office:value="0.003011" calcext:value-type="float">
            <text:p>0.003011</text:p>
          </table:table-cell>
          <table:table-cell table:number-columns-repeated="2"/>
        </table:table-row>
        <table:table-row table:style-name="ro3">
          <table:table-cell/>
          <table:table-cell office:value-type="float" office:value="0.015779" calcext:value-type="float">
            <text:p>0.015779</text:p>
          </table:table-cell>
          <table:table-cell table:number-columns-repeated="2"/>
          <table:table-cell office:value-type="float" office:value="0.009998" calcext:value-type="float">
            <text:p>0.009998</text:p>
          </table:table-cell>
          <table:table-cell office:value-type="float" office:value="0.007763" calcext:value-type="float">
            <text:p>0.007763</text:p>
          </table:table-cell>
          <table:table-cell/>
          <table:table-cell office:value-type="string" calcext:value-type="string">
            <text:p>t2</text:p>
          </table:table-cell>
          <table:table-cell office:value-type="float" office:value="0.005301" calcext:value-type="float">
            <text:p>0.005301</text:p>
          </table:table-cell>
          <table:table-cell office:value-type="float" office:value="0.004676" calcext:value-type="float">
            <text:p>0.004676</text:p>
          </table:table-cell>
          <table:table-cell office:value-type="float" office:value="0.004277" calcext:value-type="float">
            <text:p>0.004277</text:p>
          </table:table-cell>
          <table:table-cell office:value-type="float" office:value="0.004895" calcext:value-type="float">
            <text:p>0.004895</text:p>
          </table:table-cell>
          <table:table-cell table:number-columns-repeated="2"/>
          <table:table-cell office:value-type="string" calcext:value-type="string">
            <text:p>t6</text:p>
          </table:table-cell>
          <table:table-cell office:value-type="float" office:value="0.002407" calcext:value-type="float">
            <text:p>0.002407</text:p>
          </table:table-cell>
          <table:table-cell office:value-type="float" office:value="0.002664" calcext:value-type="float">
            <text:p>0.002664</text:p>
          </table:table-cell>
          <table:table-cell office:value-type="float" office:value="0.00379" calcext:value-type="float">
            <text:p>0.00379</text:p>
          </table:table-cell>
          <table:table-cell office:value-type="float" office:value="0.003756" calcext:value-type="float">
            <text:p>0.003756</text:p>
          </table:table-cell>
          <table:table-cell office:value-type="float" office:value="0.003181" calcext:value-type="float">
            <text:p>0.003181</text:p>
          </table:table-cell>
          <table:table-cell office:value-type="float" office:value="0.003231" calcext:value-type="float">
            <text:p>0.003231</text:p>
          </table:table-cell>
          <table:table-cell office:value-type="float" office:value="0.002635" calcext:value-type="float">
            <text:p>0.002635</text:p>
          </table:table-cell>
          <table:table-cell office:value-type="float" office:value="0.00319" calcext:value-type="float">
            <text:p>0.00319</text:p>
          </table:table-cell>
          <table:table-cell table:number-columns-repeated="2"/>
        </table:table-row>
        <table:table-row table:style-name="ro3">
          <table:table-cell/>
          <table:table-cell office:value-type="float" office:value="0.012565" calcext:value-type="float">
            <text:p>0.012565</text:p>
          </table:table-cell>
          <table:table-cell table:number-columns-repeated="2"/>
          <table:table-cell office:value-type="float" office:value="0.007076" calcext:value-type="float">
            <text:p>0.007076</text:p>
          </table:table-cell>
          <table:table-cell office:value-type="float" office:value="0.005769" calcext:value-type="float">
            <text:p>0.005769</text:p>
          </table:table-cell>
          <table:table-cell/>
          <table:table-cell office:value-type="string" calcext:value-type="string">
            <text:p>t3</text:p>
          </table:table-cell>
          <table:table-cell office:value-type="float" office:value="0.005845" calcext:value-type="float">
            <text:p>0.005845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0.004526" calcext:value-type="float">
            <text:p>0.004526</text:p>
          </table:table-cell>
          <table:table-cell office:value-type="float" office:value="0.005684" calcext:value-type="float">
            <text:p>0.005684</text:p>
          </table:table-cell>
          <table:table-cell table:number-columns-repeated="2"/>
          <table:table-cell office:value-type="string" calcext:value-type="string">
            <text:p>t7</text:p>
          </table:table-cell>
          <table:table-cell office:value-type="float" office:value="0.002442" calcext:value-type="float">
            <text:p>0.002442</text:p>
          </table:table-cell>
          <table:table-cell office:value-type="float" office:value="0.002519" calcext:value-type="float">
            <text:p>0.002519</text:p>
          </table:table-cell>
          <table:table-cell office:value-type="float" office:value="0.005364" calcext:value-type="float">
            <text:p>0.005364</text:p>
          </table:table-cell>
          <table:table-cell office:value-type="float" office:value="0.001808" calcext:value-type="float">
            <text:p>0.001808</text:p>
          </table:table-cell>
          <table:table-cell office:value-type="float" office:value="0.002494" calcext:value-type="float">
            <text:p>0.002494</text:p>
          </table:table-cell>
          <table:table-cell office:value-type="float" office:value="0.004161" calcext:value-type="float">
            <text:p>0.004161</text:p>
          </table:table-cell>
          <table:table-cell office:value-type="float" office:value="0.005148" calcext:value-type="float">
            <text:p>0.005148</text:p>
          </table:table-cell>
          <table:table-cell office:value-type="float" office:value="0.002047" calcext:value-type="float">
            <text:p>0.002047</text:p>
          </table:table-cell>
          <table:table-cell table:number-columns-repeated="2"/>
        </table:table-row>
        <table:table-row table:style-name="ro3">
          <table:table-cell/>
          <table:table-cell office:value-type="float" office:value="0.011727" calcext:value-type="float">
            <text:p>0.011727</text:p>
          </table:table-cell>
          <table:table-cell table:number-columns-repeated="2"/>
          <table:table-cell office:value-type="float" office:value="0.009702" calcext:value-type="float">
            <text:p>0.009702</text:p>
          </table:table-cell>
          <table:table-cell office:value-type="float" office:value="0.006679" calcext:value-type="float">
            <text:p>0.006679</text:p>
          </table:table-cell>
          <table:table-cell/>
          <table:table-cell office:value-type="string" calcext:value-type="string">
            <text:p>t4</text:p>
          </table:table-cell>
          <table:table-cell office:value-type="float" office:value="0.00687" calcext:value-type="float">
            <text:p>0.00687</text:p>
          </table:table-cell>
          <table:table-cell office:value-type="float" office:value="0.006307" calcext:value-type="float">
            <text:p>0.006307</text:p>
          </table:table-cell>
          <table:table-cell office:value-type="float" office:value="0.005743" calcext:value-type="float">
            <text:p>0.005743</text:p>
          </table:table-cell>
          <table:table-cell office:value-type="float" office:value="0.005878" calcext:value-type="float">
            <text:p>0.005878</text:p>
          </table:table-cell>
          <table:table-cell table:number-columns-repeated="2"/>
          <table:table-cell office:value-type="string" calcext:value-type="string">
            <text:p>t8</text:p>
          </table:table-cell>
          <table:table-cell office:value-type="float" office:value="0.002485" calcext:value-type="float">
            <text:p>0.002485</text:p>
          </table:table-cell>
          <table:table-cell office:value-type="float" office:value="0.004863" calcext:value-type="float">
            <text:p>0.004863</text:p>
          </table:table-cell>
          <table:table-cell office:value-type="float" office:value="0.003969" calcext:value-type="float">
            <text:p>0.003969</text:p>
          </table:table-cell>
          <table:table-cell office:value-type="float" office:value="0.002304" calcext:value-type="float">
            <text:p>0.002304</text:p>
          </table:table-cell>
          <table:table-cell office:value-type="float" office:value="0.006461" calcext:value-type="float">
            <text:p>0.006461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6209" calcext:value-type="float">
            <text:p>0.006209</text:p>
          </table:table-cell>
          <table:table-cell office:value-type="float" office:value="0.002268" calcext:value-type="float">
            <text:p>0.002268</text:p>
          </table:table-cell>
          <table:table-cell table:number-columns-repeated="2"/>
        </table:table-row>
        <table:table-row table:style-name="ro3">
          <table:table-cell/>
          <table:table-cell office:value-type="float" office:value="0.015202" calcext:value-type="float">
            <text:p>0.015202</text:p>
          </table:table-cell>
          <table:table-cell table:number-columns-repeated="2"/>
          <table:table-cell office:value-type="float" office:value="0.005725" calcext:value-type="float">
            <text:p>0.005725</text:p>
          </table:table-cell>
          <table:table-cell office:value-type="float" office:value="0.011649" calcext:value-type="float">
            <text:p>0.011649</text:p>
          </table:table-cell>
          <table:table-cell/>
          <table:table-cell office:value-type="string" calcext:value-type="string">
            <text:p>t1 t3</text:p>
          </table:table-cell>
          <table:table-cell office:value-type="float" office:value="0.002919" calcext:value-type="float">
            <text:p>0.002919</text:p>
          </table:table-cell>
          <table:table-cell office:value-type="float" office:value="0.005056" calcext:value-type="float">
            <text:p>0.005056</text:p>
          </table:table-cell>
          <table:table-cell office:value-type="float" office:value="0.004172" calcext:value-type="float">
            <text:p>0.004172</text:p>
          </table:table-cell>
          <table:table-cell office:value-type="float" office:value="0.005936" calcext:value-type="float">
            <text:p>0.005936</text:p>
          </table:table-cell>
          <table:table-cell table:style-name="ce2"/>
          <table:table-cell/>
          <table:table-cell office:value-type="string" calcext:value-type="string">
            <text:p>t1 t3 t5 t7</text:p>
          </table:table-cell>
          <table:table-cell office:value-type="float" office:value="0.002482" calcext:value-type="float">
            <text:p>0.002482</text:p>
          </table:table-cell>
          <table:table-cell office:value-type="float" office:value="0.002902" calcext:value-type="float">
            <text:p>0.002902</text:p>
          </table:table-cell>
          <table:table-cell office:value-type="float" office:value="0.002945" calcext:value-type="float">
            <text:p>0.002945</text:p>
          </table:table-cell>
          <table:table-cell office:value-type="float" office:value="0.003337" calcext:value-type="float">
            <text:p>0.003337</text:p>
          </table:table-cell>
          <table:table-cell office:value-type="float" office:value="0.002568" calcext:value-type="float">
            <text:p>0.002568</text:p>
          </table:table-cell>
          <table:table-cell office:value-type="float" office:value="0.00336" calcext:value-type="float">
            <text:p>0.00336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.003755" calcext:value-type="float">
            <text:p>0.003755</text:p>
          </table:table-cell>
          <table:table-cell table:style-name="ce2"/>
          <table:table-cell/>
        </table:table-row>
        <table:table-row table:style-name="ro3">
          <table:table-cell/>
          <table:table-cell office:value-type="float" office:value="0.02254" calcext:value-type="float">
            <text:p>0.02254</text:p>
          </table:table-cell>
          <table:table-cell table:number-columns-repeated="2"/>
          <table:table-cell office:value-type="float" office:value="0.010297" calcext:value-type="float">
            <text:p>0.010297</text:p>
          </table:table-cell>
          <table:table-cell office:value-type="float" office:value="0.011689" calcext:value-type="float">
            <text:p>0.011689</text:p>
          </table:table-cell>
          <table:table-cell/>
          <table:table-cell office:value-type="string" calcext:value-type="string">
            <text:p>t2 t4</text:p>
          </table:table-cell>
          <table:table-cell office:value-type="float" office:value="0.003561" calcext:value-type="float">
            <text:p>0.003561</text:p>
          </table:table-cell>
          <table:table-cell office:value-type="float" office:value="0.005064" calcext:value-type="float">
            <text:p>0.005064</text:p>
          </table:table-cell>
          <table:table-cell office:value-type="float" office:value="0.004616" calcext:value-type="float">
            <text:p>0.004616</text:p>
          </table:table-cell>
          <table:table-cell office:value-type="float" office:value="0.005947" calcext:value-type="float">
            <text:p>0.005947</text:p>
          </table:table-cell>
          <table:table-cell table:style-name="ce2"/>
          <table:table-cell/>
          <table:table-cell office:value-type="string" calcext:value-type="string">
            <text:p>t2 t4 t6 t8</text:p>
          </table:table-cell>
          <table:table-cell office:value-type="float" office:value="0.002883" calcext:value-type="float">
            <text:p>0.002883</text:p>
          </table:table-cell>
          <table:table-cell office:value-type="float" office:value="0.002914" calcext:value-type="float">
            <text:p>0.002914</text:p>
          </table:table-cell>
          <table:table-cell office:value-type="float" office:value="0.003153" calcext:value-type="float">
            <text:p>0.003153</text:p>
          </table:table-cell>
          <table:table-cell office:value-type="float" office:value="0.002269" calcext:value-type="float">
            <text:p>0.002269</text:p>
          </table:table-cell>
          <table:table-cell office:value-type="float" office:value="0.002731" calcext:value-type="float">
            <text:p>0.002731</text:p>
          </table:table-cell>
          <table:table-cell office:value-type="float" office:value="0.004006" calcext:value-type="float">
            <text:p>0.004006</text:p>
          </table:table-cell>
          <table:table-cell office:value-type="float" office:value="0.003343" calcext:value-type="float">
            <text:p>0.003343</text:p>
          </table:table-cell>
          <table:table-cell office:value-type="float" office:value="0.004053" calcext:value-type="float">
            <text:p>0.004053</text:p>
          </table:table-cell>
          <table:table-cell table:style-name="ce2" table:number-columns-repeated="2"/>
        </table:table-row>
        <table:table-row table:style-name="ro3">
          <table:table-cell/>
          <table:table-cell table:style-name="ce2"/>
          <table:table-cell/>
          <table:table-cell table:style-name="Default" table:number-columns-repeated="2"/>
          <table:table-cell table:style-name="ce2"/>
          <table:table-cell/>
          <table:table-cell table:style-name="ce2" table:number-columns-repeated="18"/>
        </table:table-row>
        <table:table-row table:style-name="ro3">
          <table:table-cell office:value-type="string" calcext:value-type="string">
            <text:p>Average</text:p>
          </table:table-cell>
          <table:table-cell table:style-name="ce5" table:formula="of:=AVERAGE([.B3:.B12])" office:value-type="float" office:value="0.0157309" calcext:value-type="float">
            <text:p>0.0157309</text:p>
          </table:table-cell>
          <table:table-cell table:number-columns-repeated="2"/>
          <table:table-cell table:style-name="ce2" table:formula="of:=AVERAGE([.E3:.E12])" office:value-type="float" office:value="0.0080242" calcext:value-type="float">
            <text:p>0.0080242</text:p>
          </table:table-cell>
          <table:table-cell table:style-name="ce2" table:formula="of:=AVERAGE([.F3:.F12])" office:value-type="float" office:value="0.0076277" calcext:value-type="float">
            <text:p>0.0076277</text:p>
          </table:table-cell>
          <table:table-cell table:style-name="ce5" table:formula="of:=AVERAGE([.E14:.F14])" office:value-type="float" office:value="0.00782595" calcext:value-type="float">
            <text:p>0.00782595</text:p>
          </table:table-cell>
          <table:table-cell table:style-name="ce2"/>
          <table:table-cell table:style-name="ce2" table:formula="of:=AVERAGE([.I3:.I12])" office:value-type="float" office:value="0.0047664" calcext:value-type="float">
            <text:p>0.0047664</text:p>
          </table:table-cell>
          <table:table-cell table:style-name="ce2" table:formula="of:=AVERAGE([.J3:.J12])" office:value-type="float" office:value="0.0046996" calcext:value-type="float">
            <text:p>0.0046996</text:p>
          </table:table-cell>
          <table:table-cell table:style-name="ce2" table:formula="of:=AVERAGE([.K3:.K12])" office:value-type="float" office:value="0.0042019" calcext:value-type="float">
            <text:p>0.0042019</text:p>
          </table:table-cell>
          <table:table-cell table:style-name="ce2" table:formula="of:=AVERAGE([.L3:.L12])" office:value-type="float" office:value="0.0049145" calcext:value-type="float">
            <text:p>0.0049145</text:p>
          </table:table-cell>
          <table:table-cell table:style-name="ce5" table:formula="of:=AVERAGE([.I14:.L14])" office:value-type="float" office:value="0.0046456" calcext:value-type="float">
            <text:p>0.0046456</text:p>
          </table:table-cell>
          <table:table-cell table:style-name="ce2" table:number-columns-repeated="2"/>
          <table:table-cell table:style-name="ce2" table:formula="of:=AVERAGE([.P3:.P12])" office:value-type="float" office:value="0.0027104" calcext:value-type="float">
            <text:p>0.0027104</text:p>
          </table:table-cell>
          <table:table-cell table:style-name="ce2" table:formula="of:=AVERAGE([.Q3:.Q12])" office:value-type="float" office:value="0.0030163" calcext:value-type="float">
            <text:p>0.0030163</text:p>
          </table:table-cell>
          <table:table-cell table:style-name="ce2" table:formula="of:=AVERAGE([.R3:.R12])" office:value-type="float" office:value="0.0032872" calcext:value-type="float">
            <text:p>0.0032872</text:p>
          </table:table-cell>
          <table:table-cell table:style-name="ce2" table:formula="of:=AVERAGE([.S3:.S12])" office:value-type="float" office:value="0.0027636" calcext:value-type="float">
            <text:p>0.0027636</text:p>
          </table:table-cell>
          <table:table-cell table:style-name="ce2" table:formula="of:=AVERAGE([.T3:.T12])" office:value-type="float" office:value="0.0031449" calcext:value-type="float">
            <text:p>0.0031449</text:p>
          </table:table-cell>
          <table:table-cell table:style-name="ce2" table:formula="of:=AVERAGE([.U3:.U12])" office:value-type="float" office:value="0.003104" calcext:value-type="float">
            <text:p>0.003104</text:p>
          </table:table-cell>
          <table:table-cell table:style-name="ce2" table:formula="of:=AVERAGE([.V3:.V12])" office:value-type="float" office:value="0.0034964" calcext:value-type="float">
            <text:p>0.0034964</text:p>
          </table:table-cell>
          <table:table-cell table:style-name="ce2" table:formula="of:=AVERAGE([.W3:.W12])" office:value-type="float" office:value="0.0029372" calcext:value-type="float">
            <text:p>0.0029372</text:p>
          </table:table-cell>
          <table:table-cell table:style-name="ce5" table:formula="of:=AVERAGE([.P14:.W14])" office:value-type="float" office:value="0.0030575" calcext:value-type="float">
            <text:p>0.0030575</text:p>
          </table:table-cell>
          <table:table-cell table:style-name="ce2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number-columns-repeated="2"/>
          <table:table-cell table:number-columns-repeated="2" table:style-name="ce2" office:value-type="string" calcext:value-type="string">
            <text:p>sec</text:p>
          </table:table-cell>
          <table:table-cell office:value-type="string" calcext:value-type="string">
            <text:p>sec</text:p>
          </table:table-cell>
          <table:table-cell table:style-name="ce2"/>
          <table:table-cell table:number-columns-repeated="5" table:style-name="ce2" office:value-type="string" calcext:value-type="string">
            <text:p>sec</text:p>
          </table:table-cell>
          <table:table-cell table:style-name="ce2" table:number-columns-repeated="2"/>
          <table:table-cell table:number-columns-repeated="9" table:style-name="ce2" office:value-type="string" calcext:value-type="string">
            <text:p>sec</text:p>
          </table:table-cell>
          <table:table-cell table:style-name="ce2"/>
        </table:table-row>
        <table:table-row table:style-name="ro3" table:number-rows-repeated="3">
          <table:table-cell/>
          <table:table-cell table:style-name="ce2"/>
          <table:table-cell table:number-columns-repeated="2"/>
          <table:table-cell table:style-name="ce2" table:number-columns-repeated="2"/>
          <table:table-cell/>
          <table:table-cell table:style-name="ce2" table:number-columns-repeated="18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Default" table:number-columns-repeated="9"/>
          <table:table-cell table:number-columns-repeated="2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ce5" table:formula="of:=AVERAGE([.B9:.B18])" office:value-type="float" office:value="0.01555298" calcext:value-type="float">
            <text:p>0.01555298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9"/>
          <table:table-cell table:number-columns-repeated="2"/>
        </table:table-row>
        <table:table-row table:style-name="ro3">
          <table:table-cell table:style-name="Default" office:value-type="float" office:value="2" calcext:value-type="float">
            <text:p>2</text:p>
          </table:table-cell>
          <table:table-cell table:style-name="ce5" table:formula="of:=AVERAGE([.E14];[.F14])" office:value-type="float" office:value="0.00782595" calcext:value-type="float">
            <text:p>0.00782595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9"/>
          <table:table-cell table:number-columns-repeated="2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ce5" table:formula="of:=AVERAGE([.I14:.L14])" office:value-type="float" office:value="0.0046456" calcext:value-type="float">
            <text:p>0.0046456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9"/>
          <table:table-cell table:number-columns-repeated="2"/>
        </table:table-row>
        <table:table-row table:style-name="ro3">
          <table:table-cell table:style-name="Default" office:value-type="float" office:value="8" calcext:value-type="float">
            <text:p>8</text:p>
          </table:table-cell>
          <table:table-cell table:style-name="ce5" table:formula="of:=AVERAGE([.P14:.W14])" office:value-type="float" office:value="0.0030575" calcext:value-type="float">
            <text:p>0.0030575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9"/>
          <table:table-cell table:number-columns-repeated="2"/>
        </table:table-row>
      </table:table>
      <table:table table:name="256" table:style-name="ta1">
        <table:shapes>
          <draw:frame draw:z-index="0" draw:style-name="gr1" draw:text-style-name="P1" svg:width="6.2988in" svg:height="3.5429in" svg:x="2.2791in" svg:y="3.9819in"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default-cell-style-name="ce2"/>
        <table:table-column table:style-name="co2" table:default-cell-style-name="ce4"/>
        <table:table-column table:style-name="co2" table:number-columns-repeated="2" table:default-cell-style-name="ce2"/>
        <table:table-column table:style-name="co2" table:number-columns-repeated="2" table:default-cell-style-name="ce4"/>
        <table:table-column table:style-name="co2" table:default-cell-style-name="ce2"/>
        <table:table-column table:style-name="co2" table:default-cell-style-name="ce3"/>
        <table:table-column table:style-name="co2" table:number-columns-repeated="4" table:default-cell-style-name="ce4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2" table:default-cell-style-name="ce2"/>
        <table:table-column table:style-name="co2" table:number-columns-repeated="6" table:default-cell-style-name="ce4"/>
        <table:table-column table:style-name="co2" table:number-columns-repeated="2" table:default-cell-style-name="Default"/>
        <table:table-row table:style-name="ro3">
          <table:table-cell table:style-name="ce1" office:value-type="string" calcext:value-type="string">
            <text:p>256*256</text:p>
          </table:table-cell>
          <table:table-cell table:style-name="ce2" office:value-type="string" calcext:value-type="string">
            <text:p>1 thread</text:p>
          </table:table-cell>
          <table:table-cell table:number-columns-repeated="2"/>
          <table:table-cell table:style-name="ce2" office:value-type="string" calcext:value-type="string">
            <text:p>2 threads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4 threads</text:p>
          </table:table-cell>
          <table:table-cell table:style-name="ce2" table:number-columns-repeated="4"/>
          <table:table-cell/>
          <table:table-cell table:style-name="ce2"/>
          <table:table-cell office:value-type="string" calcext:value-type="string">
            <text:p>8 threads</text:p>
          </table:table-cell>
          <table:table-cell/>
          <table:table-cell table:style-name="ce2" table:number-columns-repeated="8"/>
        </table:table-row>
        <table:table-row table:style-name="ro3">
          <table:table-cell/>
          <table:table-cell table:style-name="ce3" office:value-type="string" calcext:value-type="string">
            <text:p>t1</text:p>
          </table:table-cell>
          <table:table-cell table:number-columns-repeated="2"/>
          <table:table-cell table:style-name="ce3" office:value-type="string" calcext:value-type="string">
            <text:p>t1</text:p>
          </table:table-cell>
          <table:table-cell table:style-name="ce3" office:value-type="string" calcext:value-type="string">
            <text:p>t2</text:p>
          </table:table-cell>
          <table:table-cell/>
          <table:table-cell table:style-name="ce2"/>
          <table:table-cell table:style-name="ce3" table:number-columns-repeated="4"/>
          <table:table-cell table:style-name="ce2"/>
          <table:table-cell/>
          <table:table-cell table:style-name="ce2"/>
          <table:table-cell table:style-name="ce3" table:number-columns-repeated="8"/>
          <table:table-cell table:style-name="ce2"/>
          <table:table-cell/>
        </table:table-row>
        <table:table-row table:style-name="ro3">
          <table:table-cell/>
          <table:table-cell office:value-type="float" office:value="0.106141" calcext:value-type="float">
            <text:p>0.106141</text:p>
          </table:table-cell>
          <table:table-cell table:number-columns-repeated="2"/>
          <table:table-cell office:value-type="float" office:value="0.058849" calcext:value-type="float">
            <text:p>0.058849</text:p>
          </table:table-cell>
          <table:table-cell office:value-type="float" office:value="0.050094" calcext:value-type="float">
            <text:p>0.050094</text:p>
          </table:table-cell>
          <table:table-cell/>
          <table:table-cell office:value-type="string" calcext:value-type="string">
            <text:p>t1</text:p>
          </table:table-cell>
          <table:table-cell office:value-type="float" office:value="0.034288" calcext:value-type="float">
            <text:p>0.034288</text:p>
          </table:table-cell>
          <table:table-cell office:value-type="float" office:value="0.024038" calcext:value-type="float">
            <text:p>0.024038</text:p>
          </table:table-cell>
          <table:table-cell office:value-type="float" office:value="0.023838" calcext:value-type="float">
            <text:p>0.023838</text:p>
          </table:table-cell>
          <table:table-cell office:value-type="float" office:value="0.030252" calcext:value-type="float">
            <text:p>0.03025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style-name="ce4" office:value-type="float" office:value="0.022514" calcext:value-type="float">
            <text:p>0.022514</text:p>
          </table:table-cell>
          <table:table-cell table:style-name="ce4" office:value-type="float" office:value="0.022144" calcext:value-type="float">
            <text:p>0.022144</text:p>
          </table:table-cell>
          <table:table-cell office:value-type="float" office:value="0.022732" calcext:value-type="float">
            <text:p>0.022732</text:p>
          </table:table-cell>
          <table:table-cell office:value-type="float" office:value="0.02318" calcext:value-type="float">
            <text:p>0.02318</text:p>
          </table:table-cell>
          <table:table-cell office:value-type="float" office:value="0.022867" calcext:value-type="float">
            <text:p>0.022867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23221" calcext:value-type="float">
            <text:p>0.023221</text:p>
          </table:table-cell>
          <table:table-cell office:value-type="float" office:value="0.023567" calcext:value-type="float">
            <text:p>0.023567</text:p>
          </table:table-cell>
          <table:table-cell table:number-columns-repeated="2"/>
        </table:table-row>
        <table:table-row table:style-name="ro3">
          <table:table-cell/>
          <table:table-cell office:value-type="float" office:value="0.146367" calcext:value-type="float">
            <text:p>0.146367</text:p>
          </table:table-cell>
          <table:table-cell table:number-columns-repeated="2"/>
          <table:table-cell office:value-type="float" office:value="0.063418" calcext:value-type="float">
            <text:p>0.063418</text:p>
          </table:table-cell>
          <table:table-cell office:value-type="float" office:value="0.051226" calcext:value-type="float">
            <text:p>0.051226</text:p>
          </table:table-cell>
          <table:table-cell/>
          <table:table-cell office:value-type="string" calcext:value-type="string">
            <text:p>t2</text:p>
          </table:table-cell>
          <table:table-cell office:value-type="float" office:value="0.03602" calcext:value-type="float">
            <text:p>0.03602</text:p>
          </table:table-cell>
          <table:table-cell office:value-type="float" office:value="0.03064" calcext:value-type="float">
            <text:p>0.03064</text:p>
          </table:table-cell>
          <table:table-cell office:value-type="float" office:value="0.024765" calcext:value-type="float">
            <text:p>0.024765</text:p>
          </table:table-cell>
          <table:table-cell office:value-type="float" office:value="0.030622" calcext:value-type="float">
            <text:p>0.030622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style-name="ce4" office:value-type="float" office:value="0.02421" calcext:value-type="float">
            <text:p>0.02421</text:p>
          </table:table-cell>
          <table:table-cell table:style-name="ce4" office:value-type="float" office:value="0.023313" calcext:value-type="float">
            <text:p>0.023313</text:p>
          </table:table-cell>
          <table:table-cell office:value-type="float" office:value="0.02344" calcext:value-type="float">
            <text:p>0.02344</text:p>
          </table:table-cell>
          <table:table-cell office:value-type="float" office:value="0.023571" calcext:value-type="float">
            <text:p>0.023571</text:p>
          </table:table-cell>
          <table:table-cell office:value-type="float" office:value="0.022265" calcext:value-type="float">
            <text:p>0.022265</text:p>
          </table:table-cell>
          <table:table-cell office:value-type="float" office:value="0.024513" calcext:value-type="float">
            <text:p>0.024513</text:p>
          </table:table-cell>
          <table:table-cell office:value-type="float" office:value="0.023258" calcext:value-type="float">
            <text:p>0.023258</text:p>
          </table:table-cell>
          <table:table-cell office:value-type="float" office:value="0.023805" calcext:value-type="float">
            <text:p>0.023805</text:p>
          </table:table-cell>
          <table:table-cell table:number-columns-repeated="2"/>
        </table:table-row>
        <table:table-row table:style-name="ro3">
          <table:table-cell/>
          <table:table-cell office:value-type="float" office:value="0.105208" calcext:value-type="float">
            <text:p>0.105208</text:p>
          </table:table-cell>
          <table:table-cell table:number-columns-repeated="2"/>
          <table:table-cell office:value-type="float" office:value="0.04998" calcext:value-type="float">
            <text:p>0.04998</text:p>
          </table:table-cell>
          <table:table-cell office:value-type="float" office:value="0.066555" calcext:value-type="float">
            <text:p>0.066555</text:p>
          </table:table-cell>
          <table:table-cell/>
          <table:table-cell office:value-type="string" calcext:value-type="string">
            <text:p>t3</text:p>
          </table:table-cell>
          <table:table-cell office:value-type="float" office:value="0.041537" calcext:value-type="float">
            <text:p>0.041537</text:p>
          </table:table-cell>
          <table:table-cell office:value-type="float" office:value="0.047438" calcext:value-type="float">
            <text:p>0.047438</text:p>
          </table:table-cell>
          <table:table-cell office:value-type="float" office:value="0.029959" calcext:value-type="float">
            <text:p>0.029959</text:p>
          </table:table-cell>
          <table:table-cell office:value-type="float" office:value="0.047811" calcext:value-type="float">
            <text:p>0.047811</text:p>
          </table:table-cell>
          <table:table-cell table:number-columns-repeated="2"/>
          <table:table-cell office:value-type="string" calcext:value-type="string">
            <text:p>t3</text:p>
          </table:table-cell>
          <table:table-cell table:style-name="ce4" office:value-type="float" office:value="0.025058" calcext:value-type="float">
            <text:p>0.025058</text:p>
          </table:table-cell>
          <table:table-cell table:style-name="ce4" office:value-type="float" office:value="0.026156" calcext:value-type="float">
            <text:p>0.026156</text:p>
          </table:table-cell>
          <table:table-cell office:value-type="float" office:value="0.023725" calcext:value-type="float">
            <text:p>0.023725</text:p>
          </table:table-cell>
          <table:table-cell office:value-type="float" office:value="0.023622" calcext:value-type="float">
            <text:p>0.023622</text:p>
          </table:table-cell>
          <table:table-cell office:value-type="float" office:value="0.023694" calcext:value-type="float">
            <text:p>0.023694</text:p>
          </table:table-cell>
          <table:table-cell office:value-type="float" office:value="0.024497" calcext:value-type="float">
            <text:p>0.024497</text:p>
          </table:table-cell>
          <table:table-cell office:value-type="float" office:value="0.023648" calcext:value-type="float">
            <text:p>0.023648</text:p>
          </table:table-cell>
          <table:table-cell office:value-type="float" office:value="0.023819" calcext:value-type="float">
            <text:p>0.023819</text:p>
          </table:table-cell>
          <table:table-cell table:number-columns-repeated="2"/>
        </table:table-row>
        <table:table-row table:style-name="ro3">
          <table:table-cell/>
          <table:table-cell office:value-type="float" office:value="0.109006" calcext:value-type="float">
            <text:p>0.109006</text:p>
          </table:table-cell>
          <table:table-cell table:number-columns-repeated="2"/>
          <table:table-cell office:value-type="float" office:value="0.075507" calcext:value-type="float">
            <text:p>0.075507</text:p>
          </table:table-cell>
          <table:table-cell office:value-type="float" office:value="0.094759" calcext:value-type="float">
            <text:p>0.094759</text:p>
          </table:table-cell>
          <table:table-cell/>
          <table:table-cell office:value-type="string" calcext:value-type="string">
            <text:p>t4</text:p>
          </table:table-cell>
          <table:table-cell office:value-type="float" office:value="0.044556" calcext:value-type="float">
            <text:p>0.044556</text:p>
          </table:table-cell>
          <table:table-cell office:value-type="float" office:value="0.047416" calcext:value-type="float">
            <text:p>0.047416</text:p>
          </table:table-cell>
          <table:table-cell office:value-type="float" office:value="0.030754" calcext:value-type="float">
            <text:p>0.030754</text:p>
          </table:table-cell>
          <table:table-cell office:value-type="float" office:value="0.048837" calcext:value-type="float">
            <text:p>0.048837</text:p>
          </table:table-cell>
          <table:table-cell table:number-columns-repeated="2"/>
          <table:table-cell office:value-type="string" calcext:value-type="string">
            <text:p>t4</text:p>
          </table:table-cell>
          <table:table-cell table:style-name="ce4" office:value-type="float" office:value="0.023414" calcext:value-type="float">
            <text:p>0.023414</text:p>
          </table:table-cell>
          <table:table-cell table:style-name="ce4" office:value-type="float" office:value="0.023351" calcext:value-type="float">
            <text:p>0.023351</text:p>
          </table:table-cell>
          <table:table-cell office:value-type="float" office:value="0.030489" calcext:value-type="float">
            <text:p>0.030489</text:p>
          </table:table-cell>
          <table:table-cell office:value-type="float" office:value="0.024525" calcext:value-type="float">
            <text:p>0.024525</text:p>
          </table:table-cell>
          <table:table-cell office:value-type="float" office:value="0.023929" calcext:value-type="float">
            <text:p>0.023929</text:p>
          </table:table-cell>
          <table:table-cell office:value-type="float" office:value="0.024693" calcext:value-type="float">
            <text:p>0.024693</text:p>
          </table:table-cell>
          <table:table-cell office:value-type="float" office:value="0.024893" calcext:value-type="float">
            <text:p>0.024893</text:p>
          </table:table-cell>
          <table:table-cell office:value-type="float" office:value="0.024179" calcext:value-type="float">
            <text:p>0.024179</text:p>
          </table:table-cell>
          <table:table-cell table:number-columns-repeated="2"/>
        </table:table-row>
        <table:table-row table:style-name="ro3">
          <table:table-cell/>
          <table:table-cell office:value-type="float" office:value="0.09719" calcext:value-type="float">
            <text:p>0.09719</text:p>
          </table:table-cell>
          <table:table-cell table:number-columns-repeated="2"/>
          <table:table-cell office:value-type="float" office:value="0.05027" calcext:value-type="float">
            <text:p>0.05027</text:p>
          </table:table-cell>
          <table:table-cell office:value-type="float" office:value="0.051195" calcext:value-type="float">
            <text:p>0.051195</text:p>
          </table:table-cell>
          <table:table-cell/>
          <table:table-cell office:value-type="string" calcext:value-type="string">
            <text:p>t1</text:p>
          </table:table-cell>
          <table:table-cell office:value-type="float" office:value="0.045271" calcext:value-type="float">
            <text:p>0.045271</text:p>
          </table:table-cell>
          <table:table-cell office:value-type="float" office:value="0.032368" calcext:value-type="float">
            <text:p>0.032368</text:p>
          </table:table-cell>
          <table:table-cell office:value-type="float" office:value="0.027458" calcext:value-type="float">
            <text:p>0.027458</text:p>
          </table:table-cell>
          <table:table-cell office:value-type="float" office:value="0.029697" calcext:value-type="float">
            <text:p>0.029697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style-name="ce4" office:value-type="float" office:value="0.037074" calcext:value-type="float">
            <text:p>0.037074</text:p>
          </table:table-cell>
          <table:table-cell table:style-name="ce4" office:value-type="float" office:value="0.027777" calcext:value-type="float">
            <text:p>0.027777</text:p>
          </table:table-cell>
          <table:table-cell office:value-type="float" office:value="0.020063" calcext:value-type="float">
            <text:p>0.020063</text:p>
          </table:table-cell>
          <table:table-cell office:value-type="float" office:value="0.023233" calcext:value-type="float">
            <text:p>0.023233</text:p>
          </table:table-cell>
          <table:table-cell office:value-type="float" office:value="0.023956" calcext:value-type="float">
            <text:p>0.023956</text:p>
          </table:table-cell>
          <table:table-cell office:value-type="float" office:value="0.023885" calcext:value-type="float">
            <text:p>0.023885</text:p>
          </table:table-cell>
          <table:table-cell office:value-type="float" office:value="0.019911" calcext:value-type="float">
            <text:p>0.019911</text:p>
          </table:table-cell>
          <table:table-cell office:value-type="float" office:value="0.024209" calcext:value-type="float">
            <text:p>0.024209</text:p>
          </table:table-cell>
          <table:table-cell table:number-columns-repeated="2"/>
        </table:table-row>
        <table:table-row table:style-name="ro3">
          <table:table-cell/>
          <table:table-cell office:value-type="float" office:value="0.099012" calcext:value-type="float">
            <text:p>0.099012</text:p>
          </table:table-cell>
          <table:table-cell table:number-columns-repeated="2"/>
          <table:table-cell office:value-type="float" office:value="0.060174" calcext:value-type="float">
            <text:p>0.060174</text:p>
          </table:table-cell>
          <table:table-cell office:value-type="float" office:value="0.052306" calcext:value-type="float">
            <text:p>0.052306</text:p>
          </table:table-cell>
          <table:table-cell/>
          <table:table-cell office:value-type="string" calcext:value-type="string">
            <text:p>t2</text:p>
          </table:table-cell>
          <table:table-cell office:value-type="float" office:value="0.046042" calcext:value-type="float">
            <text:p>0.046042</text:p>
          </table:table-cell>
          <table:table-cell office:value-type="float" office:value="0.040894" calcext:value-type="float">
            <text:p>0.040894</text:p>
          </table:table-cell>
          <table:table-cell office:value-type="float" office:value="0.032393" calcext:value-type="float">
            <text:p>0.032393</text:p>
          </table:table-cell>
          <table:table-cell office:value-type="float" office:value="0.044514" calcext:value-type="float">
            <text:p>0.044514</text:p>
          </table:table-cell>
          <table:table-cell table:number-columns-repeated="2"/>
          <table:table-cell office:value-type="string" calcext:value-type="string">
            <text:p>t6</text:p>
          </table:table-cell>
          <table:table-cell table:style-name="ce4" office:value-type="float" office:value="0.038574" calcext:value-type="float">
            <text:p>0.038574</text:p>
          </table:table-cell>
          <table:table-cell table:style-name="ce4" office:value-type="float" office:value="0.028044" calcext:value-type="float">
            <text:p>0.028044</text:p>
          </table:table-cell>
          <table:table-cell office:value-type="float" office:value="0.020969" calcext:value-type="float">
            <text:p>0.020969</text:p>
          </table:table-cell>
          <table:table-cell office:value-type="float" office:value="0.029795" calcext:value-type="float">
            <text:p>0.029795</text:p>
          </table:table-cell>
          <table:table-cell office:value-type="float" office:value="0.025345" calcext:value-type="float">
            <text:p>0.025345</text:p>
          </table:table-cell>
          <table:table-cell office:value-type="float" office:value="0.029995" calcext:value-type="float">
            <text:p>0.029995</text:p>
          </table:table-cell>
          <table:table-cell office:value-type="float" office:value="0.033728" calcext:value-type="float">
            <text:p>0.033728</text:p>
          </table:table-cell>
          <table:table-cell office:value-type="float" office:value="0.024997" calcext:value-type="float">
            <text:p>0.024997</text:p>
          </table:table-cell>
          <table:table-cell table:number-columns-repeated="2"/>
        </table:table-row>
        <table:table-row table:style-name="ro3">
          <table:table-cell/>
          <table:table-cell office:value-type="float" office:value="0.096494" calcext:value-type="float">
            <text:p>0.096494</text:p>
          </table:table-cell>
          <table:table-cell table:number-columns-repeated="2"/>
          <table:table-cell office:value-type="float" office:value="0.059917" calcext:value-type="float">
            <text:p>0.059917</text:p>
          </table:table-cell>
          <table:table-cell office:value-type="float" office:value="0.048821" calcext:value-type="float">
            <text:p>0.048821</text:p>
          </table:table-cell>
          <table:table-cell/>
          <table:table-cell office:value-type="string" calcext:value-type="string">
            <text:p>t3</text:p>
          </table:table-cell>
          <table:table-cell office:value-type="float" office:value="0.048203" calcext:value-type="float">
            <text:p>0.048203</text:p>
          </table:table-cell>
          <table:table-cell office:value-type="float" office:value="0.048129" calcext:value-type="float">
            <text:p>0.048129</text:p>
          </table:table-cell>
          <table:table-cell office:value-type="float" office:value="0.03644" calcext:value-type="float">
            <text:p>0.03644</text:p>
          </table:table-cell>
          <table:table-cell office:value-type="float" office:value="0.047754" calcext:value-type="float">
            <text:p>0.047754</text:p>
          </table:table-cell>
          <table:table-cell table:number-columns-repeated="2"/>
          <table:table-cell office:value-type="string" calcext:value-type="string">
            <text:p>t7</text:p>
          </table:table-cell>
          <table:table-cell table:style-name="ce4" office:value-type="float" office:value="0.03971" calcext:value-type="float">
            <text:p>0.03971</text:p>
          </table:table-cell>
          <table:table-cell table:style-name="ce4" office:value-type="float" office:value="0.020568" calcext:value-type="float">
            <text:p>0.020568</text:p>
          </table:table-cell>
          <table:table-cell office:value-type="float" office:value="0.034612" calcext:value-type="float">
            <text:p>0.034612</text:p>
          </table:table-cell>
          <table:table-cell office:value-type="float" office:value="0.027686" calcext:value-type="float">
            <text:p>0.027686</text:p>
          </table:table-cell>
          <table:table-cell office:value-type="float" office:value="0.032978" calcext:value-type="float">
            <text:p>0.032978</text:p>
          </table:table-cell>
          <table:table-cell office:value-type="float" office:value="0.030349" calcext:value-type="float">
            <text:p>0.030349</text:p>
          </table:table-cell>
          <table:table-cell office:value-type="float" office:value="0.034411" calcext:value-type="float">
            <text:p>0.034411</text:p>
          </table:table-cell>
          <table:table-cell office:value-type="float" office:value="0.030299" calcext:value-type="float">
            <text:p>0.030299</text:p>
          </table:table-cell>
          <table:table-cell table:number-columns-repeated="2"/>
        </table:table-row>
        <table:table-row table:style-name="ro3">
          <table:table-cell/>
          <table:table-cell office:value-type="float" office:value="0.098885" calcext:value-type="float">
            <text:p>0.098885</text:p>
          </table:table-cell>
          <table:table-cell table:number-columns-repeated="2"/>
          <table:table-cell office:value-type="float" office:value="0.064411" calcext:value-type="float">
            <text:p>0.064411</text:p>
          </table:table-cell>
          <table:table-cell office:value-type="float" office:value="0.057084" calcext:value-type="float">
            <text:p>0.057084</text:p>
          </table:table-cell>
          <table:table-cell/>
          <table:table-cell office:value-type="string" calcext:value-type="string">
            <text:p>t4</text:p>
          </table:table-cell>
          <table:table-cell office:value-type="float" office:value="0.048443" calcext:value-type="float">
            <text:p>0.048443</text:p>
          </table:table-cell>
          <table:table-cell office:value-type="float" office:value="0.048438" calcext:value-type="float">
            <text:p>0.048438</text:p>
          </table:table-cell>
          <table:table-cell office:value-type="float" office:value="0.044861" calcext:value-type="float">
            <text:p>0.044861</text:p>
          </table:table-cell>
          <table:table-cell office:value-type="float" office:value="0.047866" calcext:value-type="float">
            <text:p>0.047866</text:p>
          </table:table-cell>
          <table:table-cell table:number-columns-repeated="2"/>
          <table:table-cell office:value-type="string" calcext:value-type="string">
            <text:p>t8</text:p>
          </table:table-cell>
          <table:table-cell table:style-name="ce4" office:value-type="float" office:value="0.024776" calcext:value-type="float">
            <text:p>0.024776</text:p>
          </table:table-cell>
          <table:table-cell table:style-name="ce4" office:value-type="float" office:value="0.03267" calcext:value-type="float">
            <text:p>0.03267</text:p>
          </table:table-cell>
          <table:table-cell office:value-type="float" office:value="0.041284" calcext:value-type="float">
            <text:p>0.041284</text:p>
          </table:table-cell>
          <table:table-cell office:value-type="float" office:value="0.023144" calcext:value-type="float">
            <text:p>0.023144</text:p>
          </table:table-cell>
          <table:table-cell office:value-type="float" office:value="0.028998" calcext:value-type="float">
            <text:p>0.028998</text:p>
          </table:table-cell>
          <table:table-cell office:value-type="float" office:value="0.02732" calcext:value-type="float">
            <text:p>0.02732</text:p>
          </table:table-cell>
          <table:table-cell office:value-type="float" office:value="0.037719" calcext:value-type="float">
            <text:p>0.037719</text:p>
          </table:table-cell>
          <table:table-cell office:value-type="float" office:value="0.025711" calcext:value-type="float">
            <text:p>0.025711</text:p>
          </table:table-cell>
          <table:table-cell table:number-columns-repeated="2"/>
        </table:table-row>
        <table:table-row table:style-name="ro3">
          <table:table-cell/>
          <table:table-cell office:value-type="float" office:value="0.097143" calcext:value-type="float">
            <text:p>0.097143</text:p>
          </table:table-cell>
          <table:table-cell table:number-columns-repeated="2"/>
          <table:table-cell office:value-type="float" office:value="0.054253" calcext:value-type="float">
            <text:p>0.054253</text:p>
          </table:table-cell>
          <table:table-cell office:value-type="float" office:value="0.062193" calcext:value-type="float">
            <text:p>0.062193</text:p>
          </table:table-cell>
          <table:table-cell/>
          <table:table-cell office:value-type="string" calcext:value-type="string">
            <text:p>t1 t3</text:p>
          </table:table-cell>
          <table:table-cell office:value-type="float" office:value="0.027979" calcext:value-type="float">
            <text:p>0.027979</text:p>
          </table:table-cell>
          <table:table-cell office:value-type="float" office:value="0.029218" calcext:value-type="float">
            <text:p>0.029218</text:p>
          </table:table-cell>
          <table:table-cell office:value-type="float" office:value="0.025517" calcext:value-type="float">
            <text:p>0.025517</text:p>
          </table:table-cell>
          <table:table-cell office:value-type="float" office:value="0.02957" calcext:value-type="float">
            <text:p>0.02957</text:p>
          </table:table-cell>
          <table:table-cell table:style-name="ce2"/>
          <table:table-cell/>
          <table:table-cell office:value-type="string" calcext:value-type="string">
            <text:p>t1 t3 t5 t7</text:p>
          </table:table-cell>
          <table:table-cell office:value-type="float" office:value="0.023405" calcext:value-type="float">
            <text:p>0.023405</text:p>
          </table:table-cell>
          <table:table-cell office:value-type="float" office:value="0.023784" calcext:value-type="float">
            <text:p>0.023784</text:p>
          </table:table-cell>
          <table:table-cell office:value-type="float" office:value="0.024239" calcext:value-type="float">
            <text:p>0.024239</text:p>
          </table:table-cell>
          <table:table-cell office:value-type="float" office:value="0.033151" calcext:value-type="float">
            <text:p>0.033151</text:p>
          </table:table-cell>
          <table:table-cell office:value-type="float" office:value="0.022759" calcext:value-type="float">
            <text:p>0.022759</text:p>
          </table:table-cell>
          <table:table-cell office:value-type="float" office:value="0.02462" calcext:value-type="float">
            <text:p>0.02462</text:p>
          </table:table-cell>
          <table:table-cell office:value-type="float" office:value="0.030966" calcext:value-type="float">
            <text:p>0.030966</text:p>
          </table:table-cell>
          <table:table-cell office:value-type="float" office:value="0.036055" calcext:value-type="float">
            <text:p>0.036055</text:p>
          </table:table-cell>
          <table:table-cell table:style-name="ce2"/>
          <table:table-cell/>
        </table:table-row>
        <table:table-row table:style-name="ro3">
          <table:table-cell/>
          <table:table-cell office:value-type="float" office:value="0.118268" calcext:value-type="float">
            <text:p>0.118268</text:p>
          </table:table-cell>
          <table:table-cell table:number-columns-repeated="2"/>
          <table:table-cell office:value-type="float" office:value="0.06233" calcext:value-type="float">
            <text:p>0.06233</text:p>
          </table:table-cell>
          <table:table-cell office:value-type="float" office:value="0.063286" calcext:value-type="float">
            <text:p>0.063286</text:p>
          </table:table-cell>
          <table:table-cell/>
          <table:table-cell office:value-type="string" calcext:value-type="string">
            <text:p>t2 t4</text:p>
          </table:table-cell>
          <table:table-cell office:value-type="float" office:value="0.030357" calcext:value-type="float">
            <text:p>0.030357</text:p>
          </table:table-cell>
          <table:table-cell office:value-type="float" office:value="0.034638" calcext:value-type="float">
            <text:p>0.034638</text:p>
          </table:table-cell>
          <table:table-cell office:value-type="float" office:value="0.029508" calcext:value-type="float">
            <text:p>0.029508</text:p>
          </table:table-cell>
          <table:table-cell office:value-type="float" office:value="0.032961" calcext:value-type="float">
            <text:p>0.032961</text:p>
          </table:table-cell>
          <table:table-cell table:style-name="ce2"/>
          <table:table-cell/>
          <table:table-cell office:value-type="string" calcext:value-type="string">
            <text:p>t2 t4 t6 t8</text:p>
          </table:table-cell>
          <table:table-cell office:value-type="float" office:value="0.023665" calcext:value-type="float">
            <text:p>0.023665</text:p>
          </table:table-cell>
          <table:table-cell office:value-type="float" office:value="0.023826" calcext:value-type="float">
            <text:p>0.023826</text:p>
          </table:table-cell>
          <table:table-cell office:value-type="float" office:value="0.02367" calcext:value-type="float">
            <text:p>0.02367</text:p>
          </table:table-cell>
          <table:table-cell office:value-type="float" office:value="0.026051" calcext:value-type="float">
            <text:p>0.026051</text:p>
          </table:table-cell>
          <table:table-cell office:value-type="float" office:value="0.022931" calcext:value-type="float">
            <text:p>0.022931</text:p>
          </table:table-cell>
          <table:table-cell office:value-type="float" office:value="0.024952" calcext:value-type="float">
            <text:p>0.024952</text:p>
          </table:table-cell>
          <table:table-cell office:value-type="float" office:value="0.022253" calcext:value-type="float">
            <text:p>0.022253</text:p>
          </table:table-cell>
          <table:table-cell office:value-type="float" office:value="0.028831" calcext:value-type="float">
            <text:p>0.028831</text:p>
          </table:table-cell>
          <table:table-cell table:style-name="ce2" table:number-columns-repeated="2"/>
        </table:table-row>
        <table:table-row table:style-name="ro3">
          <table:table-cell/>
          <table:table-cell table:style-name="ce2"/>
          <table:table-cell/>
          <table:table-cell table:style-name="Default" table:number-columns-repeated="2"/>
          <table:table-cell table:style-name="ce2"/>
          <table:table-cell/>
          <table:table-cell table:style-name="ce2" table:number-columns-repeated="8"/>
          <table:table-cell table:number-columns-repeated="2"/>
          <table:table-cell table:style-name="ce2" table:number-columns-repeated="8"/>
        </table:table-row>
        <table:table-row table:style-name="ro3">
          <table:table-cell office:value-type="string" calcext:value-type="string">
            <text:p>Average</text:p>
          </table:table-cell>
          <table:table-cell table:style-name="ce5" table:formula="of:=AVERAGE([.B3:.B12])" office:value-type="float" office:value="0.1073714" calcext:value-type="float">
            <text:p>0.1073714</text:p>
          </table:table-cell>
          <table:table-cell table:number-columns-repeated="2"/>
          <table:table-cell table:style-name="ce2" table:formula="of:=AVERAGE([.E3:.E12])" office:value-type="float" office:value="0.0599109" calcext:value-type="float">
            <text:p>0.0599109</text:p>
          </table:table-cell>
          <table:table-cell table:style-name="ce2" table:formula="of:=AVERAGE([.F3:.F12])" office:value-type="float" office:value="0.0597519" calcext:value-type="float">
            <text:p>0.0597519</text:p>
          </table:table-cell>
          <table:table-cell table:style-name="ce5" table:formula="of:=AVERAGE([.E14:.F14])" office:value-type="float" office:value="0.0598314" calcext:value-type="float">
            <text:p>0.0598314</text:p>
          </table:table-cell>
          <table:table-cell table:style-name="ce2"/>
          <table:table-cell table:style-name="ce2" table:formula="of:=AVERAGE([.I3:.I12])" office:value-type="float" office:value="0.0402696" calcext:value-type="float">
            <text:p>0.0402696</text:p>
          </table:table-cell>
          <table:table-cell table:style-name="ce2" table:formula="of:=AVERAGE([.J3:.J12])" office:value-type="float" office:value="0.0383217" calcext:value-type="float">
            <text:p>0.0383217</text:p>
          </table:table-cell>
          <table:table-cell table:style-name="ce2" table:formula="of:=AVERAGE([.K3:.K12])" office:value-type="float" office:value="0.0305493" calcext:value-type="float">
            <text:p>0.0305493</text:p>
          </table:table-cell>
          <table:table-cell table:style-name="ce2" table:formula="of:=AVERAGE([.L3:.L12])" office:value-type="float" office:value="0.0389884" calcext:value-type="float">
            <text:p>0.0389884</text:p>
          </table:table-cell>
          <table:table-cell table:style-name="ce5" table:formula="of:=AVERAGE([.I14:.L14])" office:value-type="float" office:value="0.03703225" calcext:value-type="float">
            <text:p>0.03703225</text:p>
          </table:table-cell>
          <table:table-cell table:style-name="ce2" table:number-columns-repeated="2"/>
          <table:table-cell table:formula="of:=AVERAGE([.P3:.P12])" office:value-type="float" office:value="0.02824" calcext:value-type="float">
            <text:p>0.02824</text:p>
          </table:table-cell>
          <table:table-cell table:formula="of:=AVERAGE([.Q3:.Q12])" office:value-type="float" office:value="0.0251633" calcext:value-type="float">
            <text:p>0.0251633</text:p>
          </table:table-cell>
          <table:table-cell table:style-name="ce2" table:formula="of:=AVERAGE([.R3:.R12])" office:value-type="float" office:value="0.0265223" calcext:value-type="float">
            <text:p>0.0265223</text:p>
          </table:table-cell>
          <table:table-cell table:style-name="ce2" table:formula="of:=AVERAGE([.S3:.S12])" office:value-type="float" office:value="0.0257958" calcext:value-type="float">
            <text:p>0.0257958</text:p>
          </table:table-cell>
          <table:table-cell table:style-name="ce2" table:formula="of:=AVERAGE([.T3:.T12])" office:value-type="float" office:value="0.0249722" calcext:value-type="float">
            <text:p>0.0249722</text:p>
          </table:table-cell>
          <table:table-cell table:style-name="ce2" table:formula="of:=AVERAGE([.U3:.U12])" office:value-type="float" office:value="0.0258424" calcext:value-type="float">
            <text:p>0.0258424</text:p>
          </table:table-cell>
          <table:table-cell table:style-name="ce2" table:formula="of:=AVERAGE([.V3:.V12])" office:value-type="float" office:value="0.0274008" calcext:value-type="float">
            <text:p>0.0274008</text:p>
          </table:table-cell>
          <table:table-cell table:style-name="ce2" table:formula="of:=AVERAGE([.W3:.W12])" office:value-type="float" office:value="0.0265472" calcext:value-type="float">
            <text:p>0.0265472</text:p>
          </table:table-cell>
          <table:table-cell table:style-name="ce5" table:formula="of:=AVERAGE([.P14:.W14])" office:value-type="float" office:value="0.0263105" calcext:value-type="float">
            <text:p>0.0263105</text:p>
          </table:table-cell>
          <table:table-cell table:style-name="ce2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number-columns-repeated="2"/>
          <table:table-cell table:number-columns-repeated="2" table:style-name="ce2" office:value-type="string" calcext:value-type="string">
            <text:p>sec</text:p>
          </table:table-cell>
          <table:table-cell office:value-type="string" calcext:value-type="string">
            <text:p>sec</text:p>
          </table:table-cell>
          <table:table-cell table:style-name="ce2"/>
          <table:table-cell table:number-columns-repeated="5" table:style-name="ce2" office:value-type="string" calcext:value-type="string">
            <text:p>sec</text:p>
          </table:table-cell>
          <table:table-cell table:style-name="ce2" table:number-columns-repeated="2"/>
          <table:table-cell table:number-columns-repeated="2" office:value-type="string" calcext:value-type="string">
            <text:p>sec</text:p>
          </table:table-cell>
          <table:table-cell table:number-columns-repeated="7" table:style-name="ce2" office:value-type="string" calcext:value-type="string">
            <text:p>sec</text:p>
          </table:table-cell>
          <table:table-cell table:style-name="ce2"/>
        </table:table-row>
        <table:table-row table:style-name="ro3" table:number-rows-repeated="3">
          <table:table-cell/>
          <table:table-cell table:style-name="ce2"/>
          <table:table-cell table:number-columns-repeated="2"/>
          <table:table-cell table:style-name="ce2" table:number-columns-repeated="2"/>
          <table:table-cell/>
          <table:table-cell table:style-name="ce2" table:number-columns-repeated="8"/>
          <table:table-cell table:number-columns-repeated="2"/>
          <table:table-cell table:style-name="ce2" table:number-columns-repeated="8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Default" table:number-columns-repeated="9"/>
          <table:table-cell table:number-columns-repeated="2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ce5" table:formula="of:=AVERAGE([.B9:.B18])" office:value-type="float" office:value="0.10363228" calcext:value-type="float">
            <text:p>0.10363228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9"/>
          <table:table-cell table:number-columns-repeated="2"/>
        </table:table-row>
        <table:table-row table:style-name="ro3">
          <table:table-cell table:style-name="Default" office:value-type="float" office:value="2" calcext:value-type="float">
            <text:p>2</text:p>
          </table:table-cell>
          <table:table-cell table:style-name="ce5" table:formula="of:=AVERAGE([.E14];[.F14])" office:value-type="float" office:value="0.0598314" calcext:value-type="float">
            <text:p>0.0598314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9"/>
          <table:table-cell table:number-columns-repeated="2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ce5" table:formula="of:=AVERAGE([.I14:.L14])" office:value-type="float" office:value="0.03703225" calcext:value-type="float">
            <text:p>0.03703225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9"/>
          <table:table-cell table:number-columns-repeated="2"/>
        </table:table-row>
        <table:table-row table:style-name="ro3">
          <table:table-cell table:style-name="Default" office:value-type="float" office:value="8" calcext:value-type="float">
            <text:p>8</text:p>
          </table:table-cell>
          <table:table-cell table:style-name="ce5" table:formula="of:=AVERAGE([.P14:.W14])" office:value-type="float" office:value="0.0263105" calcext:value-type="float">
            <text:p>0.0263105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9"/>
          <table:table-cell table:number-columns-repeated="2"/>
        </table:table-row>
      </table:table>
      <table:table table:name="512" table:style-name="ta1">
        <table:shapes>
          <draw:frame draw:z-index="0" draw:style-name="gr1" draw:text-style-name="P1" svg:width="6.2988in" svg:height="3.5429in" svg:x="2.2791in" svg:y="3.9819in"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default-cell-style-name="ce2"/>
        <table:table-column table:style-name="co2" table:default-cell-style-name="ce4"/>
        <table:table-column table:style-name="co2" table:number-columns-repeated="2" table:default-cell-style-name="ce2"/>
        <table:table-column table:style-name="co2" table:number-columns-repeated="2" table:default-cell-style-name="ce4"/>
        <table:table-column table:style-name="co2" table:default-cell-style-name="ce2"/>
        <table:table-column table:style-name="co2" table:default-cell-style-name="ce3"/>
        <table:table-column table:style-name="co2" table:number-columns-repeated="4" table:default-cell-style-name="ce4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2" table:default-cell-style-name="ce2"/>
        <table:table-column table:style-name="co2" table:number-columns-repeated="6" table:default-cell-style-name="ce4"/>
        <table:table-column table:style-name="co2" table:number-columns-repeated="2" table:default-cell-style-name="Default"/>
        <table:table-row table:style-name="ro3">
          <table:table-cell table:style-name="ce1" office:value-type="string" calcext:value-type="string">
            <text:p>512*512</text:p>
          </table:table-cell>
          <table:table-cell table:style-name="ce2" office:value-type="string" calcext:value-type="string">
            <text:p>1 thread</text:p>
          </table:table-cell>
          <table:table-cell table:number-columns-repeated="2"/>
          <table:table-cell table:style-name="ce2" office:value-type="string" calcext:value-type="string">
            <text:p>2 threads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4 threads</text:p>
          </table:table-cell>
          <table:table-cell table:style-name="ce2" table:number-columns-repeated="4"/>
          <table:table-cell/>
          <table:table-cell table:style-name="ce2"/>
          <table:table-cell office:value-type="string" calcext:value-type="string">
            <text:p>8 threads</text:p>
          </table:table-cell>
          <table:table-cell/>
          <table:table-cell table:style-name="ce2" table:number-columns-repeated="8"/>
        </table:table-row>
        <table:table-row table:style-name="ro3">
          <table:table-cell/>
          <table:table-cell table:style-name="ce3" office:value-type="string" calcext:value-type="string">
            <text:p>t1</text:p>
          </table:table-cell>
          <table:table-cell table:number-columns-repeated="2"/>
          <table:table-cell table:style-name="ce3" office:value-type="string" calcext:value-type="string">
            <text:p>t1</text:p>
          </table:table-cell>
          <table:table-cell table:style-name="ce3" office:value-type="string" calcext:value-type="string">
            <text:p>t2</text:p>
          </table:table-cell>
          <table:table-cell/>
          <table:table-cell table:style-name="ce2"/>
          <table:table-cell table:style-name="ce3" table:number-columns-repeated="4"/>
          <table:table-cell table:style-name="ce2"/>
          <table:table-cell/>
          <table:table-cell table:style-name="ce2"/>
          <table:table-cell table:style-name="ce3" table:number-columns-repeated="8"/>
          <table:table-cell table:style-name="ce2"/>
          <table:table-cell/>
        </table:table-row>
        <table:table-row table:style-name="ro3">
          <table:table-cell/>
          <table:table-cell office:value-type="float" office:value="0.95565" calcext:value-type="float">
            <text:p>0.95565</text:p>
          </table:table-cell>
          <table:table-cell table:number-columns-repeated="2"/>
          <table:table-cell office:value-type="float" office:value="0.484227" calcext:value-type="float">
            <text:p>0.484227</text:p>
          </table:table-cell>
          <table:table-cell office:value-type="float" office:value="0.477989" calcext:value-type="float">
            <text:p>0.477989</text:p>
          </table:table-cell>
          <table:table-cell/>
          <table:table-cell office:value-type="string" calcext:value-type="string">
            <text:p>t1</text:p>
          </table:table-cell>
          <table:table-cell office:value-type="float" office:value="0.234873" calcext:value-type="float">
            <text:p>0.234873</text:p>
          </table:table-cell>
          <table:table-cell office:value-type="float" office:value="0.226567" calcext:value-type="float">
            <text:p>0.226567</text:p>
          </table:table-cell>
          <table:table-cell office:value-type="float" office:value="0.238936" calcext:value-type="float">
            <text:p>0.238936</text:p>
          </table:table-cell>
          <table:table-cell office:value-type="float" office:value="0.231158" calcext:value-type="float">
            <text:p>0.231158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style-name="ce4" office:value-type="float" office:value="0.208346" calcext:value-type="float">
            <text:p>0.208346</text:p>
          </table:table-cell>
          <table:table-cell table:style-name="ce4" office:value-type="float" office:value="0.207035" calcext:value-type="float">
            <text:p>0.207035</text:p>
          </table:table-cell>
          <table:table-cell office:value-type="float" office:value="0.208223" calcext:value-type="float">
            <text:p>0.208223</text:p>
          </table:table-cell>
          <table:table-cell office:value-type="float" office:value="0.206248" calcext:value-type="float">
            <text:p>0.206248</text:p>
          </table:table-cell>
          <table:table-cell office:value-type="float" office:value="0.208718" calcext:value-type="float">
            <text:p>0.208718</text:p>
          </table:table-cell>
          <table:table-cell office:value-type="float" office:value="0.211014" calcext:value-type="float">
            <text:p>0.211014</text:p>
          </table:table-cell>
          <table:table-cell office:value-type="float" office:value="0.209572" calcext:value-type="float">
            <text:p>0.209572</text:p>
          </table:table-cell>
          <table:table-cell office:value-type="float" office:value="0.208607" calcext:value-type="float">
            <text:p>0.208607</text:p>
          </table:table-cell>
          <table:table-cell table:number-columns-repeated="2"/>
        </table:table-row>
        <table:table-row table:style-name="ro3">
          <table:table-cell/>
          <table:table-cell office:value-type="float" office:value="0.902719" calcext:value-type="float">
            <text:p>0.902719</text:p>
          </table:table-cell>
          <table:table-cell table:number-columns-repeated="2"/>
          <table:table-cell office:value-type="float" office:value="0.521605" calcext:value-type="float">
            <text:p>0.521605</text:p>
          </table:table-cell>
          <table:table-cell office:value-type="float" office:value="0.524186" calcext:value-type="float">
            <text:p>0.524186</text:p>
          </table:table-cell>
          <table:table-cell/>
          <table:table-cell office:value-type="string" calcext:value-type="string">
            <text:p>t2</text:p>
          </table:table-cell>
          <table:table-cell office:value-type="float" office:value="0.240284" calcext:value-type="float">
            <text:p>0.240284</text:p>
          </table:table-cell>
          <table:table-cell office:value-type="float" office:value="0.239959" calcext:value-type="float">
            <text:p>0.239959</text:p>
          </table:table-cell>
          <table:table-cell office:value-type="float" office:value="0.239834" calcext:value-type="float">
            <text:p>0.239834</text:p>
          </table:table-cell>
          <table:table-cell office:value-type="float" office:value="0.235546" calcext:value-type="float">
            <text:p>0.235546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style-name="ce4" office:value-type="float" office:value="0.209944" calcext:value-type="float">
            <text:p>0.209944</text:p>
          </table:table-cell>
          <table:table-cell table:style-name="ce4" office:value-type="float" office:value="0.209581" calcext:value-type="float">
            <text:p>0.209581</text:p>
          </table:table-cell>
          <table:table-cell office:value-type="float" office:value="0.209135" calcext:value-type="float">
            <text:p>0.209135</text:p>
          </table:table-cell>
          <table:table-cell office:value-type="float" office:value="0.206319" calcext:value-type="float">
            <text:p>0.206319</text:p>
          </table:table-cell>
          <table:table-cell office:value-type="float" office:value="0.210059" calcext:value-type="float">
            <text:p>0.210059</text:p>
          </table:table-cell>
          <table:table-cell office:value-type="float" office:value="0.212444" calcext:value-type="float">
            <text:p>0.212444</text:p>
          </table:table-cell>
          <table:table-cell office:value-type="float" office:value="0.21271" calcext:value-type="float">
            <text:p>0.21271</text:p>
          </table:table-cell>
          <table:table-cell office:value-type="float" office:value="0.210089" calcext:value-type="float">
            <text:p>0.210089</text:p>
          </table:table-cell>
          <table:table-cell table:number-columns-repeated="2"/>
        </table:table-row>
        <table:table-row table:style-name="ro3">
          <table:table-cell/>
          <table:table-cell office:value-type="float" office:value="0.970797" calcext:value-type="float">
            <text:p>0.970797</text:p>
          </table:table-cell>
          <table:table-cell table:number-columns-repeated="2"/>
          <table:table-cell office:value-type="float" office:value="0.467648" calcext:value-type="float">
            <text:p>0.467648</text:p>
          </table:table-cell>
          <table:table-cell office:value-type="float" office:value="0.539079" calcext:value-type="float">
            <text:p>0.539079</text:p>
          </table:table-cell>
          <table:table-cell/>
          <table:table-cell office:value-type="string" calcext:value-type="string">
            <text:p>t3</text:p>
          </table:table-cell>
          <table:table-cell office:value-type="float" office:value="0.246144" calcext:value-type="float">
            <text:p>0.246144</text:p>
          </table:table-cell>
          <table:table-cell office:value-type="float" office:value="0.243352" calcext:value-type="float">
            <text:p>0.243352</text:p>
          </table:table-cell>
          <table:table-cell office:value-type="float" office:value="0.438123" calcext:value-type="float">
            <text:p>0.438123</text:p>
          </table:table-cell>
          <table:table-cell office:value-type="float" office:value="0.236587" calcext:value-type="float">
            <text:p>0.236587</text:p>
          </table:table-cell>
          <table:table-cell table:number-columns-repeated="2"/>
          <table:table-cell office:value-type="string" calcext:value-type="string">
            <text:p>t3</text:p>
          </table:table-cell>
          <table:table-cell table:style-name="ce4" office:value-type="float" office:value="0.211631" calcext:value-type="float">
            <text:p>0.211631</text:p>
          </table:table-cell>
          <table:table-cell table:style-name="ce4" office:value-type="float" office:value="0.221087" calcext:value-type="float">
            <text:p>0.221087</text:p>
          </table:table-cell>
          <table:table-cell office:value-type="float" office:value="0.21829" calcext:value-type="float">
            <text:p>0.21829</text:p>
          </table:table-cell>
          <table:table-cell office:value-type="float" office:value="0.213867" calcext:value-type="float">
            <text:p>0.213867</text:p>
          </table:table-cell>
          <table:table-cell office:value-type="float" office:value="0.214497" calcext:value-type="float">
            <text:p>0.214497</text:p>
          </table:table-cell>
          <table:table-cell office:value-type="float" office:value="0.214302" calcext:value-type="float">
            <text:p>0.214302</text:p>
          </table:table-cell>
          <table:table-cell office:value-type="float" office:value="0.213342" calcext:value-type="float">
            <text:p>0.213342</text:p>
          </table:table-cell>
          <table:table-cell office:value-type="float" office:value="0.212255" calcext:value-type="float">
            <text:p>0.212255</text:p>
          </table:table-cell>
          <table:table-cell table:number-columns-repeated="2"/>
        </table:table-row>
        <table:table-row table:style-name="ro3">
          <table:table-cell/>
          <table:table-cell office:value-type="float" office:value="0.90518" calcext:value-type="float">
            <text:p>0.90518</text:p>
          </table:table-cell>
          <table:table-cell table:number-columns-repeated="2"/>
          <table:table-cell office:value-type="float" office:value="0.489265" calcext:value-type="float">
            <text:p>0.489265</text:p>
          </table:table-cell>
          <table:table-cell office:value-type="float" office:value="0.560587" calcext:value-type="float">
            <text:p>0.560587</text:p>
          </table:table-cell>
          <table:table-cell/>
          <table:table-cell office:value-type="string" calcext:value-type="string">
            <text:p>t4</text:p>
          </table:table-cell>
          <table:table-cell office:value-type="float" office:value="0.253749" calcext:value-type="float">
            <text:p>0.253749</text:p>
          </table:table-cell>
          <table:table-cell office:value-type="float" office:value="0.246464" calcext:value-type="float">
            <text:p>0.246464</text:p>
          </table:table-cell>
          <table:table-cell office:value-type="float" office:value="0.438105" calcext:value-type="float">
            <text:p>0.438105</text:p>
          </table:table-cell>
          <table:table-cell office:value-type="float" office:value="0.241058" calcext:value-type="float">
            <text:p>0.241058</text:p>
          </table:table-cell>
          <table:table-cell table:number-columns-repeated="2"/>
          <table:table-cell office:value-type="string" calcext:value-type="string">
            <text:p>t4</text:p>
          </table:table-cell>
          <table:table-cell table:style-name="ce4" office:value-type="float" office:value="0.212441" calcext:value-type="float">
            <text:p>0.212441</text:p>
          </table:table-cell>
          <table:table-cell table:style-name="ce4" office:value-type="float" office:value="0.222887" calcext:value-type="float">
            <text:p>0.222887</text:p>
          </table:table-cell>
          <table:table-cell office:value-type="float" office:value="0.218658" calcext:value-type="float">
            <text:p>0.218658</text:p>
          </table:table-cell>
          <table:table-cell office:value-type="float" office:value="0.215183" calcext:value-type="float">
            <text:p>0.215183</text:p>
          </table:table-cell>
          <table:table-cell office:value-type="float" office:value="0.219919" calcext:value-type="float">
            <text:p>0.219919</text:p>
          </table:table-cell>
          <table:table-cell office:value-type="float" office:value="0.218135" calcext:value-type="float">
            <text:p>0.218135</text:p>
          </table:table-cell>
          <table:table-cell office:value-type="float" office:value="0.214743" calcext:value-type="float">
            <text:p>0.214743</text:p>
          </table:table-cell>
          <table:table-cell office:value-type="float" office:value="0.213919" calcext:value-type="float">
            <text:p>0.213919</text:p>
          </table:table-cell>
          <table:table-cell table:number-columns-repeated="2"/>
        </table:table-row>
        <table:table-row table:style-name="ro3">
          <table:table-cell/>
          <table:table-cell office:value-type="float" office:value="0.95253" calcext:value-type="float">
            <text:p>0.95253</text:p>
          </table:table-cell>
          <table:table-cell table:number-columns-repeated="2"/>
          <table:table-cell office:value-type="float" office:value="0.477504" calcext:value-type="float">
            <text:p>0.477504</text:p>
          </table:table-cell>
          <table:table-cell office:value-type="float" office:value="0.527474" calcext:value-type="float">
            <text:p>0.527474</text:p>
          </table:table-cell>
          <table:table-cell/>
          <table:table-cell office:value-type="string" calcext:value-type="string">
            <text:p>t1</text:p>
          </table:table-cell>
          <table:table-cell office:value-type="float" office:value="0.243675" calcext:value-type="float">
            <text:p>0.243675</text:p>
          </table:table-cell>
          <table:table-cell office:value-type="float" office:value="0.242579" calcext:value-type="float">
            <text:p>0.242579</text:p>
          </table:table-cell>
          <table:table-cell office:value-type="float" office:value="0.232327" calcext:value-type="float">
            <text:p>0.232327</text:p>
          </table:table-cell>
          <table:table-cell office:value-type="float" office:value="0.236699" calcext:value-type="float">
            <text:p>0.236699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style-name="ce4" office:value-type="float" office:value="0.21474" calcext:value-type="float">
            <text:p>0.21474</text:p>
          </table:table-cell>
          <table:table-cell table:style-name="ce4" office:value-type="float" office:value="0.231668" calcext:value-type="float">
            <text:p>0.231668</text:p>
          </table:table-cell>
          <table:table-cell office:value-type="float" office:value="0.22099" calcext:value-type="float">
            <text:p>0.22099</text:p>
          </table:table-cell>
          <table:table-cell office:value-type="float" office:value="0.217587" calcext:value-type="float">
            <text:p>0.217587</text:p>
          </table:table-cell>
          <table:table-cell office:value-type="float" office:value="0.212987" calcext:value-type="float">
            <text:p>0.212987</text:p>
          </table:table-cell>
          <table:table-cell office:value-type="float" office:value="0.229989" calcext:value-type="float">
            <text:p>0.229989</text:p>
          </table:table-cell>
          <table:table-cell office:value-type="float" office:value="0.232503" calcext:value-type="float">
            <text:p>0.232503</text:p>
          </table:table-cell>
          <table:table-cell office:value-type="float" office:value="0.215414" calcext:value-type="float">
            <text:p>0.215414</text:p>
          </table:table-cell>
          <table:table-cell table:number-columns-repeated="2"/>
        </table:table-row>
        <table:table-row table:style-name="ro3">
          <table:table-cell/>
          <table:table-cell office:value-type="float" office:value="0.949307" calcext:value-type="float">
            <text:p>0.949307</text:p>
          </table:table-cell>
          <table:table-cell table:number-columns-repeated="2"/>
          <table:table-cell office:value-type="float" office:value="0.481386" calcext:value-type="float">
            <text:p>0.481386</text:p>
          </table:table-cell>
          <table:table-cell office:value-type="float" office:value="0.545887" calcext:value-type="float">
            <text:p>0.545887</text:p>
          </table:table-cell>
          <table:table-cell/>
          <table:table-cell office:value-type="string" calcext:value-type="string">
            <text:p>t2</text:p>
          </table:table-cell>
          <table:table-cell office:value-type="float" office:value="0.26667" calcext:value-type="float">
            <text:p>0.26667</text:p>
          </table:table-cell>
          <table:table-cell office:value-type="float" office:value="0.314211" calcext:value-type="float">
            <text:p>0.314211</text:p>
          </table:table-cell>
          <table:table-cell office:value-type="float" office:value="0.235609" calcext:value-type="float">
            <text:p>0.235609</text:p>
          </table:table-cell>
          <table:table-cell office:value-type="float" office:value="0.237756" calcext:value-type="float">
            <text:p>0.237756</text:p>
          </table:table-cell>
          <table:table-cell table:number-columns-repeated="2"/>
          <table:table-cell office:value-type="string" calcext:value-type="string">
            <text:p>t6</text:p>
          </table:table-cell>
          <table:table-cell table:style-name="ce4" office:value-type="float" office:value="0.216189" calcext:value-type="float">
            <text:p>0.216189</text:p>
          </table:table-cell>
          <table:table-cell table:style-name="ce4" office:value-type="float" office:value="0.232397" calcext:value-type="float">
            <text:p>0.232397</text:p>
          </table:table-cell>
          <table:table-cell office:value-type="float" office:value="0.231847" calcext:value-type="float">
            <text:p>0.231847</text:p>
          </table:table-cell>
          <table:table-cell office:value-type="float" office:value="0.214426" calcext:value-type="float">
            <text:p>0.214426</text:p>
          </table:table-cell>
          <table:table-cell office:value-type="float" office:value="0.227808" calcext:value-type="float">
            <text:p>0.227808</text:p>
          </table:table-cell>
          <table:table-cell office:value-type="float" office:value="0.235761" calcext:value-type="float">
            <text:p>0.235761</text:p>
          </table:table-cell>
          <table:table-cell office:value-type="float" office:value="0.234689" calcext:value-type="float">
            <text:p>0.234689</text:p>
          </table:table-cell>
          <table:table-cell office:value-type="float" office:value="0.218997" calcext:value-type="float">
            <text:p>0.218997</text:p>
          </table:table-cell>
          <table:table-cell table:number-columns-repeated="2"/>
        </table:table-row>
        <table:table-row table:style-name="ro3">
          <table:table-cell/>
          <table:table-cell office:value-type="float" office:value="0.91574" calcext:value-type="float">
            <text:p>0.91574</text:p>
          </table:table-cell>
          <table:table-cell table:number-columns-repeated="2"/>
          <table:table-cell office:value-type="float" office:value="0.522176" calcext:value-type="float">
            <text:p>0.522176</text:p>
          </table:table-cell>
          <table:table-cell office:value-type="float" office:value="0.473754" calcext:value-type="float">
            <text:p>0.473754</text:p>
          </table:table-cell>
          <table:table-cell/>
          <table:table-cell office:value-type="string" calcext:value-type="string">
            <text:p>t3</text:p>
          </table:table-cell>
          <table:table-cell office:value-type="float" office:value="0.424167" calcext:value-type="float">
            <text:p>0.424167</text:p>
          </table:table-cell>
          <table:table-cell office:value-type="float" office:value="0.40195" calcext:value-type="float">
            <text:p>0.40195</text:p>
          </table:table-cell>
          <table:table-cell office:value-type="float" office:value="0.449979" calcext:value-type="float">
            <text:p>0.449979</text:p>
          </table:table-cell>
          <table:table-cell office:value-type="float" office:value="0.241439" calcext:value-type="float">
            <text:p>0.241439</text:p>
          </table:table-cell>
          <table:table-cell table:number-columns-repeated="2"/>
          <table:table-cell office:value-type="string" calcext:value-type="string">
            <text:p>t7</text:p>
          </table:table-cell>
          <table:table-cell table:style-name="ce4" office:value-type="float" office:value="0.243188" calcext:value-type="float">
            <text:p>0.243188</text:p>
          </table:table-cell>
          <table:table-cell table:style-name="ce4" office:value-type="float" office:value="0.233166" calcext:value-type="float">
            <text:p>0.233166</text:p>
          </table:table-cell>
          <table:table-cell office:value-type="float" office:value="0.239558" calcext:value-type="float">
            <text:p>0.239558</text:p>
          </table:table-cell>
          <table:table-cell office:value-type="float" office:value="0.226185" calcext:value-type="float">
            <text:p>0.226185</text:p>
          </table:table-cell>
          <table:table-cell office:value-type="float" office:value="0.231183" calcext:value-type="float">
            <text:p>0.231183</text:p>
          </table:table-cell>
          <table:table-cell office:value-type="float" office:value="0.252696" calcext:value-type="float">
            <text:p>0.252696</text:p>
          </table:table-cell>
          <table:table-cell office:value-type="float" office:value="0.254776" calcext:value-type="float">
            <text:p>0.254776</text:p>
          </table:table-cell>
          <table:table-cell office:value-type="float" office:value="0.252966" calcext:value-type="float">
            <text:p>0.252966</text:p>
          </table:table-cell>
          <table:table-cell table:number-columns-repeated="2"/>
        </table:table-row>
        <table:table-row table:style-name="ro3">
          <table:table-cell/>
          <table:table-cell office:value-type="float" office:value="0.920858" calcext:value-type="float">
            <text:p>0.920858</text:p>
          </table:table-cell>
          <table:table-cell table:number-columns-repeated="2"/>
          <table:table-cell office:value-type="float" office:value="0.559575" calcext:value-type="float">
            <text:p>0.559575</text:p>
          </table:table-cell>
          <table:table-cell office:value-type="float" office:value="0.550449" calcext:value-type="float">
            <text:p>0.550449</text:p>
          </table:table-cell>
          <table:table-cell/>
          <table:table-cell office:value-type="string" calcext:value-type="string">
            <text:p>t4</text:p>
          </table:table-cell>
          <table:table-cell office:value-type="float" office:value="0.43678" calcext:value-type="float">
            <text:p>0.43678</text:p>
          </table:table-cell>
          <table:table-cell office:value-type="float" office:value="0.402248" calcext:value-type="float">
            <text:p>0.402248</text:p>
          </table:table-cell>
          <table:table-cell office:value-type="float" office:value="0.45091" calcext:value-type="float">
            <text:p>0.45091</text:p>
          </table:table-cell>
          <table:table-cell office:value-type="float" office:value="0.24876" calcext:value-type="float">
            <text:p>0.24876</text:p>
          </table:table-cell>
          <table:table-cell table:number-columns-repeated="2"/>
          <table:table-cell office:value-type="string" calcext:value-type="string">
            <text:p>t8</text:p>
          </table:table-cell>
          <table:table-cell table:style-name="ce4" office:value-type="float" office:value="0.23336" calcext:value-type="float">
            <text:p>0.23336</text:p>
          </table:table-cell>
          <table:table-cell table:style-name="ce4" office:value-type="float" office:value="0.221838" calcext:value-type="float">
            <text:p>0.221838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230743" calcext:value-type="float">
            <text:p>0.230743</text:p>
          </table:table-cell>
          <table:table-cell office:value-type="float" office:value="0.237344" calcext:value-type="float">
            <text:p>0.237344</text:p>
          </table:table-cell>
          <table:table-cell office:value-type="float" office:value="0.254004" calcext:value-type="float">
            <text:p>0.254004</text:p>
          </table:table-cell>
          <table:table-cell office:value-type="float" office:value="0.260591" calcext:value-type="float">
            <text:p>0.260591</text:p>
          </table:table-cell>
          <table:table-cell office:value-type="float" office:value="0.256656" calcext:value-type="float">
            <text:p>0.256656</text:p>
          </table:table-cell>
          <table:table-cell table:number-columns-repeated="2"/>
        </table:table-row>
        <table:table-row table:style-name="ro3">
          <table:table-cell/>
          <table:table-cell office:value-type="float" office:value="0.934736" calcext:value-type="float">
            <text:p>0.934736</text:p>
          </table:table-cell>
          <table:table-cell table:number-columns-repeated="2"/>
          <table:table-cell office:value-type="float" office:value="0.457065" calcext:value-type="float">
            <text:p>0.457065</text:p>
          </table:table-cell>
          <table:table-cell office:value-type="float" office:value="0.466272" calcext:value-type="float">
            <text:p>0.466272</text:p>
          </table:table-cell>
          <table:table-cell/>
          <table:table-cell office:value-type="string" calcext:value-type="string">
            <text:p>t1 t3</text:p>
          </table:table-cell>
          <table:table-cell office:value-type="float" office:value="0.226206" calcext:value-type="float">
            <text:p>0.226206</text:p>
          </table:table-cell>
          <table:table-cell office:value-type="float" office:value="0.23429" calcext:value-type="float">
            <text:p>0.23429</text:p>
          </table:table-cell>
          <table:table-cell office:value-type="float" office:value="0.236966" calcext:value-type="float">
            <text:p>0.236966</text:p>
          </table:table-cell>
          <table:table-cell office:value-type="float" office:value="0.243576" calcext:value-type="float">
            <text:p>0.243576</text:p>
          </table:table-cell>
          <table:table-cell table:style-name="ce2"/>
          <table:table-cell/>
          <table:table-cell office:value-type="string" calcext:value-type="string">
            <text:p>t1 t3 t5 t7</text:p>
          </table:table-cell>
          <table:table-cell office:value-type="float" office:value="0.20921" calcext:value-type="float">
            <text:p>0.20921</text:p>
          </table:table-cell>
          <table:table-cell office:value-type="float" office:value="0.222346" calcext:value-type="float">
            <text:p>0.222346</text:p>
          </table:table-cell>
          <table:table-cell office:value-type="float" office:value="0.233365" calcext:value-type="float">
            <text:p>0.233365</text:p>
          </table:table-cell>
          <table:table-cell office:value-type="float" office:value="0.228529" calcext:value-type="float">
            <text:p>0.228529</text:p>
          </table:table-cell>
          <table:table-cell office:value-type="float" office:value="0.211308" calcext:value-type="float">
            <text:p>0.211308</text:p>
          </table:table-cell>
          <table:table-cell office:value-type="float" office:value="0.234543" calcext:value-type="float">
            <text:p>0.234543</text:p>
          </table:table-cell>
          <table:table-cell office:value-type="float" office:value="0.244278" calcext:value-type="float">
            <text:p>0.244278</text:p>
          </table:table-cell>
          <table:table-cell office:value-type="float" office:value="0.274673" calcext:value-type="float">
            <text:p>0.274673</text:p>
          </table:table-cell>
          <table:table-cell table:style-name="ce2"/>
          <table:table-cell/>
        </table:table-row>
        <table:table-row table:style-name="ro3">
          <table:table-cell/>
          <table:table-cell office:value-type="float" office:value="0.912079" calcext:value-type="float">
            <text:p>0.912079</text:p>
          </table:table-cell>
          <table:table-cell table:number-columns-repeated="2"/>
          <table:table-cell office:value-type="float" office:value="0.467466" calcext:value-type="float">
            <text:p>0.467466</text:p>
          </table:table-cell>
          <table:table-cell office:value-type="float" office:value="0.466444" calcext:value-type="float">
            <text:p>0.466444</text:p>
          </table:table-cell>
          <table:table-cell/>
          <table:table-cell office:value-type="string" calcext:value-type="string">
            <text:p>t2 t4</text:p>
          </table:table-cell>
          <table:table-cell office:value-type="float" office:value="0.227267" calcext:value-type="float">
            <text:p>0.227267</text:p>
          </table:table-cell>
          <table:table-cell office:value-type="float" office:value="0.241938" calcext:value-type="float">
            <text:p>0.241938</text:p>
          </table:table-cell>
          <table:table-cell office:value-type="float" office:value="0.237382" calcext:value-type="float">
            <text:p>0.237382</text:p>
          </table:table-cell>
          <table:table-cell office:value-type="float" office:value="0.243726" calcext:value-type="float">
            <text:p>0.243726</text:p>
          </table:table-cell>
          <table:table-cell table:style-name="ce2"/>
          <table:table-cell/>
          <table:table-cell office:value-type="string" calcext:value-type="string">
            <text:p>t2 t4 t6 t8</text:p>
          </table:table-cell>
          <table:table-cell office:value-type="float" office:value="0.210155" calcext:value-type="float">
            <text:p>0.210155</text:p>
          </table:table-cell>
          <table:table-cell office:value-type="float" office:value="0.209017" calcext:value-type="float">
            <text:p>0.209017</text:p>
          </table:table-cell>
          <table:table-cell office:value-type="float" office:value="0.234281" calcext:value-type="float">
            <text:p>0.234281</text:p>
          </table:table-cell>
          <table:table-cell office:value-type="float" office:value="0.242777" calcext:value-type="float">
            <text:p>0.242777</text:p>
          </table:table-cell>
          <table:table-cell office:value-type="float" office:value="0.214189" calcext:value-type="float">
            <text:p>0.214189</text:p>
          </table:table-cell>
          <table:table-cell office:value-type="float" office:value="0.235913" calcext:value-type="float">
            <text:p>0.235913</text:p>
          </table:table-cell>
          <table:table-cell office:value-type="float" office:value="0.253989" calcext:value-type="float">
            <text:p>0.253989</text:p>
          </table:table-cell>
          <table:table-cell office:value-type="float" office:value="0.310902" calcext:value-type="float">
            <text:p>0.310902</text:p>
          </table:table-cell>
          <table:table-cell table:style-name="ce2" table:number-columns-repeated="2"/>
        </table:table-row>
        <table:table-row table:style-name="ro3">
          <table:table-cell/>
          <table:table-cell table:style-name="ce2"/>
          <table:table-cell/>
          <table:table-cell table:style-name="Default" table:number-columns-repeated="2"/>
          <table:table-cell table:style-name="ce2"/>
          <table:table-cell/>
          <table:table-cell table:style-name="ce2" table:number-columns-repeated="8"/>
          <table:table-cell table:number-columns-repeated="2"/>
          <table:table-cell table:style-name="ce2" table:number-columns-repeated="8"/>
        </table:table-row>
        <table:table-row table:style-name="ro3">
          <table:table-cell office:value-type="string" calcext:value-type="string">
            <text:p>Average</text:p>
          </table:table-cell>
          <table:table-cell table:style-name="ce5" table:formula="of:=AVERAGE([.B3:.B12])" office:value-type="float" office:value="0.9319596" calcext:value-type="float">
            <text:p>0.9319596</text:p>
          </table:table-cell>
          <table:table-cell table:number-columns-repeated="2"/>
          <table:table-cell table:style-name="ce2" table:formula="of:=AVERAGE([.E3:.E12])" office:value-type="float" office:value="0.4927917" calcext:value-type="float">
            <text:p>0.4927917</text:p>
          </table:table-cell>
          <table:table-cell table:style-name="ce2" table:formula="of:=AVERAGE([.F3:.F12])" office:value-type="float" office:value="0.5132121" calcext:value-type="float">
            <text:p>0.5132121</text:p>
          </table:table-cell>
          <table:table-cell table:style-name="ce5" table:formula="of:=AVERAGE([.E14:.F14])" office:value-type="float" office:value="0.5030019" calcext:value-type="float">
            <text:p>0.5030019</text:p>
          </table:table-cell>
          <table:table-cell table:style-name="ce2"/>
          <table:table-cell table:style-name="ce2" table:formula="of:=AVERAGE([.I3:.I12])" office:value-type="float" office:value="0.2799815" calcext:value-type="float">
            <text:p>0.2799815</text:p>
          </table:table-cell>
          <table:table-cell table:style-name="ce2" table:formula="of:=AVERAGE([.J3:.J12])" office:value-type="float" office:value="0.2793558" calcext:value-type="float">
            <text:p>0.2793558</text:p>
          </table:table-cell>
          <table:table-cell table:style-name="ce2" table:formula="of:=AVERAGE([.K3:.K12])" office:value-type="float" office:value="0.3198171" calcext:value-type="float">
            <text:p>0.3198171</text:p>
          </table:table-cell>
          <table:table-cell table:style-name="ce2" table:formula="of:=AVERAGE([.L3:.L12])" office:value-type="float" office:value="0.2396305" calcext:value-type="float">
            <text:p>0.2396305</text:p>
          </table:table-cell>
          <table:table-cell table:style-name="ce5" table:formula="of:=AVERAGE([.I14:.L14])" office:value-type="float" office:value="0.279696225" calcext:value-type="float">
            <text:p>0.279696225</text:p>
          </table:table-cell>
          <table:table-cell table:style-name="ce2" table:number-columns-repeated="2"/>
          <table:table-cell table:formula="of:=AVERAGE([.P3:.P12])" office:value-type="float" office:value="0.2169204" calcext:value-type="float">
            <text:p>0.2169204</text:p>
          </table:table-cell>
          <table:table-cell table:formula="of:=AVERAGE([.Q3:.Q12])" office:value-type="float" office:value="0.2211022" calcext:value-type="float">
            <text:p>0.2211022</text:p>
          </table:table-cell>
          <table:table-cell table:style-name="ce2" table:formula="of:=AVERAGE([.R3:.R12])" office:value-type="float" office:value="0.2254147" calcext:value-type="float">
            <text:p>0.2254147</text:p>
          </table:table-cell>
          <table:table-cell table:style-name="ce2" table:formula="of:=AVERAGE([.S3:.S12])" office:value-type="float" office:value="0.2201864" calcext:value-type="float">
            <text:p>0.2201864</text:p>
          </table:table-cell>
          <table:table-cell table:style-name="ce2" table:formula="of:=AVERAGE([.T3:.T12])" office:value-type="float" office:value="0.2188012" calcext:value-type="float">
            <text:p>0.2188012</text:p>
          </table:table-cell>
          <table:table-cell table:style-name="ce2" table:formula="of:=AVERAGE([.U3:.U12])" office:value-type="float" office:value="0.2298801" calcext:value-type="float">
            <text:p>0.2298801</text:p>
          </table:table-cell>
          <table:table-cell table:style-name="ce2" table:formula="of:=AVERAGE([.V3:.V12])" office:value-type="float" office:value="0.2331193" calcext:value-type="float">
            <text:p>0.2331193</text:p>
          </table:table-cell>
          <table:table-cell table:style-name="ce2" table:formula="of:=AVERAGE([.W3:.W12])" office:value-type="float" office:value="0.2374478" calcext:value-type="float">
            <text:p>0.2374478</text:p>
          </table:table-cell>
          <table:table-cell table:style-name="ce5" table:formula="of:=AVERAGE([.P14:.W14])" office:value-type="float" office:value="0.2253590125" calcext:value-type="float">
            <text:p>0.2253590125</text:p>
          </table:table-cell>
          <table:table-cell table:style-name="ce2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number-columns-repeated="2"/>
          <table:table-cell table:number-columns-repeated="2" table:style-name="ce2" office:value-type="string" calcext:value-type="string">
            <text:p>sec</text:p>
          </table:table-cell>
          <table:table-cell office:value-type="string" calcext:value-type="string">
            <text:p>sec</text:p>
          </table:table-cell>
          <table:table-cell table:style-name="ce2"/>
          <table:table-cell table:number-columns-repeated="5" table:style-name="ce2" office:value-type="string" calcext:value-type="string">
            <text:p>sec</text:p>
          </table:table-cell>
          <table:table-cell table:style-name="ce2" table:number-columns-repeated="2"/>
          <table:table-cell table:number-columns-repeated="2" office:value-type="string" calcext:value-type="string">
            <text:p>sec</text:p>
          </table:table-cell>
          <table:table-cell table:number-columns-repeated="7" table:style-name="ce2" office:value-type="string" calcext:value-type="string">
            <text:p>sec</text:p>
          </table:table-cell>
          <table:table-cell table:style-name="ce2"/>
        </table:table-row>
        <table:table-row table:style-name="ro3" table:number-rows-repeated="3">
          <table:table-cell/>
          <table:table-cell table:style-name="ce2"/>
          <table:table-cell table:number-columns-repeated="2"/>
          <table:table-cell table:style-name="ce2" table:number-columns-repeated="2"/>
          <table:table-cell/>
          <table:table-cell table:style-name="ce2" table:number-columns-repeated="8"/>
          <table:table-cell table:number-columns-repeated="2"/>
          <table:table-cell table:style-name="ce2" table:number-columns-repeated="8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Default" table:number-columns-repeated="9"/>
          <table:table-cell table:number-columns-repeated="2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ce5" table:formula="of:=AVERAGE([.B9:.B18])" office:value-type="float" office:value="0.92307452" calcext:value-type="float">
            <text:p>0.92307452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9"/>
          <table:table-cell table:number-columns-repeated="2"/>
        </table:table-row>
        <table:table-row table:style-name="ro3">
          <table:table-cell table:style-name="Default" office:value-type="float" office:value="2" calcext:value-type="float">
            <text:p>2</text:p>
          </table:table-cell>
          <table:table-cell table:style-name="ce5" table:formula="of:=AVERAGE([.E14];[.F14])" office:value-type="float" office:value="0.5030019" calcext:value-type="float">
            <text:p>0.5030019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9"/>
          <table:table-cell table:number-columns-repeated="2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ce5" table:formula="of:=AVERAGE([.I14:.L14])" office:value-type="float" office:value="0.279696225" calcext:value-type="float">
            <text:p>0.279696225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9"/>
          <table:table-cell table:number-columns-repeated="2"/>
        </table:table-row>
        <table:table-row table:style-name="ro3">
          <table:table-cell table:style-name="Default" office:value-type="float" office:value="8" calcext:value-type="float">
            <text:p>8</text:p>
          </table:table-cell>
          <table:table-cell table:style-name="ce5" table:formula="of:=AVERAGE([.P14:.W14])" office:value-type="float" office:value="0.2253590125" calcext:value-type="float">
            <text:p>0.2253590125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9"/>
          <table:table-cell table:number-columns-repeated="2"/>
        </table:table-row>
      </table:table>
      <table:table table:name="1024" table:style-name="ta1">
        <table:shapes>
          <draw:frame draw:z-index="0" draw:style-name="gr1" draw:text-style-name="P1" svg:width="6.2988in" svg:height="3.5429in" svg:x="2.3118in" svg:y="3.9713in">
            <draw:object draw:notify-on-update-of-ranges="'1024'.A20:'1024'.A23 '1024'.B20:'1024'.B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ce2"/>
        <table:table-column table:style-name="co2" table:default-cell-style-name="ce4"/>
        <table:table-column table:style-name="co2" table:number-columns-repeated="2" table:default-cell-style-name="ce2"/>
        <table:table-column table:style-name="co2" table:number-columns-repeated="2" table:default-cell-style-name="ce4"/>
        <table:table-column table:style-name="co2" table:default-cell-style-name="ce2"/>
        <table:table-column table:style-name="co2" table:default-cell-style-name="ce3"/>
        <table:table-column table:style-name="co2" table:number-columns-repeated="4" table:default-cell-style-name="ce4"/>
        <table:table-column table:style-name="co2" table:default-cell-style-name="ce2"/>
        <table:table-column table:style-name="co2" table:default-cell-style-name="Default"/>
        <table:table-column table:style-name="co2" table:default-cell-style-name="ce3"/>
        <table:table-column table:style-name="co2" table:number-columns-repeated="3" table:default-cell-style-name="ce2"/>
        <table:table-column table:style-name="co2" table:number-columns-repeated="5" table:default-cell-style-name="ce4"/>
        <table:table-column table:style-name="co2" table:default-cell-style-name="ce2"/>
        <table:table-column table:style-name="co2" table:default-cell-style-name="Default"/>
        <table:table-row table:style-name="ro3">
          <table:table-cell table:style-name="ce1" office:value-type="string" calcext:value-type="string">
            <text:p>1024*1024</text:p>
          </table:table-cell>
          <table:table-cell table:style-name="ce2" office:value-type="string" calcext:value-type="string">
            <text:p>1 thread</text:p>
          </table:table-cell>
          <table:table-cell table:number-columns-repeated="2"/>
          <table:table-cell table:style-name="ce2" office:value-type="string" calcext:value-type="string">
            <text:p>2 threads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4 threads</text:p>
          </table:table-cell>
          <table:table-cell table:style-name="ce2" table:number-columns-repeated="3"/>
          <table:table-cell table:number-columns-repeated="2"/>
          <table:table-cell table:style-name="ce2"/>
          <table:table-cell office:value-type="string" calcext:value-type="string">
            <text:p>8 threads</text:p>
          </table:table-cell>
          <table:table-cell table:number-columns-repeated="2"/>
          <table:table-cell table:style-name="ce2" table:number-columns-repeated="5"/>
          <table:table-cell/>
          <table:table-cell table:style-name="ce2"/>
        </table:table-row>
        <table:table-row table:style-name="ro3">
          <table:table-cell/>
          <table:table-cell table:style-name="ce3" office:value-type="string" calcext:value-type="string">
            <text:p>t1</text:p>
          </table:table-cell>
          <table:table-cell table:number-columns-repeated="2"/>
          <table:table-cell table:style-name="ce3" office:value-type="string" calcext:value-type="string">
            <text:p>t1</text:p>
          </table:table-cell>
          <table:table-cell table:style-name="ce3" office:value-type="string" calcext:value-type="string">
            <text:p>t2</text:p>
          </table:table-cell>
          <table:table-cell/>
          <table:table-cell table:style-name="ce2"/>
          <table:table-cell table:style-name="ce3" table:number-columns-repeated="4"/>
          <table:table-cell table:number-columns-repeated="2"/>
          <table:table-cell table:style-name="ce2"/>
          <table:table-cell table:style-name="ce3" table:number-columns-repeated="8"/>
          <table:table-cell/>
          <table:table-cell table:style-name="ce2"/>
        </table:table-row>
        <table:table-row table:style-name="ro3">
          <table:table-cell/>
          <table:table-cell office:value-type="float" office:value="9.716745" calcext:value-type="float">
            <text:p>9.716745</text:p>
          </table:table-cell>
          <table:table-cell table:number-columns-repeated="2"/>
          <table:table-cell office:value-type="float" office:value="5.186979" calcext:value-type="float">
            <text:p>5.186979</text:p>
          </table:table-cell>
          <table:table-cell office:value-type="float" office:value="5.206402" calcext:value-type="float">
            <text:p>5.206402</text:p>
          </table:table-cell>
          <table:table-cell/>
          <table:table-cell office:value-type="string" calcext:value-type="string">
            <text:p>t1</text:p>
          </table:table-cell>
          <table:table-cell office:value-type="float" office:value="2.771441" calcext:value-type="float">
            <text:p>2.771441</text:p>
          </table:table-cell>
          <table:table-cell office:value-type="float" office:value="2.718864" calcext:value-type="float">
            <text:p>2.718864</text:p>
          </table:table-cell>
          <table:table-cell office:value-type="float" office:value="2.74857" calcext:value-type="float">
            <text:p>2.74857</text:p>
          </table:table-cell>
          <table:table-cell office:value-type="float" office:value="2.81203" calcext:value-type="float">
            <text:p>2.8120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style-name="ce4" office:value-type="float" office:value="2.330553" calcext:value-type="float">
            <text:p>2.330553</text:p>
          </table:table-cell>
          <table:table-cell table:style-name="ce4" office:value-type="float" office:value="2.307065" calcext:value-type="float">
            <text:p>2.307065</text:p>
          </table:table-cell>
          <table:table-cell table:style-name="ce4" office:value-type="float" office:value="2.411132" calcext:value-type="float">
            <text:p>2.411132</text:p>
          </table:table-cell>
          <table:table-cell office:value-type="float" office:value="2.413474" calcext:value-type="float">
            <text:p>2.413474</text:p>
          </table:table-cell>
          <table:table-cell office:value-type="float" office:value="2.485348" calcext:value-type="float">
            <text:p>2.485348</text:p>
          </table:table-cell>
          <table:table-cell office:value-type="float" office:value="2.400708" calcext:value-type="float">
            <text:p>2.400708</text:p>
          </table:table-cell>
          <table:table-cell office:value-type="float" office:value="2.435786" calcext:value-type="float">
            <text:p>2.435786</text:p>
          </table:table-cell>
          <table:table-cell office:value-type="float" office:value="2.249431" calcext:value-type="float">
            <text:p>2.24943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0.274389" calcext:value-type="float">
            <text:p>10.274389</text:p>
          </table:table-cell>
          <table:table-cell table:number-columns-repeated="2"/>
          <table:table-cell office:value-type="float" office:value="5.480366" calcext:value-type="float">
            <text:p>5.480366</text:p>
          </table:table-cell>
          <table:table-cell office:value-type="float" office:value="5.161061" calcext:value-type="float">
            <text:p>5.161061</text:p>
          </table:table-cell>
          <table:table-cell/>
          <table:table-cell office:value-type="string" calcext:value-type="string">
            <text:p>t2</text:p>
          </table:table-cell>
          <table:table-cell office:value-type="float" office:value="2.771437" calcext:value-type="float">
            <text:p>2.771437</text:p>
          </table:table-cell>
          <table:table-cell office:value-type="float" office:value="2.72891" calcext:value-type="float">
            <text:p>2.72891</text:p>
          </table:table-cell>
          <table:table-cell office:value-type="float" office:value="2.747988" calcext:value-type="float">
            <text:p>2.747988</text:p>
          </table:table-cell>
          <table:table-cell office:value-type="float" office:value="2.841605" calcext:value-type="float">
            <text:p>2.841605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style-name="ce4" office:value-type="float" office:value="2.391406" calcext:value-type="float">
            <text:p>2.391406</text:p>
          </table:table-cell>
          <table:table-cell table:style-name="ce4" office:value-type="float" office:value="2.352456" calcext:value-type="float">
            <text:p>2.352456</text:p>
          </table:table-cell>
          <table:table-cell table:style-name="ce4" office:value-type="float" office:value="2.553154" calcext:value-type="float">
            <text:p>2.553154</text:p>
          </table:table-cell>
          <table:table-cell office:value-type="float" office:value="2.413466" calcext:value-type="float">
            <text:p>2.413466</text:p>
          </table:table-cell>
          <table:table-cell office:value-type="float" office:value="2.598279" calcext:value-type="float">
            <text:p>2.598279</text:p>
          </table:table-cell>
          <table:table-cell office:value-type="float" office:value="2.419702" calcext:value-type="float">
            <text:p>2.419702</text:p>
          </table:table-cell>
          <table:table-cell office:value-type="float" office:value="2.444615" calcext:value-type="float">
            <text:p>2.444615</text:p>
          </table:table-cell>
          <table:table-cell office:value-type="float" office:value="2.28616" calcext:value-type="float">
            <text:p>2.28616</text:p>
          </table:table-cell>
          <table:table-cell table:number-columns-repeated="2"/>
        </table:table-row>
        <table:table-row table:style-name="ro3">
          <table:table-cell/>
          <table:table-cell office:value-type="float" office:value="10.339078" calcext:value-type="float">
            <text:p>10.339078</text:p>
          </table:table-cell>
          <table:table-cell table:number-columns-repeated="2"/>
          <table:table-cell office:value-type="float" office:value="5.169923" calcext:value-type="float">
            <text:p>5.169923</text:p>
          </table:table-cell>
          <table:table-cell office:value-type="float" office:value="5.169921" calcext:value-type="float">
            <text:p>5.169921</text:p>
          </table:table-cell>
          <table:table-cell/>
          <table:table-cell office:value-type="string" calcext:value-type="string">
            <text:p>t3</text:p>
          </table:table-cell>
          <table:table-cell office:value-type="float" office:value="2.793961" calcext:value-type="float">
            <text:p>2.793961</text:p>
          </table:table-cell>
          <table:table-cell office:value-type="float" office:value="2.748334" calcext:value-type="float">
            <text:p>2.748334</text:p>
          </table:table-cell>
          <table:table-cell office:value-type="float" office:value="2.785561" calcext:value-type="float">
            <text:p>2.785561</text:p>
          </table:table-cell>
          <table:table-cell office:value-type="float" office:value="2.84164" calcext:value-type="float">
            <text:p>2.84164</text:p>
          </table:table-cell>
          <table:table-cell table:number-columns-repeated="2"/>
          <table:table-cell office:value-type="string" calcext:value-type="string">
            <text:p>t3</text:p>
          </table:table-cell>
          <table:table-cell table:style-name="ce4" office:value-type="float" office:value="2.428809" calcext:value-type="float">
            <text:p>2.428809</text:p>
          </table:table-cell>
          <table:table-cell table:style-name="ce4" office:value-type="float" office:value="2.419363" calcext:value-type="float">
            <text:p>2.419363</text:p>
          </table:table-cell>
          <table:table-cell table:style-name="ce4" office:value-type="float" office:value="2.634966" calcext:value-type="float">
            <text:p>2.634966</text:p>
          </table:table-cell>
          <table:table-cell office:value-type="float" office:value="2.413432" calcext:value-type="float">
            <text:p>2.413432</text:p>
          </table:table-cell>
          <table:table-cell office:value-type="float" office:value="2.645867" calcext:value-type="float">
            <text:p>2.645867</text:p>
          </table:table-cell>
          <table:table-cell office:value-type="float" office:value="2.494866" calcext:value-type="float">
            <text:p>2.494866</text:p>
          </table:table-cell>
          <table:table-cell office:value-type="float" office:value="2.481643" calcext:value-type="float">
            <text:p>2.481643</text:p>
          </table:table-cell>
          <table:table-cell office:value-type="float" office:value="2.329089" calcext:value-type="float">
            <text:p>2.329089</text:p>
          </table:table-cell>
          <table:table-cell table:number-columns-repeated="2"/>
        </table:table-row>
        <table:table-row table:style-name="ro3">
          <table:table-cell/>
          <table:table-cell office:value-type="float" office:value="10.053457" calcext:value-type="float">
            <text:p>10.053457</text:p>
          </table:table-cell>
          <table:table-cell table:number-columns-repeated="2"/>
          <table:table-cell office:value-type="float" office:value="5.32137" calcext:value-type="float">
            <text:p>5.32137</text:p>
          </table:table-cell>
          <table:table-cell office:value-type="float" office:value="5.515074" calcext:value-type="float">
            <text:p>5.515074</text:p>
          </table:table-cell>
          <table:table-cell/>
          <table:table-cell office:value-type="string" calcext:value-type="string">
            <text:p>t4</text:p>
          </table:table-cell>
          <table:table-cell office:value-type="float" office:value="2.816471" calcext:value-type="float">
            <text:p>2.816471</text:p>
          </table:table-cell>
          <table:table-cell office:value-type="float" office:value="2.759333" calcext:value-type="float">
            <text:p>2.759333</text:p>
          </table:table-cell>
          <table:table-cell office:value-type="float" office:value="2.803502" calcext:value-type="float">
            <text:p>2.803502</text:p>
          </table:table-cell>
          <table:table-cell office:value-type="float" office:value="2.884605" calcext:value-type="float">
            <text:p>2.884605</text:p>
          </table:table-cell>
          <table:table-cell table:number-columns-repeated="2"/>
          <table:table-cell office:value-type="string" calcext:value-type="string">
            <text:p>t4</text:p>
          </table:table-cell>
          <table:table-cell table:style-name="ce4" office:value-type="float" office:value="2.436152" calcext:value-type="float">
            <text:p>2.436152</text:p>
          </table:table-cell>
          <table:table-cell table:style-name="ce4" office:value-type="float" office:value="2.484693" calcext:value-type="float">
            <text:p>2.484693</text:p>
          </table:table-cell>
          <table:table-cell table:style-name="ce4" office:value-type="float" office:value="2.650889" calcext:value-type="float">
            <text:p>2.650889</text:p>
          </table:table-cell>
          <table:table-cell office:value-type="float" office:value="2.441784" calcext:value-type="float">
            <text:p>2.441784</text:p>
          </table:table-cell>
          <table:table-cell office:value-type="float" office:value="2.657906" calcext:value-type="float">
            <text:p>2.657906</text:p>
          </table:table-cell>
          <table:table-cell office:value-type="float" office:value="2.496568" calcext:value-type="float">
            <text:p>2.496568</text:p>
          </table:table-cell>
          <table:table-cell office:value-type="float" office:value="2.553715" calcext:value-type="float">
            <text:p>2.553715</text:p>
          </table:table-cell>
          <table:table-cell office:value-type="float" office:value="2.339263" calcext:value-type="float">
            <text:p>2.339263</text:p>
          </table:table-cell>
          <table:table-cell table:number-columns-repeated="2"/>
        </table:table-row>
        <table:table-row table:style-name="ro3">
          <table:table-cell/>
          <table:table-cell office:value-type="float" office:value="9.714137" calcext:value-type="float">
            <text:p>9.714137</text:p>
          </table:table-cell>
          <table:table-cell table:number-columns-repeated="2"/>
          <table:table-cell office:value-type="float" office:value="5.292825" calcext:value-type="float">
            <text:p>5.292825</text:p>
          </table:table-cell>
          <table:table-cell office:value-type="float" office:value="5.151318" calcext:value-type="float">
            <text:p>5.151318</text:p>
          </table:table-cell>
          <table:table-cell/>
          <table:table-cell office:value-type="string" calcext:value-type="string">
            <text:p>t1</text:p>
          </table:table-cell>
          <table:table-cell office:value-type="float" office:value="2.699484" calcext:value-type="float">
            <text:p>2.699484</text:p>
          </table:table-cell>
          <table:table-cell office:value-type="float" office:value="2.859088" calcext:value-type="float">
            <text:p>2.859088</text:p>
          </table:table-cell>
          <table:table-cell office:value-type="float" office:value="2.715118" calcext:value-type="float">
            <text:p>2.715118</text:p>
          </table:table-cell>
          <table:table-cell office:value-type="float" office:value="2.749218" calcext:value-type="float">
            <text:p>2.749218</text:p>
          </table:table-cell>
          <table:table-cell table:style-name="Default"/>
          <table:table-cell/>
          <table:table-cell office:value-type="string" calcext:value-type="string">
            <text:p>t5</text:p>
          </table:table-cell>
          <table:table-cell table:style-name="ce4" office:value-type="float" office:value="2.464243" calcext:value-type="float">
            <text:p>2.464243</text:p>
          </table:table-cell>
          <table:table-cell table:style-name="ce4" office:value-type="float" office:value="2.516645" calcext:value-type="float">
            <text:p>2.516645</text:p>
          </table:table-cell>
          <table:table-cell table:style-name="ce4" office:value-type="float" office:value="2.636578" calcext:value-type="float">
            <text:p>2.636578</text:p>
          </table:table-cell>
          <table:table-cell office:value-type="float" office:value="2.477646" calcext:value-type="float">
            <text:p>2.477646</text:p>
          </table:table-cell>
          <table:table-cell office:value-type="float" office:value="2.695952" calcext:value-type="float">
            <text:p>2.695952</text:p>
          </table:table-cell>
          <table:table-cell office:value-type="float" office:value="2.505073" calcext:value-type="float">
            <text:p>2.505073</text:p>
          </table:table-cell>
          <table:table-cell office:value-type="float" office:value="2.563809" calcext:value-type="float">
            <text:p>2.563809</text:p>
          </table:table-cell>
          <table:table-cell office:value-type="float" office:value="2.379001" calcext:value-type="float">
            <text:p>2.37900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0.106728" calcext:value-type="float">
            <text:p>10.106728</text:p>
          </table:table-cell>
          <table:table-cell table:number-columns-repeated="2"/>
          <table:table-cell office:value-type="float" office:value="4.815168" calcext:value-type="float">
            <text:p>4.815168</text:p>
          </table:table-cell>
          <table:table-cell office:value-type="float" office:value="4.833331" calcext:value-type="float">
            <text:p>4.833331</text:p>
          </table:table-cell>
          <table:table-cell/>
          <table:table-cell office:value-type="string" calcext:value-type="string">
            <text:p>t2</text:p>
          </table:table-cell>
          <table:table-cell office:value-type="float" office:value="2.699484" calcext:value-type="float">
            <text:p>2.699484</text:p>
          </table:table-cell>
          <table:table-cell office:value-type="float" office:value="2.890325" calcext:value-type="float">
            <text:p>2.890325</text:p>
          </table:table-cell>
          <table:table-cell office:value-type="float" office:value="2.734695" calcext:value-type="float">
            <text:p>2.734695</text:p>
          </table:table-cell>
          <table:table-cell office:value-type="float" office:value="2.792188" calcext:value-type="float">
            <text:p>2.792188</text:p>
          </table:table-cell>
          <table:table-cell table:style-name="Default"/>
          <table:table-cell/>
          <table:table-cell office:value-type="string" calcext:value-type="string">
            <text:p>t6</text:p>
          </table:table-cell>
          <table:table-cell table:style-name="ce4" office:value-type="float" office:value="2.486902" calcext:value-type="float">
            <text:p>2.486902</text:p>
          </table:table-cell>
          <table:table-cell table:style-name="ce4" office:value-type="float" office:value="2.534009" calcext:value-type="float">
            <text:p>2.534009</text:p>
          </table:table-cell>
          <table:table-cell table:style-name="ce4" office:value-type="float" office:value="2.67395" calcext:value-type="float">
            <text:p>2.67395</text:p>
          </table:table-cell>
          <table:table-cell office:value-type="float" office:value="2.47763" calcext:value-type="float">
            <text:p>2.47763</text:p>
          </table:table-cell>
          <table:table-cell office:value-type="float" office:value="2.708652" calcext:value-type="float">
            <text:p>2.708652</text:p>
          </table:table-cell>
          <table:table-cell office:value-type="float" office:value="2.541003" calcext:value-type="float">
            <text:p>2.541003</text:p>
          </table:table-cell>
          <table:table-cell office:value-type="float" office:value="2.582694" calcext:value-type="float">
            <text:p>2.582694</text:p>
          </table:table-cell>
          <table:table-cell office:value-type="float" office:value="2.411776" calcext:value-type="float">
            <text:p>2.411776</text:p>
          </table:table-cell>
          <table:table-cell table:number-columns-repeated="2"/>
        </table:table-row>
        <table:table-row table:style-name="ro3">
          <table:table-cell/>
          <table:table-cell office:value-type="float" office:value="10.214955" calcext:value-type="float">
            <text:p>10.214955</text:p>
          </table:table-cell>
          <table:table-cell table:number-columns-repeated="2"/>
          <table:table-cell office:value-type="float" office:value="5.108323" calcext:value-type="float">
            <text:p>5.108323</text:p>
          </table:table-cell>
          <table:table-cell office:value-type="float" office:value="5.129626" calcext:value-type="float">
            <text:p>5.129626</text:p>
          </table:table-cell>
          <table:table-cell/>
          <table:table-cell office:value-type="string" calcext:value-type="string">
            <text:p>t3</text:p>
          </table:table-cell>
          <table:table-cell office:value-type="float" office:value="2.720945" calcext:value-type="float">
            <text:p>2.720945</text:p>
          </table:table-cell>
          <table:table-cell office:value-type="float" office:value="2.890322" calcext:value-type="float">
            <text:p>2.890322</text:p>
          </table:table-cell>
          <table:table-cell office:value-type="float" office:value="2.734691" calcext:value-type="float">
            <text:p>2.734691</text:p>
          </table:table-cell>
          <table:table-cell office:value-type="float" office:value="2.864423" calcext:value-type="float">
            <text:p>2.864423</text:p>
          </table:table-cell>
          <table:table-cell table:style-name="Default"/>
          <table:table-cell/>
          <table:table-cell office:value-type="string" calcext:value-type="string">
            <text:p>t7</text:p>
          </table:table-cell>
          <table:table-cell table:style-name="ce4" office:value-type="float" office:value="2.497675" calcext:value-type="float">
            <text:p>2.497675</text:p>
          </table:table-cell>
          <table:table-cell table:style-name="ce4" office:value-type="float" office:value="2.542608" calcext:value-type="float">
            <text:p>2.542608</text:p>
          </table:table-cell>
          <table:table-cell table:style-name="ce4" office:value-type="float" office:value="2.689048" calcext:value-type="float">
            <text:p>2.689048</text:p>
          </table:table-cell>
          <table:table-cell office:value-type="float" office:value="2.611698" calcext:value-type="float">
            <text:p>2.611698</text:p>
          </table:table-cell>
          <table:table-cell office:value-type="float" office:value="2.846834" calcext:value-type="float">
            <text:p>2.846834</text:p>
          </table:table-cell>
          <table:table-cell office:value-type="float" office:value="2.581587" calcext:value-type="float">
            <text:p>2.581587</text:p>
          </table:table-cell>
          <table:table-cell office:value-type="float" office:value="2.617592" calcext:value-type="float">
            <text:p>2.617592</text:p>
          </table:table-cell>
          <table:table-cell office:value-type="float" office:value="2.418986" calcext:value-type="float">
            <text:p>2.418986</text:p>
          </table:table-cell>
          <table:table-cell table:number-columns-repeated="2"/>
        </table:table-row>
        <table:table-row table:style-name="ro3">
          <table:table-cell/>
          <table:table-cell office:value-type="float" office:value="10.610373" calcext:value-type="float">
            <text:p>10.610373</text:p>
          </table:table-cell>
          <table:table-cell table:number-columns-repeated="2"/>
          <table:table-cell office:value-type="float" office:value="5.261072" calcext:value-type="float">
            <text:p>5.261072</text:p>
          </table:table-cell>
          <table:table-cell office:value-type="float" office:value="5.271053" calcext:value-type="float">
            <text:p>5.271053</text:p>
          </table:table-cell>
          <table:table-cell/>
          <table:table-cell office:value-type="string" calcext:value-type="string">
            <text:p>t4</text:p>
          </table:table-cell>
          <table:table-cell office:value-type="float" office:value="2.731212" calcext:value-type="float">
            <text:p>2.731212</text:p>
          </table:table-cell>
          <table:table-cell office:value-type="float" office:value="2.890324" calcext:value-type="float">
            <text:p>2.890324</text:p>
          </table:table-cell>
          <table:table-cell office:value-type="float" office:value="2.744773" calcext:value-type="float">
            <text:p>2.744773</text:p>
          </table:table-cell>
          <table:table-cell office:value-type="float" office:value="2.939139" calcext:value-type="float">
            <text:p>2.939139</text:p>
          </table:table-cell>
          <table:table-cell table:style-name="Default"/>
          <table:table-cell/>
          <table:table-cell office:value-type="string" calcext:value-type="string">
            <text:p>t8</text:p>
          </table:table-cell>
          <table:table-cell table:style-name="ce4" office:value-type="float" office:value="2.509423" calcext:value-type="float">
            <text:p>2.509423</text:p>
          </table:table-cell>
          <table:table-cell table:style-name="ce4" office:value-type="float" office:value="2.557027" calcext:value-type="float">
            <text:p>2.557027</text:p>
          </table:table-cell>
          <table:table-cell table:style-name="ce4" office:value-type="float" office:value="2.772033" calcext:value-type="float">
            <text:p>2.772033</text:p>
          </table:table-cell>
          <table:table-cell office:value-type="float" office:value="2.642692" calcext:value-type="float">
            <text:p>2.642692</text:p>
          </table:table-cell>
          <table:table-cell office:value-type="float" office:value="2.874546" calcext:value-type="float">
            <text:p>2.874546</text:p>
          </table:table-cell>
          <table:table-cell office:value-type="float" office:value="2.565717" calcext:value-type="float">
            <text:p>2.565717</text:p>
          </table:table-cell>
          <table:table-cell office:value-type="float" office:value="2.691676" calcext:value-type="float">
            <text:p>2.691676</text:p>
          </table:table-cell>
          <table:table-cell office:value-type="float" office:value="2.434962" calcext:value-type="float">
            <text:p>2.434962</text:p>
          </table:table-cell>
          <table:table-cell table:number-columns-repeated="2"/>
        </table:table-row>
        <table:table-row table:style-name="ro3">
          <table:table-cell/>
          <table:table-cell office:value-type="float" office:value="9.948562" calcext:value-type="float">
            <text:p>9.948562</text:p>
          </table:table-cell>
          <table:table-cell table:number-columns-repeated="2"/>
          <table:table-cell office:value-type="float" office:value="5.164527" calcext:value-type="float">
            <text:p>5.164527</text:p>
          </table:table-cell>
          <table:table-cell office:value-type="float" office:value="5.175567" calcext:value-type="float">
            <text:p>5.175567</text:p>
          </table:table-cell>
          <table:table-cell/>
          <table:table-cell office:value-type="string" calcext:value-type="string">
            <text:p>t1 t3</text:p>
          </table:table-cell>
          <table:table-cell office:value-type="float" office:value="2.761801" calcext:value-type="float">
            <text:p>2.761801</text:p>
          </table:table-cell>
          <table:table-cell office:value-type="float" office:value="2.772956" calcext:value-type="float">
            <text:p>2.772956</text:p>
          </table:table-cell>
          <table:table-cell office:value-type="float" office:value="2.749615" calcext:value-type="float">
            <text:p>2.749615</text:p>
          </table:table-cell>
          <table:table-cell office:value-type="float" office:value="2.759692" calcext:value-type="float">
            <text:p>2.759692</text:p>
          </table:table-cell>
          <table:table-cell table:number-columns-repeated="2"/>
          <table:table-cell office:value-type="string" calcext:value-type="string">
            <text:p>t1 t3 t5 t7</text:p>
          </table:table-cell>
          <table:table-cell office:value-type="float" office:value="2.247551" calcext:value-type="float">
            <text:p>2.247551</text:p>
          </table:table-cell>
          <table:table-cell office:value-type="float" office:value="2.296989" calcext:value-type="float">
            <text:p>2.296989</text:p>
          </table:table-cell>
          <table:table-cell office:value-type="float" office:value="2.415257" calcext:value-type="float">
            <text:p>2.415257</text:p>
          </table:table-cell>
          <table:table-cell office:value-type="float" office:value="2.48588" calcext:value-type="float">
            <text:p>2.48588</text:p>
          </table:table-cell>
          <table:table-cell office:value-type="float" office:value="2.354852" calcext:value-type="float">
            <text:p>2.354852</text:p>
          </table:table-cell>
          <table:table-cell office:value-type="float" office:value="2.438579" calcext:value-type="float">
            <text:p>2.438579</text:p>
          </table:table-cell>
          <table:table-cell office:value-type="float" office:value="2.479961" calcext:value-type="float">
            <text:p>2.479961</text:p>
          </table:table-cell>
          <table:table-cell office:value-type="float" office:value="2.68471" calcext:value-type="float">
            <text:p>2.68471</text:p>
          </table:table-cell>
          <table:table-cell table:number-columns-repeated="2"/>
        </table:table-row>
        <table:table-row table:style-name="ro3">
          <table:table-cell/>
          <table:table-cell office:value-type="float" office:value="9.934361" calcext:value-type="float">
            <text:p>9.934361</text:p>
          </table:table-cell>
          <table:table-cell table:number-columns-repeated="2"/>
          <table:table-cell office:value-type="float" office:value="5.255989" calcext:value-type="float">
            <text:p>5.255989</text:p>
          </table:table-cell>
          <table:table-cell office:value-type="float" office:value="5.255982" calcext:value-type="float">
            <text:p>5.255982</text:p>
          </table:table-cell>
          <table:table-cell/>
          <table:table-cell office:value-type="string" calcext:value-type="string">
            <text:p>t2 t4</text:p>
          </table:table-cell>
          <table:table-cell office:value-type="float" office:value="2.772953" calcext:value-type="float">
            <text:p>2.772953</text:p>
          </table:table-cell>
          <table:table-cell office:value-type="float" office:value="2.811729" calcext:value-type="float">
            <text:p>2.811729</text:p>
          </table:table-cell>
          <table:table-cell office:value-type="float" office:value="2.759687" calcext:value-type="float">
            <text:p>2.759687</text:p>
          </table:table-cell>
          <table:table-cell office:value-type="float" office:value="2.80819" calcext:value-type="float">
            <text:p>2.80819</text:p>
          </table:table-cell>
          <table:table-cell table:number-columns-repeated="2"/>
          <table:table-cell office:value-type="string" calcext:value-type="string">
            <text:p>t2 t4 t6 t8</text:p>
          </table:table-cell>
          <table:table-cell office:value-type="float" office:value="2.286648" calcext:value-type="float">
            <text:p>2.286648</text:p>
          </table:table-cell>
          <table:table-cell office:value-type="float" office:value="2.40353" calcext:value-type="float">
            <text:p>2.40353</text:p>
          </table:table-cell>
          <table:table-cell office:value-type="float" office:value="2.42432" calcext:value-type="float">
            <text:p>2.42432</text:p>
          </table:table-cell>
          <table:table-cell office:value-type="float" office:value="2.49641" calcext:value-type="float">
            <text:p>2.49641</text:p>
          </table:table-cell>
          <table:table-cell office:value-type="float" office:value="2.376177" calcext:value-type="float">
            <text:p>2.376177</text:p>
          </table:table-cell>
          <table:table-cell office:value-type="float" office:value="2.466236" calcext:value-type="float">
            <text:p>2.466236</text:p>
          </table:table-cell>
          <table:table-cell office:value-type="float" office:value="2.509563" calcext:value-type="float">
            <text:p>2.509563</text:p>
          </table:table-cell>
          <table:table-cell office:value-type="float" office:value="2.708398" calcext:value-type="float">
            <text:p>2.708398</text:p>
          </table:table-cell>
          <table:table-cell/>
          <table:table-cell table:style-name="ce2"/>
        </table:table-row>
        <table:table-row table:style-name="ro3">
          <table:table-cell/>
          <table:table-cell table:style-name="ce2"/>
          <table:table-cell/>
          <table:table-cell table:style-name="Default" table:number-columns-repeated="2"/>
          <table:table-cell table:style-name="ce2"/>
          <table:table-cell/>
          <table:table-cell table:style-name="ce2" table:number-columns-repeated="5"/>
          <table:table-cell/>
          <table:table-cell table:style-name="ce2" table:number-columns-repeated="2"/>
          <table:table-cell table:number-columns-repeated="3"/>
          <table:table-cell table:style-name="ce2" table:number-columns-repeated="5"/>
          <table:table-cell/>
          <table:table-cell table:style-name="ce2"/>
        </table:table-row>
        <table:table-row table:style-name="ro3">
          <table:table-cell office:value-type="string" calcext:value-type="string">
            <text:p>Average</text:p>
          </table:table-cell>
          <table:table-cell table:style-name="ce5" table:formula="of:=AVERAGE([.B3:.B12])" office:value-type="float" office:value="10.0912785" calcext:value-type="float">
            <text:p>10.0912785</text:p>
          </table:table-cell>
          <table:table-cell table:number-columns-repeated="2"/>
          <table:table-cell table:style-name="ce2" table:formula="of:=AVERAGE([.E3:.E12])" office:value-type="float" office:value="5.2056542" calcext:value-type="float">
            <text:p>5.2056542</text:p>
          </table:table-cell>
          <table:table-cell table:style-name="ce2" table:formula="of:=AVERAGE([.F3:.F12])" office:value-type="float" office:value="5.1869335" calcext:value-type="float">
            <text:p>5.1869335</text:p>
          </table:table-cell>
          <table:table-cell table:style-name="ce5" table:formula="of:=AVERAGE([.E14:.F14])" office:value-type="float" office:value="5.19629385" calcext:value-type="float">
            <text:p>5.19629385</text:p>
          </table:table-cell>
          <table:table-cell table:style-name="ce2"/>
          <table:table-cell table:style-name="ce2" table:formula="of:=AVERAGE([.I3:.I12])" office:value-type="float" office:value="2.7539189" calcext:value-type="float">
            <text:p>2.7539189</text:p>
          </table:table-cell>
          <table:table-cell table:style-name="ce2" table:formula="of:=AVERAGE([.J3:.J12])" office:value-type="float" office:value="2.8070185" calcext:value-type="float">
            <text:p>2.8070185</text:p>
          </table:table-cell>
          <table:table-cell table:style-name="ce2" table:formula="of:=AVERAGE([.K3:.K12])" office:value-type="float" office:value="2.75242" calcext:value-type="float">
            <text:p>2.75242</text:p>
          </table:table-cell>
          <table:table-cell table:style-name="ce2" table:formula="of:=AVERAGE([.L3:.L12])" office:value-type="float" office:value="2.829273" calcext:value-type="float">
            <text:p>2.829273</text:p>
          </table:table-cell>
          <table:table-cell table:style-name="ce5" table:formula="of:=AVERAGE([.I14:.L14])" office:value-type="float" office:value="2.7856576" calcext:value-type="float">
            <text:p>2.7856576</text:p>
          </table:table-cell>
          <table:table-cell table:style-name="ce2" table:number-columns-repeated="2"/>
          <table:table-cell table:formula="of:=AVERAGE([.P3:.P12])" office:value-type="float" office:value="2.4079362" calcext:value-type="float">
            <text:p>2.4079362</text:p>
          </table:table-cell>
          <table:table-cell table:formula="of:=AVERAGE([.Q3:.Q12])" office:value-type="float" office:value="2.4414385" calcext:value-type="float">
            <text:p>2.4414385</text:p>
          </table:table-cell>
          <table:table-cell table:formula="of:=AVERAGE([.R3:.R12])" office:value-type="float" office:value="2.5861327" calcext:value-type="float">
            <text:p>2.5861327</text:p>
          </table:table-cell>
          <table:table-cell table:style-name="ce2" table:formula="of:=AVERAGE([.S3:.S12])" office:value-type="float" office:value="2.4874112" calcext:value-type="float">
            <text:p>2.4874112</text:p>
          </table:table-cell>
          <table:table-cell table:style-name="ce2" table:formula="of:=AVERAGE([.T3:.T12])" office:value-type="float" office:value="2.6244413" calcext:value-type="float">
            <text:p>2.6244413</text:p>
          </table:table-cell>
          <table:table-cell table:style-name="ce2" table:formula="of:=AVERAGE([.U3:.U12])" office:value-type="float" office:value="2.4910039" calcext:value-type="float">
            <text:p>2.4910039</text:p>
          </table:table-cell>
          <table:table-cell table:style-name="ce2" table:formula="of:=AVERAGE([.V3:.V12])" office:value-type="float" office:value="2.5361054" calcext:value-type="float">
            <text:p>2.5361054</text:p>
          </table:table-cell>
          <table:table-cell table:style-name="ce2" table:formula="of:=AVERAGE([.W3:.W12])" office:value-type="float" office:value="2.4241776" calcext:value-type="float">
            <text:p>2.4241776</text:p>
          </table:table-cell>
          <table:table-cell table:style-name="ce5" table:formula="of:=AVERAGE([.P14:.W14])" office:value-type="float" office:value="2.49983085" calcext:value-type="float">
            <text:p>2.49983085</text:p>
          </table:table-cell>
          <table:table-cell table:style-name="ce2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number-columns-repeated="2"/>
          <table:table-cell table:number-columns-repeated="2" table:style-name="ce2" office:value-type="string" calcext:value-type="string">
            <text:p>sec</text:p>
          </table:table-cell>
          <table:table-cell office:value-type="string" calcext:value-type="string">
            <text:p>sec</text:p>
          </table:table-cell>
          <table:table-cell table:style-name="ce2"/>
          <table:table-cell table:number-columns-repeated="4" table:style-name="ce2" office:value-type="string" calcext:value-type="string">
            <text:p>sec</text:p>
          </table:table-cell>
          <table:table-cell office:value-type="string" calcext:value-type="string">
            <text:p>sec</text:p>
          </table:table-cell>
          <table:table-cell table:style-name="ce2" table:number-columns-repeated="2"/>
          <table:table-cell table:number-columns-repeated="3" office:value-type="string" calcext:value-type="string">
            <text:p>sec</text:p>
          </table:table-cell>
          <table:table-cell table:number-columns-repeated="5" table:style-name="ce2" office:value-type="string" calcext:value-type="string">
            <text:p>sec</text:p>
          </table:table-cell>
          <table:table-cell office:value-type="string" calcext:value-type="string">
            <text:p>sec</text:p>
          </table:table-cell>
          <table:table-cell table:style-name="ce2"/>
        </table:table-row>
        <table:table-row table:style-name="ro3" table:number-rows-repeated="3">
          <table:table-cell/>
          <table:table-cell table:style-name="ce2"/>
          <table:table-cell table:number-columns-repeated="2"/>
          <table:table-cell table:style-name="ce2" table:number-columns-repeated="2"/>
          <table:table-cell/>
          <table:table-cell table:style-name="ce2" table:number-columns-repeated="5"/>
          <table:table-cell/>
          <table:table-cell table:style-name="ce2" table:number-columns-repeated="2"/>
          <table:table-cell table:number-columns-repeated="3"/>
          <table:table-cell table:style-name="ce2" table:number-columns-repeated="5"/>
          <table:table-cell/>
          <table:table-cell table:style-name="ce2"/>
        </table:table-row>
        <table:table-row table:style-name="ro2">
          <table:table-cell table:style-name="Default" table:number-columns-repeated="13"/>
          <table:table-cell/>
          <table:table-cell table:style-name="Default" table:number-columns-repeated="10"/>
          <table:table-cell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ce5" table:formula="of:=AVERAGE([.B9:.B18])" office:value-type="float" office:value="10.1599059" calcext:value-type="float">
            <text:p>10.1599059</text:p>
          </table:table-cell>
          <table:table-cell table:style-name="Default" table:number-columns-repeated="11"/>
          <table:table-cell/>
          <table:table-cell table:style-name="Default" table:number-columns-repeated="10"/>
          <table:table-cell/>
        </table:table-row>
        <table:table-row table:style-name="ro3">
          <table:table-cell table:style-name="Default" office:value-type="float" office:value="2" calcext:value-type="float">
            <text:p>2</text:p>
          </table:table-cell>
          <table:table-cell table:style-name="ce5" table:formula="of:=AVERAGE([.E14];[.F14])" office:value-type="float" office:value="5.19629385" calcext:value-type="float">
            <text:p>5.19629385</text:p>
          </table:table-cell>
          <table:table-cell table:style-name="Default" table:number-columns-repeated="11"/>
          <table:table-cell/>
          <table:table-cell table:style-name="Default" table:number-columns-repeated="10"/>
          <table:table-cell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ce5" table:formula="of:=AVERAGE([.I14:.L14])" office:value-type="float" office:value="2.7856576" calcext:value-type="float">
            <text:p>2.7856576</text:p>
          </table:table-cell>
          <table:table-cell table:style-name="Default" table:number-columns-repeated="11"/>
          <table:table-cell/>
          <table:table-cell table:style-name="Default" table:number-columns-repeated="10"/>
          <table:table-cell/>
        </table:table-row>
        <table:table-row table:style-name="ro3">
          <table:table-cell table:style-name="Default" office:value-type="float" office:value="8" calcext:value-type="float">
            <text:p>8</text:p>
          </table:table-cell>
          <table:table-cell table:style-name="ce5" table:formula="of:=AVERAGE([.P14:.W14])" office:value-type="float" office:value="2.49983085" calcext:value-type="float">
            <text:p>2.49983085</text:p>
          </table:table-cell>
          <table:table-cell table:style-name="Default" table:number-columns-repeated="11"/>
          <table:table-cell/>
          <table:table-cell table:style-name="Default" table:number-columns-repeated="10"/>
          <table:table-cell/>
        </table:table-row>
      </table:table>
      <table:table table:name="2048" table:style-name="ta1">
        <table:shapes>
          <draw:frame draw:z-index="0" draw:style-name="gr1" draw:text-style-name="P1" svg:width="6.2988in" svg:height="3.5429in" svg:x="2.2791in" svg:y="3.9819in"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3" table:default-cell-style-name="ce2"/>
        <table:table-column table:style-name="co2" table:default-cell-style-name="ce4"/>
        <table:table-column table:style-name="co2" table:number-columns-repeated="2" table:default-cell-style-name="ce2"/>
        <table:table-column table:style-name="co2" table:number-columns-repeated="2" table:default-cell-style-name="ce4"/>
        <table:table-column table:style-name="co2" table:default-cell-style-name="ce2"/>
        <table:table-column table:style-name="co2" table:default-cell-style-name="ce3"/>
        <table:table-column table:style-name="co2" table:number-columns-repeated="4" table:default-cell-style-name="ce4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8" table:default-cell-style-name="ce4"/>
        <table:table-column table:style-name="co2" table:number-columns-repeated="2" table:default-cell-style-name="Default"/>
        <table:table-row table:style-name="ro3">
          <table:table-cell table:style-name="ce1" office:value-type="string" calcext:value-type="string">
            <text:p>2048*2048</text:p>
          </table:table-cell>
          <table:table-cell table:style-name="ce2" office:value-type="string" calcext:value-type="string">
            <text:p>1 thread</text:p>
          </table:table-cell>
          <table:table-cell table:number-columns-repeated="2"/>
          <table:table-cell table:style-name="ce2" office:value-type="string" calcext:value-type="string">
            <text:p>2 threads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4 threads</text:p>
          </table:table-cell>
          <table:table-cell table:style-name="ce2" table:number-columns-repeated="4"/>
          <table:table-cell/>
          <table:table-cell table:style-name="ce2"/>
          <table:table-cell table:style-name="ce2" office:value-type="string" calcext:value-type="string">
            <text:p>8 threads</text:p>
          </table:table-cell>
          <table:table-cell table:style-name="ce2" table:number-columns-repeated="9"/>
        </table:table-row>
        <table:table-row table:style-name="ro3">
          <table:table-cell/>
          <table:table-cell table:style-name="ce3" office:value-type="string" calcext:value-type="string">
            <text:p>t1</text:p>
          </table:table-cell>
          <table:table-cell table:number-columns-repeated="2"/>
          <table:table-cell table:style-name="ce3" office:value-type="string" calcext:value-type="string">
            <text:p>t1</text:p>
          </table:table-cell>
          <table:table-cell table:style-name="ce3" office:value-type="string" calcext:value-type="string">
            <text:p>t2</text:p>
          </table:table-cell>
          <table:table-cell/>
          <table:table-cell table:style-name="ce2"/>
          <table:table-cell table:style-name="ce3" table:number-columns-repeated="4"/>
          <table:table-cell table:style-name="ce2"/>
          <table:table-cell/>
          <table:table-cell table:style-name="ce2"/>
          <table:table-cell table:style-name="ce3" table:number-columns-repeated="8"/>
          <table:table-cell table:style-name="ce2"/>
          <table:table-cell/>
        </table:table-row>
        <table:table-row table:style-name="ro3">
          <table:table-cell/>
          <table:table-cell office:value-type="float" office:value="107.297784" calcext:value-type="float">
            <text:p>107.297784</text:p>
          </table:table-cell>
          <table:table-cell table:number-columns-repeated="2"/>
          <table:table-cell office:value-type="float" office:value="54.720229" calcext:value-type="float">
            <text:p>54.720229</text:p>
          </table:table-cell>
          <table:table-cell office:value-type="float" office:value="54.83442" calcext:value-type="float">
            <text:p>54.83442</text:p>
          </table:table-cell>
          <table:table-cell/>
          <table:table-cell office:value-type="string" calcext:value-type="string">
            <text:p>t1</text:p>
          </table:table-cell>
          <table:table-cell office:value-type="float" office:value="27.955679" calcext:value-type="float">
            <text:p>27.955679</text:p>
          </table:table-cell>
          <table:table-cell office:value-type="float" office:value="28.158442" calcext:value-type="float">
            <text:p>28.158442</text:p>
          </table:table-cell>
          <table:table-cell office:value-type="float" office:value="27.910238" calcext:value-type="float">
            <text:p>27.910238</text:p>
          </table:table-cell>
          <table:table-cell office:value-type="float" office:value="28.100835" calcext:value-type="float">
            <text:p>28.100835</text:p>
          </table:table-cell>
          <table:table-cell table:number-columns-repeated="2"/>
          <table:table-cell office:value-type="string" calcext:value-type="string">
            <text:p>t1</text:p>
          </table:table-cell>
          <table:table-cell office:value-type="float" office:value="22.146259" calcext:value-type="float">
            <text:p>22.146259</text:p>
          </table:table-cell>
          <table:table-cell office:value-type="float" office:value="21.704729" calcext:value-type="float">
            <text:p>21.704729</text:p>
          </table:table-cell>
          <table:table-cell office:value-type="float" office:value="21.619619" calcext:value-type="float">
            <text:p>21.619619</text:p>
          </table:table-cell>
          <table:table-cell office:value-type="float" office:value="21.71001" calcext:value-type="float">
            <text:p>21.71001</text:p>
          </table:table-cell>
          <table:table-cell office:value-type="float" office:value="21.842709" calcext:value-type="float">
            <text:p>21.842709</text:p>
          </table:table-cell>
          <table:table-cell office:value-type="float" office:value="21.814182" calcext:value-type="float">
            <text:p>21.814182</text:p>
          </table:table-cell>
          <table:table-cell office:value-type="float" office:value="22.313811" calcext:value-type="float">
            <text:p>22.313811</text:p>
          </table:table-cell>
          <table:table-cell office:value-type="float" office:value="22.346831" calcext:value-type="float">
            <text:p>22.34683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13.447343" calcext:value-type="float">
            <text:p>113.447343</text:p>
          </table:table-cell>
          <table:table-cell table:number-columns-repeated="2"/>
          <table:table-cell office:value-type="float" office:value="54.720271" calcext:value-type="float">
            <text:p>54.720271</text:p>
          </table:table-cell>
          <table:table-cell office:value-type="float" office:value="54.941164" calcext:value-type="float">
            <text:p>54.941164</text:p>
          </table:table-cell>
          <table:table-cell/>
          <table:table-cell office:value-type="string" calcext:value-type="string">
            <text:p>t2</text:p>
          </table:table-cell>
          <table:table-cell office:value-type="float" office:value="28.009706" calcext:value-type="float">
            <text:p>28.009706</text:p>
          </table:table-cell>
          <table:table-cell office:value-type="float" office:value="28.21299" calcext:value-type="float">
            <text:p>28.21299</text:p>
          </table:table-cell>
          <table:table-cell office:value-type="float" office:value="29.82997" calcext:value-type="float">
            <text:p>29.82997</text:p>
          </table:table-cell>
          <table:table-cell office:value-type="float" office:value="28.10085" calcext:value-type="float">
            <text:p>28.10085</text:p>
          </table:table-cell>
          <table:table-cell table:number-columns-repeated="2"/>
          <table:table-cell office:value-type="string" calcext:value-type="string">
            <text:p>t2</text:p>
          </table:table-cell>
          <table:table-cell office:value-type="float" office:value="22.210775" calcext:value-type="float">
            <text:p>22.210775</text:p>
          </table:table-cell>
          <table:table-cell office:value-type="float" office:value="21.792627" calcext:value-type="float">
            <text:p>21.792627</text:p>
          </table:table-cell>
          <table:table-cell office:value-type="float" office:value="21.619656" calcext:value-type="float">
            <text:p>21.619656</text:p>
          </table:table-cell>
          <table:table-cell office:value-type="float" office:value="21.71006" calcext:value-type="float">
            <text:p>21.71006</text:p>
          </table:table-cell>
          <table:table-cell office:value-type="float" office:value="21.842712" calcext:value-type="float">
            <text:p>21.842712</text:p>
          </table:table-cell>
          <table:table-cell office:value-type="float" office:value="21.969581" calcext:value-type="float">
            <text:p>21.969581</text:p>
          </table:table-cell>
          <table:table-cell office:value-type="float" office:value="22.497521" calcext:value-type="float">
            <text:p>22.497521</text:p>
          </table:table-cell>
          <table:table-cell office:value-type="float" office:value="22.680871" calcext:value-type="float">
            <text:p>22.68087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08.632537" calcext:value-type="float">
            <text:p>108.632537</text:p>
          </table:table-cell>
          <table:table-cell table:number-columns-repeated="2"/>
          <table:table-cell office:value-type="float" office:value="54.777942" calcext:value-type="float">
            <text:p>54.777942</text:p>
          </table:table-cell>
          <table:table-cell office:value-type="float" office:value="55.588006" calcext:value-type="float">
            <text:p>55.588006</text:p>
          </table:table-cell>
          <table:table-cell/>
          <table:table-cell office:value-type="string" calcext:value-type="string">
            <text:p>t3</text:p>
          </table:table-cell>
          <table:table-cell office:value-type="float" office:value="28.065233" calcext:value-type="float">
            <text:p>28.065233</text:p>
          </table:table-cell>
          <table:table-cell office:value-type="float" office:value="28.267802" calcext:value-type="float">
            <text:p>28.267802</text:p>
          </table:table-cell>
          <table:table-cell office:value-type="float" office:value="29.829976" calcext:value-type="float">
            <text:p>29.829976</text:p>
          </table:table-cell>
          <table:table-cell office:value-type="float" office:value="28.211686" calcext:value-type="float">
            <text:p>28.211686</text:p>
          </table:table-cell>
          <table:table-cell table:number-columns-repeated="2"/>
          <table:table-cell office:value-type="string" calcext:value-type="string">
            <text:p>t3</text:p>
          </table:table-cell>
          <table:table-cell office:value-type="float" office:value="22.21785" calcext:value-type="float">
            <text:p>22.21785</text:p>
          </table:table-cell>
          <table:table-cell office:value-type="float" office:value="21.860357" calcext:value-type="float">
            <text:p>21.860357</text:p>
          </table:table-cell>
          <table:table-cell office:value-type="float" office:value="21.704536" calcext:value-type="float">
            <text:p>21.704536</text:p>
          </table:table-cell>
          <table:table-cell office:value-type="float" office:value="21.937256" calcext:value-type="float">
            <text:p>21.937256</text:p>
          </table:table-cell>
          <table:table-cell office:value-type="float" office:value="21.926821" calcext:value-type="float">
            <text:p>21.926821</text:p>
          </table:table-cell>
          <table:table-cell office:value-type="float" office:value="22.141053" calcext:value-type="float">
            <text:p>22.141053</text:p>
          </table:table-cell>
          <table:table-cell office:value-type="float" office:value="23.125132" calcext:value-type="float">
            <text:p>23.125132</text:p>
          </table:table-cell>
          <table:table-cell office:value-type="float" office:value="23.611535" calcext:value-type="float">
            <text:p>23.611535</text:p>
          </table:table-cell>
          <table:table-cell table:number-columns-repeated="2"/>
        </table:table-row>
        <table:table-row table:style-name="ro3">
          <table:table-cell/>
          <table:table-cell office:value-type="float" office:value="113.119413" calcext:value-type="float">
            <text:p>113.119413</text:p>
          </table:table-cell>
          <table:table-cell table:number-columns-repeated="2"/>
          <table:table-cell office:value-type="float" office:value="54.831073" calcext:value-type="float">
            <text:p>54.831073</text:p>
          </table:table-cell>
          <table:table-cell office:value-type="float" office:value="55.58802" calcext:value-type="float">
            <text:p>55.58802</text:p>
          </table:table-cell>
          <table:table-cell/>
          <table:table-cell office:value-type="string" calcext:value-type="string">
            <text:p>t4</text:p>
          </table:table-cell>
          <table:table-cell office:value-type="float" office:value="28.065221" calcext:value-type="float">
            <text:p>28.065221</text:p>
          </table:table-cell>
          <table:table-cell office:value-type="float" office:value="28.26781" calcext:value-type="float">
            <text:p>28.26781</text:p>
          </table:table-cell>
          <table:table-cell office:value-type="float" office:value="31.758488" calcext:value-type="float">
            <text:p>31.758488</text:p>
          </table:table-cell>
          <table:table-cell office:value-type="float" office:value="28.265999" calcext:value-type="float">
            <text:p>28.265999</text:p>
          </table:table-cell>
          <table:table-cell table:number-columns-repeated="2"/>
          <table:table-cell office:value-type="string" calcext:value-type="string">
            <text:p>t4</text:p>
          </table:table-cell>
          <table:table-cell office:value-type="float" office:value="22.217839" calcext:value-type="float">
            <text:p>22.217839</text:p>
          </table:table-cell>
          <table:table-cell office:value-type="float" office:value="21.993546" calcext:value-type="float">
            <text:p>21.993546</text:p>
          </table:table-cell>
          <table:table-cell office:value-type="float" office:value="21.865182" calcext:value-type="float">
            <text:p>21.865182</text:p>
          </table:table-cell>
          <table:table-cell office:value-type="float" office:value="21.984833" calcext:value-type="float">
            <text:p>21.984833</text:p>
          </table:table-cell>
          <table:table-cell office:value-type="float" office:value="21.929256" calcext:value-type="float">
            <text:p>21.929256</text:p>
          </table:table-cell>
          <table:table-cell office:value-type="float" office:value="22.140823" calcext:value-type="float">
            <text:p>22.140823</text:p>
          </table:table-cell>
          <table:table-cell office:value-type="float" office:value="24.124597" calcext:value-type="float">
            <text:p>24.124597</text:p>
          </table:table-cell>
          <table:table-cell office:value-type="float" office:value="23.874287" calcext:value-type="float">
            <text:p>23.874287</text:p>
          </table:table-cell>
          <table:table-cell table:number-columns-repeated="2"/>
        </table:table-row>
        <table:table-row table:style-name="ro3">
          <table:table-cell/>
          <table:table-cell office:value-type="float" office:value="109.411906" calcext:value-type="float">
            <text:p>109.411906</text:p>
          </table:table-cell>
          <table:table-cell table:number-columns-repeated="2"/>
          <table:table-cell office:value-type="float" office:value="55.735615" calcext:value-type="float">
            <text:p>55.735615</text:p>
          </table:table-cell>
          <table:table-cell office:value-type="float" office:value="55.926433" calcext:value-type="float">
            <text:p>55.926433</text:p>
          </table:table-cell>
          <table:table-cell/>
          <table:table-cell office:value-type="string" calcext:value-type="string">
            <text:p>t1</text:p>
          </table:table-cell>
          <table:table-cell office:value-type="float" office:value="27.976917" calcext:value-type="float">
            <text:p>27.976917</text:p>
          </table:table-cell>
          <table:table-cell office:value-type="float" office:value="28.122641" calcext:value-type="float">
            <text:p>28.122641</text:p>
          </table:table-cell>
          <table:table-cell office:value-type="float" office:value="27.935447" calcext:value-type="float">
            <text:p>27.935447</text:p>
          </table:table-cell>
          <table:table-cell office:value-type="float" office:value="28.143185" calcext:value-type="float">
            <text:p>28.143185</text:p>
          </table:table-cell>
          <table:table-cell table:number-columns-repeated="2"/>
          <table:table-cell office:value-type="string" calcext:value-type="string">
            <text:p>t5</text:p>
          </table:table-cell>
          <table:table-cell office:value-type="float" office:value="22.309685" calcext:value-type="float">
            <text:p>22.309685</text:p>
          </table:table-cell>
          <table:table-cell office:value-type="float" office:value="22.009428" calcext:value-type="float">
            <text:p>22.009428</text:p>
          </table:table-cell>
          <table:table-cell office:value-type="float" office:value="22.143909" calcext:value-type="float">
            <text:p>22.143909</text:p>
          </table:table-cell>
          <table:table-cell office:value-type="float" office:value="22.03685" calcext:value-type="float">
            <text:p>22.03685</text:p>
          </table:table-cell>
          <table:table-cell office:value-type="float" office:value="21.926838" calcext:value-type="float">
            <text:p>21.926838</text:p>
          </table:table-cell>
          <table:table-cell office:value-type="float" office:value="22.217758" calcext:value-type="float">
            <text:p>22.217758</text:p>
          </table:table-cell>
          <table:table-cell office:value-type="float" office:value="24.326785" calcext:value-type="float">
            <text:p>24.326785</text:p>
          </table:table-cell>
          <table:table-cell office:value-type="float" office:value="23.897379" calcext:value-type="float">
            <text:p>23.897379</text:p>
          </table:table-cell>
          <table:table-cell table:number-columns-repeated="2"/>
        </table:table-row>
        <table:table-row table:style-name="ro3">
          <table:table-cell/>
          <table:table-cell office:value-type="float" office:value="107.649278" calcext:value-type="float">
            <text:p>107.649278</text:p>
          </table:table-cell>
          <table:table-cell table:number-columns-repeated="2"/>
          <table:table-cell office:value-type="float" office:value="55.848036" calcext:value-type="float">
            <text:p>55.848036</text:p>
          </table:table-cell>
          <table:table-cell office:value-type="float" office:value="55.926438" calcext:value-type="float">
            <text:p>55.926438</text:p>
          </table:table-cell>
          <table:table-cell/>
          <table:table-cell office:value-type="string" calcext:value-type="string">
            <text:p>t2</text:p>
          </table:table-cell>
          <table:table-cell office:value-type="float" office:value="27.976923" calcext:value-type="float">
            <text:p>27.976923</text:p>
          </table:table-cell>
          <table:table-cell office:value-type="float" office:value="28.12268" calcext:value-type="float">
            <text:p>28.12268</text:p>
          </table:table-cell>
          <table:table-cell office:value-type="float" office:value="27.935439" calcext:value-type="float">
            <text:p>27.935439</text:p>
          </table:table-cell>
          <table:table-cell office:value-type="float" office:value="28.143177" calcext:value-type="float">
            <text:p>28.143177</text:p>
          </table:table-cell>
          <table:table-cell table:number-columns-repeated="2"/>
          <table:table-cell office:value-type="string" calcext:value-type="string">
            <text:p>t6</text:p>
          </table:table-cell>
          <table:table-cell office:value-type="float" office:value="22.446748" calcext:value-type="float">
            <text:p>22.446748</text:p>
          </table:table-cell>
          <table:table-cell office:value-type="float" office:value="22.155271" calcext:value-type="float">
            <text:p>22.155271</text:p>
          </table:table-cell>
          <table:table-cell office:value-type="float" office:value="22.143928" calcext:value-type="float">
            <text:p>22.143928</text:p>
          </table:table-cell>
          <table:table-cell office:value-type="float" office:value="22.03925" calcext:value-type="float">
            <text:p>22.03925</text:p>
          </table:table-cell>
          <table:table-cell office:value-type="float" office:value="22.04068" calcext:value-type="float">
            <text:p>22.04068</text:p>
          </table:table-cell>
          <table:table-cell office:value-type="float" office:value="22.327675" calcext:value-type="float">
            <text:p>22.327675</text:p>
          </table:table-cell>
          <table:table-cell office:value-type="float" office:value="24.511663" calcext:value-type="float">
            <text:p>24.511663</text:p>
          </table:table-cell>
          <table:table-cell office:value-type="float" office:value="24.285822" calcext:value-type="float">
            <text:p>24.285822</text:p>
          </table:table-cell>
          <table:table-cell table:number-columns-repeated="2"/>
        </table:table-row>
        <table:table-row table:style-name="ro3">
          <table:table-cell/>
          <table:table-cell office:value-type="float" office:value="109.795196" calcext:value-type="float">
            <text:p>109.795196</text:p>
          </table:table-cell>
          <table:table-cell table:number-columns-repeated="2"/>
          <table:table-cell office:value-type="float" office:value="55.944112" calcext:value-type="float">
            <text:p>55.944112</text:p>
          </table:table-cell>
          <table:table-cell office:value-type="float" office:value="55.662901" calcext:value-type="float">
            <text:p>55.662901</text:p>
          </table:table-cell>
          <table:table-cell/>
          <table:table-cell office:value-type="string" calcext:value-type="string">
            <text:p>t3</text:p>
          </table:table-cell>
          <table:table-cell office:value-type="float" office:value="28.033" calcext:value-type="float">
            <text:p>28.033</text:p>
          </table:table-cell>
          <table:table-cell office:value-type="float" office:value="33.519238" calcext:value-type="float">
            <text:p>33.519238</text:p>
          </table:table-cell>
          <table:table-cell office:value-type="float" office:value="29.936703" calcext:value-type="float">
            <text:p>29.936703</text:p>
          </table:table-cell>
          <table:table-cell office:value-type="float" office:value="28.197468" calcext:value-type="float">
            <text:p>28.197468</text:p>
          </table:table-cell>
          <table:table-cell table:number-columns-repeated="2"/>
          <table:table-cell office:value-type="string" calcext:value-type="string">
            <text:p>t7</text:p>
          </table:table-cell>
          <table:table-cell office:value-type="float" office:value="22.461771" calcext:value-type="float">
            <text:p>22.461771</text:p>
          </table:table-cell>
          <table:table-cell office:value-type="float" office:value="22.46821" calcext:value-type="float">
            <text:p>22.46821</text:p>
          </table:table-cell>
          <table:table-cell office:value-type="float" office:value="22.307196" calcext:value-type="float">
            <text:p>22.307196</text:p>
          </table:table-cell>
          <table:table-cell office:value-type="float" office:value="22.090289" calcext:value-type="float">
            <text:p>22.090289</text:p>
          </table:table-cell>
          <table:table-cell office:value-type="float" office:value="22.099131" calcext:value-type="float">
            <text:p>22.099131</text:p>
          </table:table-cell>
          <table:table-cell office:value-type="float" office:value="22.409742" calcext:value-type="float">
            <text:p>22.409742</text:p>
          </table:table-cell>
          <table:table-cell office:value-type="float" office:value="24.522148" calcext:value-type="float">
            <text:p>24.522148</text:p>
          </table:table-cell>
          <table:table-cell office:value-type="float" office:value="25.362148" calcext:value-type="float">
            <text:p>25.362148</text:p>
          </table:table-cell>
          <table:table-cell table:number-columns-repeated="2"/>
        </table:table-row>
        <table:table-row table:style-name="ro3">
          <table:table-cell/>
          <table:table-cell office:value-type="float" office:value="112.393373" calcext:value-type="float">
            <text:p>112.393373</text:p>
          </table:table-cell>
          <table:table-cell table:number-columns-repeated="2"/>
          <table:table-cell office:value-type="float" office:value="55.997422" calcext:value-type="float">
            <text:p>55.997422</text:p>
          </table:table-cell>
          <table:table-cell office:value-type="float" office:value="55.717301" calcext:value-type="float">
            <text:p>55.717301</text:p>
          </table:table-cell>
          <table:table-cell/>
          <table:table-cell office:value-type="string" calcext:value-type="string">
            <text:p>t4</text:p>
          </table:table-cell>
          <table:table-cell office:value-type="float" office:value="28.033" calcext:value-type="float">
            <text:p>28.033</text:p>
          </table:table-cell>
          <table:table-cell office:value-type="float" office:value="33.575033" calcext:value-type="float">
            <text:p>33.575033</text:p>
          </table:table-cell>
          <table:table-cell office:value-type="float" office:value="29.995163" calcext:value-type="float">
            <text:p>29.995163</text:p>
          </table:table-cell>
          <table:table-cell office:value-type="float" office:value="28.371136" calcext:value-type="float">
            <text:p>28.371136</text:p>
          </table:table-cell>
          <table:table-cell table:number-columns-repeated="2"/>
          <table:table-cell office:value-type="string" calcext:value-type="string">
            <text:p>t8</text:p>
          </table:table-cell>
          <table:table-cell office:value-type="float" office:value="22.539385" calcext:value-type="float">
            <text:p>22.539385</text:p>
          </table:table-cell>
          <table:table-cell office:value-type="float" office:value="22.812716" calcext:value-type="float">
            <text:p>22.812716</text:p>
          </table:table-cell>
          <table:table-cell office:value-type="float" office:value="23.131225" calcext:value-type="float">
            <text:p>23.131225</text:p>
          </table:table-cell>
          <table:table-cell office:value-type="float" office:value="22.185211" calcext:value-type="float">
            <text:p>22.185211</text:p>
          </table:table-cell>
          <table:table-cell office:value-type="float" office:value="22.144009" calcext:value-type="float">
            <text:p>22.144009</text:p>
          </table:table-cell>
          <table:table-cell office:value-type="float" office:value="22.565202" calcext:value-type="float">
            <text:p>22.565202</text:p>
          </table:table-cell>
          <table:table-cell office:value-type="float" office:value="24.647934" calcext:value-type="float">
            <text:p>24.647934</text:p>
          </table:table-cell>
          <table:table-cell office:value-type="float" office:value="25.58549" calcext:value-type="float">
            <text:p>25.58549</text:p>
          </table:table-cell>
          <table:table-cell table:number-columns-repeated="2"/>
        </table:table-row>
        <table:table-row table:style-name="ro3">
          <table:table-cell/>
          <table:table-cell office:value-type="float" office:value="109.402864" calcext:value-type="float">
            <text:p>109.402864</text:p>
          </table:table-cell>
          <table:table-cell table:number-columns-repeated="2"/>
          <table:table-cell office:value-type="float" office:value="56.456606" calcext:value-type="float">
            <text:p>56.456606</text:p>
          </table:table-cell>
          <table:table-cell office:value-type="float" office:value="55.291842" calcext:value-type="float">
            <text:p>55.291842</text:p>
          </table:table-cell>
          <table:table-cell/>
          <table:table-cell office:value-type="string" calcext:value-type="string">
            <text:p>t1 t3</text:p>
          </table:table-cell>
          <table:table-cell office:value-type="float" office:value="28.071204" calcext:value-type="float">
            <text:p>28.071204</text:p>
          </table:table-cell>
          <table:table-cell office:value-type="float" office:value="28.071224" calcext:value-type="float">
            <text:p>28.071224</text:p>
          </table:table-cell>
          <table:table-cell office:value-type="float" office:value="28.040041" calcext:value-type="float">
            <text:p>28.040041</text:p>
          </table:table-cell>
          <table:table-cell office:value-type="float" office:value="28.040059" calcext:value-type="float">
            <text:p>28.040059</text:p>
          </table:table-cell>
          <table:table-cell table:style-name="ce2"/>
          <table:table-cell/>
          <table:table-cell office:value-type="string" calcext:value-type="string">
            <text:p>t1 t3 t5 t7</text:p>
          </table:table-cell>
          <table:table-cell office:value-type="float" office:value="21.906614" calcext:value-type="float">
            <text:p>21.906614</text:p>
          </table:table-cell>
          <table:table-cell office:value-type="float" office:value="22.175595" calcext:value-type="float">
            <text:p>22.175595</text:p>
          </table:table-cell>
          <table:table-cell office:value-type="float" office:value="22.954369" calcext:value-type="float">
            <text:p>22.954369</text:p>
          </table:table-cell>
          <table:table-cell office:value-type="float" office:value="23.367471" calcext:value-type="float">
            <text:p>23.367471</text:p>
          </table:table-cell>
          <table:table-cell office:value-type="float" office:value="21.999356" calcext:value-type="float">
            <text:p>21.999356</text:p>
          </table:table-cell>
          <table:table-cell office:value-type="float" office:value="23.27012" calcext:value-type="float">
            <text:p>23.27012</text:p>
          </table:table-cell>
          <table:table-cell office:value-type="float" office:value="23.713106" calcext:value-type="float">
            <text:p>23.713106</text:p>
          </table:table-cell>
          <table:table-cell office:value-type="float" office:value="23.879767" calcext:value-type="float">
            <text:p>23.879767</text:p>
          </table:table-cell>
          <table:table-cell table:style-name="ce2"/>
          <table:table-cell/>
        </table:table-row>
        <table:table-row table:style-name="ro3">
          <table:table-cell/>
          <table:table-cell office:value-type="float" office:value="108.419756" calcext:value-type="float">
            <text:p>108.419756</text:p>
          </table:table-cell>
          <table:table-cell table:number-columns-repeated="2"/>
          <table:table-cell office:value-type="float" office:value="56.456603" calcext:value-type="float">
            <text:p>56.456603</text:p>
          </table:table-cell>
          <table:table-cell office:value-type="float" office:value="55.472116" calcext:value-type="float">
            <text:p>55.472116</text:p>
          </table:table-cell>
          <table:table-cell/>
          <table:table-cell office:value-type="string" calcext:value-type="string">
            <text:p>t2 t4</text:p>
          </table:table-cell>
          <table:table-cell office:value-type="float" office:value="28.071198" calcext:value-type="float">
            <text:p>28.071198</text:p>
          </table:table-cell>
          <table:table-cell office:value-type="float" office:value="28.130266" calcext:value-type="float">
            <text:p>28.130266</text:p>
          </table:table-cell>
          <table:table-cell office:value-type="float" office:value="28.040054" calcext:value-type="float">
            <text:p>28.040054</text:p>
          </table:table-cell>
          <table:table-cell office:value-type="float" office:value="28.040102" calcext:value-type="float">
            <text:p>28.040102</text:p>
          </table:table-cell>
          <table:table-cell table:style-name="ce2"/>
          <table:table-cell/>
          <table:table-cell office:value-type="string" calcext:value-type="string">
            <text:p>t2 t4 t6 t8</text:p>
          </table:table-cell>
          <table:table-cell office:value-type="float" office:value="22.125683" calcext:value-type="float">
            <text:p>22.125683</text:p>
          </table:table-cell>
          <table:table-cell office:value-type="float" office:value="22.254337" calcext:value-type="float">
            <text:p>22.254337</text:p>
          </table:table-cell>
          <table:table-cell office:value-type="float" office:value="23.134131" calcext:value-type="float">
            <text:p>23.134131</text:p>
          </table:table-cell>
          <table:table-cell office:value-type="float" office:value="24.287003" calcext:value-type="float">
            <text:p>24.287003</text:p>
          </table:table-cell>
          <table:table-cell office:value-type="float" office:value="22.132979" calcext:value-type="float">
            <text:p>22.132979</text:p>
          </table:table-cell>
          <table:table-cell office:value-type="float" office:value="23.513058" calcext:value-type="float">
            <text:p>23.513058</text:p>
          </table:table-cell>
          <table:table-cell office:value-type="float" office:value="23.823871" calcext:value-type="float">
            <text:p>23.823871</text:p>
          </table:table-cell>
          <table:table-cell office:value-type="float" office:value="24.193707" calcext:value-type="float">
            <text:p>24.193707</text:p>
          </table:table-cell>
          <table:table-cell table:style-name="ce2" table:number-columns-repeated="2"/>
        </table:table-row>
        <table:table-row table:style-name="ro3">
          <table:table-cell/>
          <table:table-cell table:style-name="ce2"/>
          <table:table-cell/>
          <table:table-cell table:style-name="Default" table:number-columns-repeated="2"/>
          <table:table-cell table:style-name="ce2"/>
          <table:table-cell/>
          <table:table-cell table:style-name="ce2" table:number-columns-repeated="18"/>
        </table:table-row>
        <table:table-row table:style-name="ro3">
          <table:table-cell office:value-type="string" calcext:value-type="string">
            <text:p>Average</text:p>
          </table:table-cell>
          <table:table-cell table:style-name="ce5" table:formula="of:=AVERAGE([.B3:.B12])" office:value-type="float" office:value="109.956945" calcext:value-type="float">
            <text:p>109.956945</text:p>
          </table:table-cell>
          <table:table-cell table:number-columns-repeated="2"/>
          <table:table-cell table:style-name="ce2" table:formula="of:=AVERAGE([.E3:.E12])" office:value-type="float" office:value="55.5487909" calcext:value-type="float">
            <text:p>55.5487909</text:p>
          </table:table-cell>
          <table:table-cell table:style-name="ce2" table:formula="of:=AVERAGE([.F3:.F12])" office:value-type="float" office:value="55.4948641" calcext:value-type="float">
            <text:p>55.4948641</text:p>
          </table:table-cell>
          <table:table-cell table:style-name="ce5" table:formula="of:=AVERAGE([.E14:.F14])" office:value-type="float" office:value="55.5218275" calcext:value-type="float">
            <text:p>55.5218275</text:p>
          </table:table-cell>
          <table:table-cell table:style-name="ce2"/>
          <table:table-cell table:style-name="ce2" table:formula="of:=AVERAGE([.I3:.I12])" office:value-type="float" office:value="28.0258081" calcext:value-type="float">
            <text:p>28.0258081</text:p>
          </table:table-cell>
          <table:table-cell table:style-name="ce2" table:formula="of:=AVERAGE([.J3:.J12])" office:value-type="float" office:value="29.2448126" calcext:value-type="float">
            <text:p>29.2448126</text:p>
          </table:table-cell>
          <table:table-cell table:style-name="ce2" table:formula="of:=AVERAGE([.K3:.K12])" office:value-type="float" office:value="29.1211519" calcext:value-type="float">
            <text:p>29.1211519</text:p>
          </table:table-cell>
          <table:table-cell table:style-name="ce2" table:formula="of:=AVERAGE([.L3:.L12])" office:value-type="float" office:value="28.1614497" calcext:value-type="float">
            <text:p>28.1614497</text:p>
          </table:table-cell>
          <table:table-cell table:style-name="ce5" table:formula="of:=AVERAGE([.I14:.L14])" office:value-type="float" office:value="28.638305575" calcext:value-type="float">
            <text:p>28.638305575</text:p>
          </table:table-cell>
          <table:table-cell table:style-name="ce2" table:number-columns-repeated="2"/>
          <table:table-cell table:style-name="ce2" table:formula="of:=AVERAGE([.P3:.P12])" office:value-type="float" office:value="22.2582609" calcext:value-type="float">
            <text:p>22.2582609</text:p>
          </table:table-cell>
          <table:table-cell table:style-name="ce2" table:formula="of:=AVERAGE([.Q3:.Q12])" office:value-type="float" office:value="22.1226816" calcext:value-type="float">
            <text:p>22.1226816</text:p>
          </table:table-cell>
          <table:table-cell table:style-name="ce2" table:formula="of:=AVERAGE([.R3:.R12])" office:value-type="float" office:value="22.2623751" calcext:value-type="float">
            <text:p>22.2623751</text:p>
          </table:table-cell>
          <table:table-cell table:style-name="ce2" table:formula="of:=AVERAGE([.S3:.S12])" office:value-type="float" office:value="22.3348233" calcext:value-type="float">
            <text:p>22.3348233</text:p>
          </table:table-cell>
          <table:table-cell table:style-name="ce2" table:formula="of:=AVERAGE([.T3:.T12])" office:value-type="float" office:value="21.9884491" calcext:value-type="float">
            <text:p>21.9884491</text:p>
          </table:table-cell>
          <table:table-cell table:style-name="ce2" table:formula="of:=AVERAGE([.U3:.U12])" office:value-type="float" office:value="22.4369194" calcext:value-type="float">
            <text:p>22.4369194</text:p>
          </table:table-cell>
          <table:table-cell table:style-name="ce2" table:formula="of:=AVERAGE([.V3:.V12])" office:value-type="float" office:value="23.7606568" calcext:value-type="float">
            <text:p>23.7606568</text:p>
          </table:table-cell>
          <table:table-cell table:style-name="ce2" table:formula="of:=AVERAGE([.W3:.W12])" office:value-type="float" office:value="23.9717837" calcext:value-type="float">
            <text:p>23.9717837</text:p>
          </table:table-cell>
          <table:table-cell table:style-name="ce5" table:formula="of:=AVERAGE([.P14:.W14])" office:value-type="float" office:value="22.6419937375" calcext:value-type="float">
            <text:p>22.6419937375</text:p>
          </table:table-cell>
          <table:table-cell table:style-name="ce2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number-columns-repeated="2"/>
          <table:table-cell table:number-columns-repeated="2" table:style-name="ce2" office:value-type="string" calcext:value-type="string">
            <text:p>sec</text:p>
          </table:table-cell>
          <table:table-cell office:value-type="string" calcext:value-type="string">
            <text:p>sec</text:p>
          </table:table-cell>
          <table:table-cell table:style-name="ce2"/>
          <table:table-cell table:number-columns-repeated="5" table:style-name="ce2" office:value-type="string" calcext:value-type="string">
            <text:p>sec</text:p>
          </table:table-cell>
          <table:table-cell table:style-name="ce2" table:number-columns-repeated="2"/>
          <table:table-cell table:number-columns-repeated="9" table:style-name="ce2" office:value-type="string" calcext:value-type="string">
            <text:p>sec</text:p>
          </table:table-cell>
          <table:table-cell table:style-name="ce2"/>
        </table:table-row>
        <table:table-row table:style-name="ro3" table:number-rows-repeated="3">
          <table:table-cell/>
          <table:table-cell table:style-name="ce2"/>
          <table:table-cell table:number-columns-repeated="2"/>
          <table:table-cell table:style-name="ce2" table:number-columns-repeated="2"/>
          <table:table-cell/>
          <table:table-cell table:style-name="ce2" table:number-columns-repeated="18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Default" table:number-columns-repeated="9"/>
          <table:table-cell table:number-columns-repeated="2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ce5" table:formula="of:=AVERAGE([.B9:.B18])" office:value-type="float" office:value="109.9936268" calcext:value-type="float">
            <text:p>109.9936268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9"/>
          <table:table-cell table:number-columns-repeated="2"/>
        </table:table-row>
        <table:table-row table:style-name="ro3">
          <table:table-cell table:style-name="Default" office:value-type="float" office:value="2" calcext:value-type="float">
            <text:p>2</text:p>
          </table:table-cell>
          <table:table-cell table:style-name="ce5" table:formula="of:=AVERAGE([.E14];[.F14])" office:value-type="float" office:value="55.5218275" calcext:value-type="float">
            <text:p>55.5218275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9"/>
          <table:table-cell table:number-columns-repeated="2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ce5" table:formula="of:=AVERAGE([.I14:.L14])" office:value-type="float" office:value="28.638305575" calcext:value-type="float">
            <text:p>28.638305575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9"/>
          <table:table-cell table:number-columns-repeated="2"/>
        </table:table-row>
        <table:table-row table:style-name="ro3">
          <table:table-cell table:style-name="Default" office:value-type="float" office:value="8" calcext:value-type="float">
            <text:p>8</text:p>
          </table:table-cell>
          <table:table-cell table:style-name="ce5" table:formula="of:=AVERAGE([.P14:.W14])" office:value-type="float" office:value="22.6419937375" calcext:value-type="float">
            <text:p>22.6419937375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9"/>
          <table:table-cell table:number-columns-repeated="2"/>
        </table:table-row>
      </table:table>
      <table:table table:name="4096" table:style-name="ta1">
        <table:shapes>
          <draw:frame draw:z-index="0" draw:style-name="gr1" draw:text-style-name="P1" svg:width="6.2988in" svg:height="3.5429in" svg:x="2.3118in" svg:y="3.9713in"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default-cell-style-name="ce2"/>
        <table:table-column table:style-name="co2" table:default-cell-style-name="ce4"/>
        <table:table-column table:style-name="co2" table:number-columns-repeated="2" table:default-cell-style-name="ce2"/>
        <table:table-column table:style-name="co2" table:number-columns-repeated="2" table:default-cell-style-name="ce4"/>
        <table:table-column table:style-name="co2" table:default-cell-style-name="ce2"/>
        <table:table-column table:style-name="co2" table:default-cell-style-name="ce3"/>
        <table:table-column table:style-name="co2" table:number-columns-repeated="4" table:default-cell-style-name="ce4"/>
        <table:table-column table:style-name="co2" table:default-cell-style-name="ce2"/>
        <table:table-column table:style-name="co2" table:default-cell-style-name="Default"/>
        <table:table-column table:style-name="co2" table:default-cell-style-name="ce3"/>
        <table:table-column table:style-name="co2" table:number-columns-repeated="3" table:default-cell-style-name="ce2"/>
        <table:table-column table:style-name="co2" table:number-columns-repeated="5" table:default-cell-style-name="ce4"/>
        <table:table-column table:style-name="co2" table:default-cell-style-name="ce2"/>
        <table:table-column table:style-name="co2" table:default-cell-style-name="Default"/>
        <table:table-row table:style-name="ro3">
          <table:table-cell table:style-name="ce1" office:value-type="string" calcext:value-type="string">
            <text:p>4096*4096</text:p>
          </table:table-cell>
          <table:table-cell table:style-name="ce2" office:value-type="string" calcext:value-type="string">
            <text:p>1 thread</text:p>
          </table:table-cell>
          <table:table-cell table:number-columns-repeated="2"/>
          <table:table-cell table:style-name="ce2" office:value-type="string" calcext:value-type="string">
            <text:p>2 threads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4 threads</text:p>
          </table:table-cell>
          <table:table-cell table:style-name="ce2" table:number-columns-repeated="3"/>
          <table:table-cell table:number-columns-repeated="2"/>
          <table:table-cell table:style-name="ce2"/>
          <table:table-cell office:value-type="string" calcext:value-type="string">
            <text:p>8 threads</text:p>
          </table:table-cell>
          <table:table-cell table:number-columns-repeated="2"/>
          <table:table-cell table:style-name="ce2" table:number-columns-repeated="5"/>
          <table:table-cell/>
          <table:table-cell table:style-name="ce2"/>
        </table:table-row>
        <table:table-row table:style-name="ro3">
          <table:table-cell/>
          <table:table-cell table:style-name="ce3" office:value-type="string" calcext:value-type="string">
            <text:p>t1</text:p>
          </table:table-cell>
          <table:table-cell table:number-columns-repeated="2"/>
          <table:table-cell table:style-name="ce3" office:value-type="string" calcext:value-type="string">
            <text:p>t1</text:p>
          </table:table-cell>
          <table:table-cell table:style-name="ce3" office:value-type="string" calcext:value-type="string">
            <text:p>t2</text:p>
          </table:table-cell>
          <table:table-cell/>
          <table:table-cell table:style-name="ce2"/>
          <table:table-cell table:style-name="ce3" table:number-columns-repeated="4"/>
          <table:table-cell table:number-columns-repeated="2"/>
          <table:table-cell table:style-name="ce2"/>
          <table:table-cell table:style-name="ce3" table:number-columns-repeated="8"/>
          <table:table-cell/>
          <table:table-cell table:style-name="ce2"/>
        </table:table-row>
        <table:table-row table:style-name="ro3">
          <table:table-cell/>
          <table:table-cell office:value-type="float" office:value="9.716745" calcext:value-type="float">
            <text:p>9.716745</text:p>
          </table:table-cell>
          <table:table-cell table:number-columns-repeated="2"/>
          <table:table-cell office:value-type="float" office:value="5.186979" calcext:value-type="float">
            <text:p>5.186979</text:p>
          </table:table-cell>
          <table:table-cell office:value-type="float" office:value="5.206402" calcext:value-type="float">
            <text:p>5.206402</text:p>
          </table:table-cell>
          <table:table-cell/>
          <table:table-cell office:value-type="string" calcext:value-type="string">
            <text:p>t1</text:p>
          </table:table-cell>
          <table:table-cell office:value-type="float" office:value="2.771441" calcext:value-type="float">
            <text:p>2.771441</text:p>
          </table:table-cell>
          <table:table-cell office:value-type="float" office:value="2.718864" calcext:value-type="float">
            <text:p>2.718864</text:p>
          </table:table-cell>
          <table:table-cell office:value-type="float" office:value="2.74857" calcext:value-type="float">
            <text:p>2.74857</text:p>
          </table:table-cell>
          <table:table-cell office:value-type="float" office:value="2.81203" calcext:value-type="float">
            <text:p>2.8120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style-name="ce4" office:value-type="float" office:value="2.330553" calcext:value-type="float">
            <text:p>2.330553</text:p>
          </table:table-cell>
          <table:table-cell table:style-name="ce4" office:value-type="float" office:value="2.307065" calcext:value-type="float">
            <text:p>2.307065</text:p>
          </table:table-cell>
          <table:table-cell table:style-name="ce4" office:value-type="float" office:value="2.411132" calcext:value-type="float">
            <text:p>2.411132</text:p>
          </table:table-cell>
          <table:table-cell office:value-type="float" office:value="2.413474" calcext:value-type="float">
            <text:p>2.413474</text:p>
          </table:table-cell>
          <table:table-cell office:value-type="float" office:value="2.485348" calcext:value-type="float">
            <text:p>2.485348</text:p>
          </table:table-cell>
          <table:table-cell office:value-type="float" office:value="2.400708" calcext:value-type="float">
            <text:p>2.400708</text:p>
          </table:table-cell>
          <table:table-cell office:value-type="float" office:value="2.435786" calcext:value-type="float">
            <text:p>2.435786</text:p>
          </table:table-cell>
          <table:table-cell office:value-type="float" office:value="2.249431" calcext:value-type="float">
            <text:p>2.24943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0.274389" calcext:value-type="float">
            <text:p>10.274389</text:p>
          </table:table-cell>
          <table:table-cell table:number-columns-repeated="2"/>
          <table:table-cell office:value-type="float" office:value="5.480366" calcext:value-type="float">
            <text:p>5.480366</text:p>
          </table:table-cell>
          <table:table-cell office:value-type="float" office:value="5.161061" calcext:value-type="float">
            <text:p>5.161061</text:p>
          </table:table-cell>
          <table:table-cell/>
          <table:table-cell office:value-type="string" calcext:value-type="string">
            <text:p>t2</text:p>
          </table:table-cell>
          <table:table-cell office:value-type="float" office:value="2.771437" calcext:value-type="float">
            <text:p>2.771437</text:p>
          </table:table-cell>
          <table:table-cell office:value-type="float" office:value="2.72891" calcext:value-type="float">
            <text:p>2.72891</text:p>
          </table:table-cell>
          <table:table-cell office:value-type="float" office:value="2.747988" calcext:value-type="float">
            <text:p>2.747988</text:p>
          </table:table-cell>
          <table:table-cell office:value-type="float" office:value="2.841605" calcext:value-type="float">
            <text:p>2.841605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style-name="ce4" office:value-type="float" office:value="2.391406" calcext:value-type="float">
            <text:p>2.391406</text:p>
          </table:table-cell>
          <table:table-cell table:style-name="ce4" office:value-type="float" office:value="2.352456" calcext:value-type="float">
            <text:p>2.352456</text:p>
          </table:table-cell>
          <table:table-cell table:style-name="ce4" office:value-type="float" office:value="2.553154" calcext:value-type="float">
            <text:p>2.553154</text:p>
          </table:table-cell>
          <table:table-cell office:value-type="float" office:value="2.413466" calcext:value-type="float">
            <text:p>2.413466</text:p>
          </table:table-cell>
          <table:table-cell office:value-type="float" office:value="2.598279" calcext:value-type="float">
            <text:p>2.598279</text:p>
          </table:table-cell>
          <table:table-cell office:value-type="float" office:value="2.419702" calcext:value-type="float">
            <text:p>2.419702</text:p>
          </table:table-cell>
          <table:table-cell office:value-type="float" office:value="2.444615" calcext:value-type="float">
            <text:p>2.444615</text:p>
          </table:table-cell>
          <table:table-cell office:value-type="float" office:value="2.28616" calcext:value-type="float">
            <text:p>2.28616</text:p>
          </table:table-cell>
          <table:table-cell table:number-columns-repeated="2"/>
        </table:table-row>
        <table:table-row table:style-name="ro3">
          <table:table-cell/>
          <table:table-cell office:value-type="float" office:value="10.339078" calcext:value-type="float">
            <text:p>10.339078</text:p>
          </table:table-cell>
          <table:table-cell table:number-columns-repeated="2"/>
          <table:table-cell office:value-type="float" office:value="5.169923" calcext:value-type="float">
            <text:p>5.169923</text:p>
          </table:table-cell>
          <table:table-cell office:value-type="float" office:value="5.169921" calcext:value-type="float">
            <text:p>5.169921</text:p>
          </table:table-cell>
          <table:table-cell/>
          <table:table-cell office:value-type="string" calcext:value-type="string">
            <text:p>t3</text:p>
          </table:table-cell>
          <table:table-cell office:value-type="float" office:value="2.793961" calcext:value-type="float">
            <text:p>2.793961</text:p>
          </table:table-cell>
          <table:table-cell office:value-type="float" office:value="2.748334" calcext:value-type="float">
            <text:p>2.748334</text:p>
          </table:table-cell>
          <table:table-cell office:value-type="float" office:value="2.785561" calcext:value-type="float">
            <text:p>2.785561</text:p>
          </table:table-cell>
          <table:table-cell office:value-type="float" office:value="2.84164" calcext:value-type="float">
            <text:p>2.84164</text:p>
          </table:table-cell>
          <table:table-cell table:number-columns-repeated="2"/>
          <table:table-cell office:value-type="string" calcext:value-type="string">
            <text:p>t3</text:p>
          </table:table-cell>
          <table:table-cell table:style-name="ce4" office:value-type="float" office:value="2.428809" calcext:value-type="float">
            <text:p>2.428809</text:p>
          </table:table-cell>
          <table:table-cell table:style-name="ce4" office:value-type="float" office:value="2.419363" calcext:value-type="float">
            <text:p>2.419363</text:p>
          </table:table-cell>
          <table:table-cell table:style-name="ce4" office:value-type="float" office:value="2.634966" calcext:value-type="float">
            <text:p>2.634966</text:p>
          </table:table-cell>
          <table:table-cell office:value-type="float" office:value="2.413432" calcext:value-type="float">
            <text:p>2.413432</text:p>
          </table:table-cell>
          <table:table-cell office:value-type="float" office:value="2.645867" calcext:value-type="float">
            <text:p>2.645867</text:p>
          </table:table-cell>
          <table:table-cell office:value-type="float" office:value="2.494866" calcext:value-type="float">
            <text:p>2.494866</text:p>
          </table:table-cell>
          <table:table-cell office:value-type="float" office:value="2.481643" calcext:value-type="float">
            <text:p>2.481643</text:p>
          </table:table-cell>
          <table:table-cell office:value-type="float" office:value="2.329089" calcext:value-type="float">
            <text:p>2.329089</text:p>
          </table:table-cell>
          <table:table-cell table:number-columns-repeated="2"/>
        </table:table-row>
        <table:table-row table:style-name="ro3">
          <table:table-cell/>
          <table:table-cell office:value-type="float" office:value="10.053457" calcext:value-type="float">
            <text:p>10.053457</text:p>
          </table:table-cell>
          <table:table-cell table:number-columns-repeated="2"/>
          <table:table-cell office:value-type="float" office:value="5.32137" calcext:value-type="float">
            <text:p>5.32137</text:p>
          </table:table-cell>
          <table:table-cell office:value-type="float" office:value="5.515074" calcext:value-type="float">
            <text:p>5.515074</text:p>
          </table:table-cell>
          <table:table-cell/>
          <table:table-cell office:value-type="string" calcext:value-type="string">
            <text:p>t4</text:p>
          </table:table-cell>
          <table:table-cell office:value-type="float" office:value="2.816471" calcext:value-type="float">
            <text:p>2.816471</text:p>
          </table:table-cell>
          <table:table-cell office:value-type="float" office:value="2.759333" calcext:value-type="float">
            <text:p>2.759333</text:p>
          </table:table-cell>
          <table:table-cell office:value-type="float" office:value="2.803502" calcext:value-type="float">
            <text:p>2.803502</text:p>
          </table:table-cell>
          <table:table-cell office:value-type="float" office:value="2.884605" calcext:value-type="float">
            <text:p>2.884605</text:p>
          </table:table-cell>
          <table:table-cell table:number-columns-repeated="2"/>
          <table:table-cell office:value-type="string" calcext:value-type="string">
            <text:p>t4</text:p>
          </table:table-cell>
          <table:table-cell table:style-name="ce4" office:value-type="float" office:value="2.436152" calcext:value-type="float">
            <text:p>2.436152</text:p>
          </table:table-cell>
          <table:table-cell table:style-name="ce4" office:value-type="float" office:value="2.484693" calcext:value-type="float">
            <text:p>2.484693</text:p>
          </table:table-cell>
          <table:table-cell table:style-name="ce4" office:value-type="float" office:value="2.650889" calcext:value-type="float">
            <text:p>2.650889</text:p>
          </table:table-cell>
          <table:table-cell office:value-type="float" office:value="2.441784" calcext:value-type="float">
            <text:p>2.441784</text:p>
          </table:table-cell>
          <table:table-cell office:value-type="float" office:value="2.657906" calcext:value-type="float">
            <text:p>2.657906</text:p>
          </table:table-cell>
          <table:table-cell office:value-type="float" office:value="2.496568" calcext:value-type="float">
            <text:p>2.496568</text:p>
          </table:table-cell>
          <table:table-cell office:value-type="float" office:value="2.553715" calcext:value-type="float">
            <text:p>2.553715</text:p>
          </table:table-cell>
          <table:table-cell office:value-type="float" office:value="2.339263" calcext:value-type="float">
            <text:p>2.339263</text:p>
          </table:table-cell>
          <table:table-cell table:number-columns-repeated="2"/>
        </table:table-row>
        <table:table-row table:style-name="ro3">
          <table:table-cell/>
          <table:table-cell office:value-type="float" office:value="9.714137" calcext:value-type="float">
            <text:p>9.714137</text:p>
          </table:table-cell>
          <table:table-cell table:number-columns-repeated="2"/>
          <table:table-cell office:value-type="float" office:value="5.292825" calcext:value-type="float">
            <text:p>5.292825</text:p>
          </table:table-cell>
          <table:table-cell office:value-type="float" office:value="5.151318" calcext:value-type="float">
            <text:p>5.151318</text:p>
          </table:table-cell>
          <table:table-cell/>
          <table:table-cell office:value-type="string" calcext:value-type="string">
            <text:p>t1</text:p>
          </table:table-cell>
          <table:table-cell office:value-type="float" office:value="2.699484" calcext:value-type="float">
            <text:p>2.699484</text:p>
          </table:table-cell>
          <table:table-cell office:value-type="float" office:value="2.859088" calcext:value-type="float">
            <text:p>2.859088</text:p>
          </table:table-cell>
          <table:table-cell office:value-type="float" office:value="2.715118" calcext:value-type="float">
            <text:p>2.715118</text:p>
          </table:table-cell>
          <table:table-cell office:value-type="float" office:value="2.749218" calcext:value-type="float">
            <text:p>2.749218</text:p>
          </table:table-cell>
          <table:table-cell table:style-name="Default"/>
          <table:table-cell/>
          <table:table-cell office:value-type="string" calcext:value-type="string">
            <text:p>t5</text:p>
          </table:table-cell>
          <table:table-cell table:style-name="ce4" office:value-type="float" office:value="2.464243" calcext:value-type="float">
            <text:p>2.464243</text:p>
          </table:table-cell>
          <table:table-cell table:style-name="ce4" office:value-type="float" office:value="2.516645" calcext:value-type="float">
            <text:p>2.516645</text:p>
          </table:table-cell>
          <table:table-cell table:style-name="ce4" office:value-type="float" office:value="2.636578" calcext:value-type="float">
            <text:p>2.636578</text:p>
          </table:table-cell>
          <table:table-cell office:value-type="float" office:value="2.477646" calcext:value-type="float">
            <text:p>2.477646</text:p>
          </table:table-cell>
          <table:table-cell office:value-type="float" office:value="2.695952" calcext:value-type="float">
            <text:p>2.695952</text:p>
          </table:table-cell>
          <table:table-cell office:value-type="float" office:value="2.505073" calcext:value-type="float">
            <text:p>2.505073</text:p>
          </table:table-cell>
          <table:table-cell office:value-type="float" office:value="2.563809" calcext:value-type="float">
            <text:p>2.563809</text:p>
          </table:table-cell>
          <table:table-cell office:value-type="float" office:value="2.379001" calcext:value-type="float">
            <text:p>2.37900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0.106728" calcext:value-type="float">
            <text:p>10.106728</text:p>
          </table:table-cell>
          <table:table-cell table:number-columns-repeated="2"/>
          <table:table-cell office:value-type="float" office:value="4.815168" calcext:value-type="float">
            <text:p>4.815168</text:p>
          </table:table-cell>
          <table:table-cell office:value-type="float" office:value="4.833331" calcext:value-type="float">
            <text:p>4.833331</text:p>
          </table:table-cell>
          <table:table-cell/>
          <table:table-cell office:value-type="string" calcext:value-type="string">
            <text:p>t2</text:p>
          </table:table-cell>
          <table:table-cell office:value-type="float" office:value="2.699484" calcext:value-type="float">
            <text:p>2.699484</text:p>
          </table:table-cell>
          <table:table-cell office:value-type="float" office:value="2.890325" calcext:value-type="float">
            <text:p>2.890325</text:p>
          </table:table-cell>
          <table:table-cell office:value-type="float" office:value="2.734695" calcext:value-type="float">
            <text:p>2.734695</text:p>
          </table:table-cell>
          <table:table-cell office:value-type="float" office:value="2.792188" calcext:value-type="float">
            <text:p>2.792188</text:p>
          </table:table-cell>
          <table:table-cell table:style-name="Default"/>
          <table:table-cell/>
          <table:table-cell office:value-type="string" calcext:value-type="string">
            <text:p>t6</text:p>
          </table:table-cell>
          <table:table-cell table:style-name="ce4" office:value-type="float" office:value="2.486902" calcext:value-type="float">
            <text:p>2.486902</text:p>
          </table:table-cell>
          <table:table-cell table:style-name="ce4" office:value-type="float" office:value="2.534009" calcext:value-type="float">
            <text:p>2.534009</text:p>
          </table:table-cell>
          <table:table-cell table:style-name="ce4" office:value-type="float" office:value="2.67395" calcext:value-type="float">
            <text:p>2.67395</text:p>
          </table:table-cell>
          <table:table-cell office:value-type="float" office:value="2.47763" calcext:value-type="float">
            <text:p>2.47763</text:p>
          </table:table-cell>
          <table:table-cell office:value-type="float" office:value="2.708652" calcext:value-type="float">
            <text:p>2.708652</text:p>
          </table:table-cell>
          <table:table-cell office:value-type="float" office:value="2.541003" calcext:value-type="float">
            <text:p>2.541003</text:p>
          </table:table-cell>
          <table:table-cell office:value-type="float" office:value="2.582694" calcext:value-type="float">
            <text:p>2.582694</text:p>
          </table:table-cell>
          <table:table-cell office:value-type="float" office:value="2.411776" calcext:value-type="float">
            <text:p>2.411776</text:p>
          </table:table-cell>
          <table:table-cell table:number-columns-repeated="2"/>
        </table:table-row>
        <table:table-row table:style-name="ro3">
          <table:table-cell/>
          <table:table-cell office:value-type="float" office:value="10.214955" calcext:value-type="float">
            <text:p>10.214955</text:p>
          </table:table-cell>
          <table:table-cell table:number-columns-repeated="2"/>
          <table:table-cell office:value-type="float" office:value="5.108323" calcext:value-type="float">
            <text:p>5.108323</text:p>
          </table:table-cell>
          <table:table-cell office:value-type="float" office:value="5.129626" calcext:value-type="float">
            <text:p>5.129626</text:p>
          </table:table-cell>
          <table:table-cell/>
          <table:table-cell office:value-type="string" calcext:value-type="string">
            <text:p>t3</text:p>
          </table:table-cell>
          <table:table-cell office:value-type="float" office:value="2.720945" calcext:value-type="float">
            <text:p>2.720945</text:p>
          </table:table-cell>
          <table:table-cell office:value-type="float" office:value="2.890322" calcext:value-type="float">
            <text:p>2.890322</text:p>
          </table:table-cell>
          <table:table-cell office:value-type="float" office:value="2.734691" calcext:value-type="float">
            <text:p>2.734691</text:p>
          </table:table-cell>
          <table:table-cell office:value-type="float" office:value="2.864423" calcext:value-type="float">
            <text:p>2.864423</text:p>
          </table:table-cell>
          <table:table-cell table:style-name="Default"/>
          <table:table-cell/>
          <table:table-cell office:value-type="string" calcext:value-type="string">
            <text:p>t7</text:p>
          </table:table-cell>
          <table:table-cell table:style-name="ce4" office:value-type="float" office:value="2.497675" calcext:value-type="float">
            <text:p>2.497675</text:p>
          </table:table-cell>
          <table:table-cell table:style-name="ce4" office:value-type="float" office:value="2.542608" calcext:value-type="float">
            <text:p>2.542608</text:p>
          </table:table-cell>
          <table:table-cell table:style-name="ce4" office:value-type="float" office:value="2.689048" calcext:value-type="float">
            <text:p>2.689048</text:p>
          </table:table-cell>
          <table:table-cell office:value-type="float" office:value="2.611698" calcext:value-type="float">
            <text:p>2.611698</text:p>
          </table:table-cell>
          <table:table-cell office:value-type="float" office:value="2.846834" calcext:value-type="float">
            <text:p>2.846834</text:p>
          </table:table-cell>
          <table:table-cell office:value-type="float" office:value="2.581587" calcext:value-type="float">
            <text:p>2.581587</text:p>
          </table:table-cell>
          <table:table-cell office:value-type="float" office:value="2.617592" calcext:value-type="float">
            <text:p>2.617592</text:p>
          </table:table-cell>
          <table:table-cell office:value-type="float" office:value="2.418986" calcext:value-type="float">
            <text:p>2.418986</text:p>
          </table:table-cell>
          <table:table-cell table:number-columns-repeated="2"/>
        </table:table-row>
        <table:table-row table:style-name="ro3">
          <table:table-cell/>
          <table:table-cell office:value-type="float" office:value="10.610373" calcext:value-type="float">
            <text:p>10.610373</text:p>
          </table:table-cell>
          <table:table-cell table:number-columns-repeated="2"/>
          <table:table-cell office:value-type="float" office:value="5.261072" calcext:value-type="float">
            <text:p>5.261072</text:p>
          </table:table-cell>
          <table:table-cell office:value-type="float" office:value="5.271053" calcext:value-type="float">
            <text:p>5.271053</text:p>
          </table:table-cell>
          <table:table-cell/>
          <table:table-cell office:value-type="string" calcext:value-type="string">
            <text:p>t4</text:p>
          </table:table-cell>
          <table:table-cell office:value-type="float" office:value="2.731212" calcext:value-type="float">
            <text:p>2.731212</text:p>
          </table:table-cell>
          <table:table-cell office:value-type="float" office:value="2.890324" calcext:value-type="float">
            <text:p>2.890324</text:p>
          </table:table-cell>
          <table:table-cell office:value-type="float" office:value="2.744773" calcext:value-type="float">
            <text:p>2.744773</text:p>
          </table:table-cell>
          <table:table-cell office:value-type="float" office:value="2.939139" calcext:value-type="float">
            <text:p>2.939139</text:p>
          </table:table-cell>
          <table:table-cell table:style-name="Default"/>
          <table:table-cell/>
          <table:table-cell office:value-type="string" calcext:value-type="string">
            <text:p>t8</text:p>
          </table:table-cell>
          <table:table-cell table:style-name="ce4" office:value-type="float" office:value="2.509423" calcext:value-type="float">
            <text:p>2.509423</text:p>
          </table:table-cell>
          <table:table-cell table:style-name="ce4" office:value-type="float" office:value="2.557027" calcext:value-type="float">
            <text:p>2.557027</text:p>
          </table:table-cell>
          <table:table-cell table:style-name="ce4" office:value-type="float" office:value="2.772033" calcext:value-type="float">
            <text:p>2.772033</text:p>
          </table:table-cell>
          <table:table-cell office:value-type="float" office:value="2.642692" calcext:value-type="float">
            <text:p>2.642692</text:p>
          </table:table-cell>
          <table:table-cell office:value-type="float" office:value="2.874546" calcext:value-type="float">
            <text:p>2.874546</text:p>
          </table:table-cell>
          <table:table-cell office:value-type="float" office:value="2.565717" calcext:value-type="float">
            <text:p>2.565717</text:p>
          </table:table-cell>
          <table:table-cell office:value-type="float" office:value="2.691676" calcext:value-type="float">
            <text:p>2.691676</text:p>
          </table:table-cell>
          <table:table-cell office:value-type="float" office:value="2.434962" calcext:value-type="float">
            <text:p>2.434962</text:p>
          </table:table-cell>
          <table:table-cell table:number-columns-repeated="2"/>
        </table:table-row>
        <table:table-row table:style-name="ro3">
          <table:table-cell/>
          <table:table-cell office:value-type="float" office:value="9.948562" calcext:value-type="float">
            <text:p>9.948562</text:p>
          </table:table-cell>
          <table:table-cell table:number-columns-repeated="2"/>
          <table:table-cell office:value-type="float" office:value="5.164527" calcext:value-type="float">
            <text:p>5.164527</text:p>
          </table:table-cell>
          <table:table-cell office:value-type="float" office:value="5.175567" calcext:value-type="float">
            <text:p>5.175567</text:p>
          </table:table-cell>
          <table:table-cell/>
          <table:table-cell office:value-type="string" calcext:value-type="string">
            <text:p>t1 t3</text:p>
          </table:table-cell>
          <table:table-cell office:value-type="float" office:value="2.761801" calcext:value-type="float">
            <text:p>2.761801</text:p>
          </table:table-cell>
          <table:table-cell office:value-type="float" office:value="2.772956" calcext:value-type="float">
            <text:p>2.772956</text:p>
          </table:table-cell>
          <table:table-cell office:value-type="float" office:value="2.749615" calcext:value-type="float">
            <text:p>2.749615</text:p>
          </table:table-cell>
          <table:table-cell office:value-type="float" office:value="2.759692" calcext:value-type="float">
            <text:p>2.759692</text:p>
          </table:table-cell>
          <table:table-cell table:number-columns-repeated="2"/>
          <table:table-cell office:value-type="string" calcext:value-type="string">
            <text:p>t1 t3 t5 t7</text:p>
          </table:table-cell>
          <table:table-cell office:value-type="float" office:value="2.247551" calcext:value-type="float">
            <text:p>2.247551</text:p>
          </table:table-cell>
          <table:table-cell office:value-type="float" office:value="2.296989" calcext:value-type="float">
            <text:p>2.296989</text:p>
          </table:table-cell>
          <table:table-cell office:value-type="float" office:value="2.415257" calcext:value-type="float">
            <text:p>2.415257</text:p>
          </table:table-cell>
          <table:table-cell office:value-type="float" office:value="2.48588" calcext:value-type="float">
            <text:p>2.48588</text:p>
          </table:table-cell>
          <table:table-cell office:value-type="float" office:value="2.354852" calcext:value-type="float">
            <text:p>2.354852</text:p>
          </table:table-cell>
          <table:table-cell office:value-type="float" office:value="2.438579" calcext:value-type="float">
            <text:p>2.438579</text:p>
          </table:table-cell>
          <table:table-cell office:value-type="float" office:value="2.479961" calcext:value-type="float">
            <text:p>2.479961</text:p>
          </table:table-cell>
          <table:table-cell office:value-type="float" office:value="2.68471" calcext:value-type="float">
            <text:p>2.68471</text:p>
          </table:table-cell>
          <table:table-cell table:number-columns-repeated="2"/>
        </table:table-row>
        <table:table-row table:style-name="ro3">
          <table:table-cell/>
          <table:table-cell office:value-type="float" office:value="9.934361" calcext:value-type="float">
            <text:p>9.934361</text:p>
          </table:table-cell>
          <table:table-cell table:number-columns-repeated="2"/>
          <table:table-cell office:value-type="float" office:value="5.255989" calcext:value-type="float">
            <text:p>5.255989</text:p>
          </table:table-cell>
          <table:table-cell office:value-type="float" office:value="5.255982" calcext:value-type="float">
            <text:p>5.255982</text:p>
          </table:table-cell>
          <table:table-cell/>
          <table:table-cell office:value-type="string" calcext:value-type="string">
            <text:p>t2 t4</text:p>
          </table:table-cell>
          <table:table-cell office:value-type="float" office:value="2.772953" calcext:value-type="float">
            <text:p>2.772953</text:p>
          </table:table-cell>
          <table:table-cell office:value-type="float" office:value="2.811729" calcext:value-type="float">
            <text:p>2.811729</text:p>
          </table:table-cell>
          <table:table-cell office:value-type="float" office:value="2.759687" calcext:value-type="float">
            <text:p>2.759687</text:p>
          </table:table-cell>
          <table:table-cell office:value-type="float" office:value="2.80819" calcext:value-type="float">
            <text:p>2.80819</text:p>
          </table:table-cell>
          <table:table-cell table:number-columns-repeated="2"/>
          <table:table-cell office:value-type="string" calcext:value-type="string">
            <text:p>t2 t4 t6 t8</text:p>
          </table:table-cell>
          <table:table-cell office:value-type="float" office:value="2.286648" calcext:value-type="float">
            <text:p>2.286648</text:p>
          </table:table-cell>
          <table:table-cell office:value-type="float" office:value="2.40353" calcext:value-type="float">
            <text:p>2.40353</text:p>
          </table:table-cell>
          <table:table-cell office:value-type="float" office:value="2.42432" calcext:value-type="float">
            <text:p>2.42432</text:p>
          </table:table-cell>
          <table:table-cell office:value-type="float" office:value="2.49641" calcext:value-type="float">
            <text:p>2.49641</text:p>
          </table:table-cell>
          <table:table-cell office:value-type="float" office:value="2.376177" calcext:value-type="float">
            <text:p>2.376177</text:p>
          </table:table-cell>
          <table:table-cell office:value-type="float" office:value="2.466236" calcext:value-type="float">
            <text:p>2.466236</text:p>
          </table:table-cell>
          <table:table-cell office:value-type="float" office:value="2.509563" calcext:value-type="float">
            <text:p>2.509563</text:p>
          </table:table-cell>
          <table:table-cell office:value-type="float" office:value="2.708398" calcext:value-type="float">
            <text:p>2.708398</text:p>
          </table:table-cell>
          <table:table-cell/>
          <table:table-cell table:style-name="ce2"/>
        </table:table-row>
        <table:table-row table:style-name="ro3">
          <table:table-cell/>
          <table:table-cell table:style-name="ce2"/>
          <table:table-cell/>
          <table:table-cell table:style-name="Default" table:number-columns-repeated="2"/>
          <table:table-cell table:style-name="ce2"/>
          <table:table-cell/>
          <table:table-cell table:style-name="ce2" table:number-columns-repeated="5"/>
          <table:table-cell/>
          <table:table-cell table:style-name="ce2" table:number-columns-repeated="2"/>
          <table:table-cell table:number-columns-repeated="3"/>
          <table:table-cell table:style-name="ce2" table:number-columns-repeated="5"/>
          <table:table-cell/>
          <table:table-cell table:style-name="ce2"/>
        </table:table-row>
        <table:table-row table:style-name="ro3">
          <table:table-cell office:value-type="string" calcext:value-type="string">
            <text:p>Average</text:p>
          </table:table-cell>
          <table:table-cell table:style-name="ce5" table:formula="of:=AVERAGE([.B3:.B12])" office:value-type="float" office:value="10.0912785" calcext:value-type="float">
            <text:p>10.0912785</text:p>
          </table:table-cell>
          <table:table-cell table:number-columns-repeated="2"/>
          <table:table-cell table:style-name="ce2" table:formula="of:=AVERAGE([.E3:.E12])" office:value-type="float" office:value="5.2056542" calcext:value-type="float">
            <text:p>5.2056542</text:p>
          </table:table-cell>
          <table:table-cell table:style-name="ce2" table:formula="of:=AVERAGE([.F3:.F12])" office:value-type="float" office:value="5.1869335" calcext:value-type="float">
            <text:p>5.1869335</text:p>
          </table:table-cell>
          <table:table-cell table:style-name="ce5" table:formula="of:=AVERAGE([.E14:.F14])" office:value-type="float" office:value="5.19629385" calcext:value-type="float">
            <text:p>5.19629385</text:p>
          </table:table-cell>
          <table:table-cell table:style-name="ce2"/>
          <table:table-cell table:style-name="ce2" table:formula="of:=AVERAGE([.I3:.I12])" office:value-type="float" office:value="2.7539189" calcext:value-type="float">
            <text:p>2.7539189</text:p>
          </table:table-cell>
          <table:table-cell table:style-name="ce2" table:formula="of:=AVERAGE([.J3:.J12])" office:value-type="float" office:value="2.8070185" calcext:value-type="float">
            <text:p>2.8070185</text:p>
          </table:table-cell>
          <table:table-cell table:style-name="ce2" table:formula="of:=AVERAGE([.K3:.K12])" office:value-type="float" office:value="2.75242" calcext:value-type="float">
            <text:p>2.75242</text:p>
          </table:table-cell>
          <table:table-cell table:style-name="ce2" table:formula="of:=AVERAGE([.L3:.L12])" office:value-type="float" office:value="2.829273" calcext:value-type="float">
            <text:p>2.829273</text:p>
          </table:table-cell>
          <table:table-cell table:style-name="ce5" table:formula="of:=AVERAGE([.I14:.L14])" office:value-type="float" office:value="2.7856576" calcext:value-type="float">
            <text:p>2.7856576</text:p>
          </table:table-cell>
          <table:table-cell table:style-name="ce2" table:number-columns-repeated="2"/>
          <table:table-cell table:formula="of:=AVERAGE([.P3:.P12])" office:value-type="float" office:value="2.4079362" calcext:value-type="float">
            <text:p>2.4079362</text:p>
          </table:table-cell>
          <table:table-cell table:formula="of:=AVERAGE([.Q3:.Q12])" office:value-type="float" office:value="2.4414385" calcext:value-type="float">
            <text:p>2.4414385</text:p>
          </table:table-cell>
          <table:table-cell table:formula="of:=AVERAGE([.R3:.R12])" office:value-type="float" office:value="2.5861327" calcext:value-type="float">
            <text:p>2.5861327</text:p>
          </table:table-cell>
          <table:table-cell table:style-name="ce2" table:formula="of:=AVERAGE([.S3:.S12])" office:value-type="float" office:value="2.4874112" calcext:value-type="float">
            <text:p>2.4874112</text:p>
          </table:table-cell>
          <table:table-cell table:style-name="ce2" table:formula="of:=AVERAGE([.T3:.T12])" office:value-type="float" office:value="2.6244413" calcext:value-type="float">
            <text:p>2.6244413</text:p>
          </table:table-cell>
          <table:table-cell table:style-name="ce2" table:formula="of:=AVERAGE([.U3:.U12])" office:value-type="float" office:value="2.4910039" calcext:value-type="float">
            <text:p>2.4910039</text:p>
          </table:table-cell>
          <table:table-cell table:style-name="ce2" table:formula="of:=AVERAGE([.V3:.V12])" office:value-type="float" office:value="2.5361054" calcext:value-type="float">
            <text:p>2.5361054</text:p>
          </table:table-cell>
          <table:table-cell table:style-name="ce2" table:formula="of:=AVERAGE([.W3:.W12])" office:value-type="float" office:value="2.4241776" calcext:value-type="float">
            <text:p>2.4241776</text:p>
          </table:table-cell>
          <table:table-cell table:style-name="ce5" table:formula="of:=AVERAGE([.P14:.W14])" office:value-type="float" office:value="2.49983085" calcext:value-type="float">
            <text:p>2.49983085</text:p>
          </table:table-cell>
          <table:table-cell table:style-name="ce2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number-columns-repeated="2"/>
          <table:table-cell table:number-columns-repeated="2" table:style-name="ce2" office:value-type="string" calcext:value-type="string">
            <text:p>sec</text:p>
          </table:table-cell>
          <table:table-cell office:value-type="string" calcext:value-type="string">
            <text:p>sec</text:p>
          </table:table-cell>
          <table:table-cell table:style-name="ce2"/>
          <table:table-cell table:number-columns-repeated="4" table:style-name="ce2" office:value-type="string" calcext:value-type="string">
            <text:p>sec</text:p>
          </table:table-cell>
          <table:table-cell office:value-type="string" calcext:value-type="string">
            <text:p>sec</text:p>
          </table:table-cell>
          <table:table-cell table:style-name="ce2" table:number-columns-repeated="2"/>
          <table:table-cell table:number-columns-repeated="3" office:value-type="string" calcext:value-type="string">
            <text:p>sec</text:p>
          </table:table-cell>
          <table:table-cell table:number-columns-repeated="5" table:style-name="ce2" office:value-type="string" calcext:value-type="string">
            <text:p>sec</text:p>
          </table:table-cell>
          <table:table-cell office:value-type="string" calcext:value-type="string">
            <text:p>sec</text:p>
          </table:table-cell>
          <table:table-cell table:style-name="ce2"/>
        </table:table-row>
        <table:table-row table:style-name="ro3" table:number-rows-repeated="3">
          <table:table-cell/>
          <table:table-cell table:style-name="ce2"/>
          <table:table-cell table:number-columns-repeated="2"/>
          <table:table-cell table:style-name="ce2" table:number-columns-repeated="2"/>
          <table:table-cell/>
          <table:table-cell table:style-name="ce2" table:number-columns-repeated="5"/>
          <table:table-cell/>
          <table:table-cell table:style-name="ce2" table:number-columns-repeated="2"/>
          <table:table-cell table:number-columns-repeated="3"/>
          <table:table-cell table:style-name="ce2" table:number-columns-repeated="5"/>
          <table:table-cell/>
          <table:table-cell table:style-name="ce2"/>
        </table:table-row>
        <table:table-row table:style-name="ro2">
          <table:table-cell table:style-name="Default" table:number-columns-repeated="13"/>
          <table:table-cell/>
          <table:table-cell table:style-name="Default" table:number-columns-repeated="10"/>
          <table:table-cell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ce5" table:formula="of:=AVERAGE([.B9:.B18])" office:value-type="float" office:value="10.1599059" calcext:value-type="float">
            <text:p>10.1599059</text:p>
          </table:table-cell>
          <table:table-cell table:style-name="Default" table:number-columns-repeated="11"/>
          <table:table-cell/>
          <table:table-cell table:style-name="Default" table:number-columns-repeated="10"/>
          <table:table-cell/>
        </table:table-row>
        <table:table-row table:style-name="ro3">
          <table:table-cell table:style-name="Default" office:value-type="float" office:value="2" calcext:value-type="float">
            <text:p>2</text:p>
          </table:table-cell>
          <table:table-cell table:style-name="ce5" table:formula="of:=AVERAGE([.E14];[.F14])" office:value-type="float" office:value="5.19629385" calcext:value-type="float">
            <text:p>5.19629385</text:p>
          </table:table-cell>
          <table:table-cell table:style-name="Default" table:number-columns-repeated="11"/>
          <table:table-cell/>
          <table:table-cell table:style-name="Default" table:number-columns-repeated="10"/>
          <table:table-cell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ce5" table:formula="of:=AVERAGE([.I14:.L14])" office:value-type="float" office:value="2.7856576" calcext:value-type="float">
            <text:p>2.7856576</text:p>
          </table:table-cell>
          <table:table-cell table:style-name="Default" table:number-columns-repeated="11"/>
          <table:table-cell/>
          <table:table-cell table:style-name="Default" table:number-columns-repeated="10"/>
          <table:table-cell/>
        </table:table-row>
        <table:table-row table:style-name="ro3">
          <table:table-cell table:style-name="Default" office:value-type="float" office:value="8" calcext:value-type="float">
            <text:p>8</text:p>
          </table:table-cell>
          <table:table-cell table:style-name="ce5" table:formula="of:=AVERAGE([.P14:.W14])" office:value-type="float" office:value="2.49983085" calcext:value-type="float">
            <text:p>2.49983085</text:p>
          </table:table-cell>
          <table:table-cell table:style-name="Default" table:number-columns-repeated="11"/>
          <table:table-cell/>
          <table:table-cell table:style-name="Default" table:number-columns-repeated="10"/>
          <table:table-cell/>
        </table:table-row>
      </table:table>
      <table:table table:name="تحلیل افزایش تعداد نخ ها" table:style-name="ta1">
        <table:table-column table:style-name="co2" table:default-cell-style-name="Default"/>
        <table:table-row table:style-name="ro2">
          <table:table-cell/>
        </table:table-row>
      </table:table>
      <table:table table:name="تحلیل افزایش اندازه ماتریس ها" table:style-name="ta1">
        <table:shapes>
          <draw:frame draw:z-index="0" draw:style-name="gr1" draw:text-style-name="P1" svg:width="8.0626in" svg:height="9.6748in" svg:x="0.0394in" svg:y="1.3484in">
            <draw:object draw:notify-on-update-of-ranges="'تحلیل افزایش اندازه ماتریس ها'.A2:'تحلیل افزایش اندازه ماتریس ها'.A5 'تحلیل افزایش اندازه ماتریس ها'.B1:'تحلیل افزایش اندازه ماتریس ها'.B1 'تحلیل افزایش اندازه ماتریس ها'.B2:'تحلیل افزایش اندازه ماتریس ها'.B5 'تحلیل افزایش اندازه ماتریس ها'.C1:'تحلیل افزایش اندازه ماتریس ها'.C1 'تحلیل افزایش اندازه ماتریس ها'.C2:'تحلیل افزایش اندازه ماتریس ها'.C5 'تحلیل افزایش اندازه ماتریس ها'.D1:'تحلیل افزایش اندازه ماتریس ها'.D1 'تحلیل افزایش اندازه ماتریس ها'.D2:'تحلیل افزایش اندازه ماتریس ها'.D5 'تحلیل افزایش اندازه ماتریس ها'.E1:'تحلیل افزایش اندازه ماتریس ها'.E1 'تحلیل افزایش اندازه ماتریس ها'.E2:'تحلیل افزایش اندازه ماتریس ها'.E5 'تحلیل افزایش اندازه ماتریس ها'.F1:'تحلیل افزایش اندازه ماتریس ها'.F1 'تحلیل افزایش اندازه ماتریس ها'.F2:'تحلیل افزایش اندازه ماتریس ها'.F5 'تحلیل افزایش اندازه ماتریس ها'.G1:'تحلیل افزایش اندازه ماتریس ها'.G1 'تحلیل افزایش اندازه ماتریس ها'.G2:'تحلیل افزایش اندازه ماتریس ها'.G5 'تحلیل افزایش اندازه ماتریس ها'.H1:'تحلیل افزایش اندازه ماتریس ها'.H1 'تحلیل افزایش اندازه ماتریس ها'.H2:'تحلیل افزایش اندازه ماتریس ها'.H5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4" table:number-columns-repeated="1024" table:default-cell-style-name="Default"/>
        <table:table-row table:style-name="ro4">
          <table:table-cell table:style-name="ce6"/>
          <table:table-cell table:style-name="ce6" office:value-type="float" office:value="64" calcext:value-type="float">
            <text:p>64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512" calcext:value-type="float">
            <text:p>512</text:p>
          </table:table-cell>
          <table:table-cell table:style-name="ce6" office:value-type="float" office:value="1024" calcext:value-type="float">
            <text:p>1024</text:p>
          </table:table-cell>
          <table:table-cell table:style-name="ce6" office:value-type="float" office:value="2048" calcext:value-type="float">
            <text:p>2048</text:p>
          </table:table-cell>
          <table:table-cell table:style-name="ce6" office:value-type="float" office:value="4096" calcext:value-type="float">
            <text:p>4096</text:p>
          </table:table-cell>
          <table:table-cell table:style-name="ce7"/>
          <table:table-cell table:number-columns-repeated="1015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8" office:value-type="float" office:value="0.001621" calcext:value-type="float">
            <text:p>0.001621</text:p>
          </table:table-cell>
          <table:table-cell table:style-name="ce8" office:value-type="float" office:value="0.015553" calcext:value-type="float">
            <text:p>0.015553</text:p>
          </table:table-cell>
          <table:table-cell table:style-name="ce8" office:value-type="float" office:value="0.103632" calcext:value-type="float">
            <text:p>0.103632</text:p>
          </table:table-cell>
          <table:table-cell table:style-name="ce8" office:value-type="float" office:value="0.923075" calcext:value-type="float">
            <text:p>0.923075</text:p>
          </table:table-cell>
          <table:table-cell table:style-name="ce8" office:value-type="float" office:value="10.15991" calcext:value-type="float">
            <text:p>10.15991</text:p>
          </table:table-cell>
          <table:table-cell table:style-name="ce8" office:value-type="float" office:value="109.9936" calcext:value-type="float">
            <text:p>109.9936</text:p>
          </table:table-cell>
          <table:table-cell table:style-name="ce8"/>
          <table:table-cell table:style-name="ce9" office:value-type="string" calcext:value-type="string" table:number-columns-spanned="9" table:number-rows-spanned="1">
            <text:p>در این حالت زمان صرف شده برای محاسبات هر نخ جداگانه محاسبه شده و با هم میانگین گیری</text:p>
          </table:table-cell>
          <table:covered-table-cell table:number-columns-repeated="8" table:style-name="ce10"/>
          <table:table-cell table:number-columns-repeated="1007"/>
        </table:table-row>
        <table:table-row table:style-name="ro4">
          <table:table-cell table:style-name="ce6" office:value-type="float" office:value="2" calcext:value-type="float">
            <text:p>2</text:p>
          </table:table-cell>
          <table:table-cell table:style-name="ce8" office:value-type="float" office:value="0.001064" calcext:value-type="float">
            <text:p>0.001064</text:p>
          </table:table-cell>
          <table:table-cell table:style-name="ce8" office:value-type="float" office:value="0.007826" calcext:value-type="float">
            <text:p>0.007826</text:p>
          </table:table-cell>
          <table:table-cell table:style-name="ce8" office:value-type="float" office:value="0.059831" calcext:value-type="float">
            <text:p>0.059831</text:p>
          </table:table-cell>
          <table:table-cell table:style-name="ce8" office:value-type="float" office:value="0.503002" calcext:value-type="float">
            <text:p>0.503002</text:p>
          </table:table-cell>
          <table:table-cell table:style-name="ce8" office:value-type="float" office:value="5.196294" calcext:value-type="float">
            <text:p>5.196294</text:p>
          </table:table-cell>
          <table:table-cell table:style-name="ce8" office:value-type="float" office:value="55.52183" calcext:value-type="float">
            <text:p>55.52183</text:p>
          </table:table-cell>
          <table:table-cell table:style-name="ce8"/>
          <table:table-cell table:style-name="ce9" office:value-type="string" calcext:value-type="string" table:number-columns-spanned="9" table:number-rows-spanned="1">
            <text:p>شده <text:s/>است. بنابراین زمان overhead نخ ها درنظر گرفته نشده است.</text:p>
          </table:table-cell>
          <table:covered-table-cell table:number-columns-repeated="8" table:style-name="ce10"/>
          <table:table-cell table:number-columns-repeated="1007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8" office:value-type="float" office:value="0.000588" calcext:value-type="float">
            <text:p>0.000588</text:p>
          </table:table-cell>
          <table:table-cell table:style-name="ce8" office:value-type="float" office:value="0.004646" calcext:value-type="float">
            <text:p>0.004646</text:p>
          </table:table-cell>
          <table:table-cell table:style-name="ce8" office:value-type="float" office:value="0.037032" calcext:value-type="float">
            <text:p>0.037032</text:p>
          </table:table-cell>
          <table:table-cell table:style-name="ce8" office:value-type="float" office:value="0.279696" calcext:value-type="float">
            <text:p>0.279696</text:p>
          </table:table-cell>
          <table:table-cell table:style-name="ce8" office:value-type="float" office:value="2.785658" calcext:value-type="float">
            <text:p>2.785658</text:p>
          </table:table-cell>
          <table:table-cell table:style-name="ce8" office:value-type="float" office:value="28.63831" calcext:value-type="float">
            <text:p>28.63831</text:p>
          </table:table-cell>
          <table:table-cell table:style-name="ce8"/>
          <table:table-cell table:style-name="ce9" office:value-type="string" calcext:value-type="string" table:number-columns-spanned="9" table:number-rows-spanned="1">
            <text:p>زمان های محاسبه شده در این روش بسیار نزدیک به مقادیر روش محاسبه دیگر (در فایل اکسل اول)</text:p>
          </table:table-cell>
          <table:covered-table-cell table:number-columns-repeated="8" table:style-name="ce10"/>
          <table:table-cell table:number-columns-repeated="1007"/>
        </table:table-row>
        <table:table-row table:style-name="ro4">
          <table:table-cell table:style-name="ce6" office:value-type="float" office:value="8" calcext:value-type="float">
            <text:p>8</text:p>
          </table:table-cell>
          <table:table-cell table:style-name="ce8" office:value-type="float" office:value="0.000343" calcext:value-type="float">
            <text:p>0.000343</text:p>
          </table:table-cell>
          <table:table-cell table:style-name="ce8" office:value-type="float" office:value="0.003058" calcext:value-type="float">
            <text:p>0.003058</text:p>
          </table:table-cell>
          <table:table-cell table:style-name="ce8" office:value-type="float" office:value="0.026311" calcext:value-type="float">
            <text:p>0.026311</text:p>
          </table:table-cell>
          <table:table-cell table:style-name="ce8" office:value-type="float" office:value="0.225359" calcext:value-type="float">
            <text:p>0.225359</text:p>
          </table:table-cell>
          <table:table-cell table:style-name="ce8" office:value-type="float" office:value="2.499831" calcext:value-type="float">
            <text:p>2.499831</text:p>
          </table:table-cell>
          <table:table-cell table:style-name="ce8" office:value-type="float" office:value="22.64199" calcext:value-type="float">
            <text:p>22.64199</text:p>
          </table:table-cell>
          <table:table-cell table:style-name="ce8"/>
          <table:table-cell table:style-name="ce9" office:value-type="string" calcext:value-type="string" table:number-columns-spanned="9" table:number-rows-spanned="1">
            <text:p>هستند که این موضوع نشان می دهد overhead نخ ها تاثیر بسزایی در نتایج محاسبات ماتریسی ندارند.</text:p>
          </table:table-cell>
          <table:covered-table-cell table:number-columns-repeated="8" table:style-name="ce10"/>
          <table:table-cell table:number-columns-repeated="1007"/>
        </table:table-row>
        <table:table-row table:style-name="ro4">
          <table:table-cell table:style-name="ce7" table:number-columns-repeated="8"/>
          <table:table-cell table:style-name="ce9" office:value-type="string" calcext:value-type="string" table:number-columns-spanned="9" table:number-rows-spanned="1">
            <text:p>تمامی روابط لگاریتمی و خطی در حالت اول در این حالت نیز برقرار می باشد.</text:p>
          </table:table-cell>
          <table:covered-table-cell table:number-columns-repeated="8" table:style-name="ce10"/>
          <table:table-cell table:number-columns-repeated="1007"/>
        </table:table-row>
        <table:table-row table:style-name="ro4" table:number-rows-repeated="3">
          <table:table-cell table:style-name="ce7" table:number-columns-repeated="9"/>
          <table:table-cell table:number-columns-repeated="1015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 Nazanin" svg:font-family="'B Nazanin'" style:font-pitch="variable"/>
    <style:font-face style:name="Century Gothic" svg:font-family="'Century Gothic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.5in" fo:page-height="14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/00/0000</text:date>, <text:time style:data-style-name="N2" text:time-value="02:55:58.9804630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9T23:39:24.374373757</meta:creation-date>
    <dc:date>2016-04-11T03:00:53.635244357</dc:date>
    <meta:editing-duration>PT1H21M43S</meta:editing-duration>
    <meta:editing-cycles>9</meta:editing-cycles>
    <meta:generator>LibreOffice/4.3.3.2$Linux_X86_64 LibreOffice_project/430m0$Build-2</meta:generator>
    <meta:document-statistic meta:table-count="9" meta:cell-count="1601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interval-major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66cm" svg:y="0.37cm" chart:style-name="ch2">
          <text:p>calculation time per number of threads</text:p>
        </chart:title>
        <chart:plot-area chart:style-name="ch3" table:cell-range-address="'1024'.A20:'1024'.B23" chart:data-source-has-labels="column" svg:x="1.331cm" svg:y="1.275cm" svg:width="14.349cm" svg:height="6.564cm">
          <chartooo:coordinate-region svg:x="1.952cm" svg:y="1.475cm" svg:width="13.634cm" svg:height="5.717cm"/>
          <chart:axis chart:dimension="x" chart:name="primary-x" chart:style-name="ch4" chartooo:axis-type="auto">
            <chartooo:date-scale/>
            <chart:title svg:x="7.905cm" svg:y="8.019cm" chart:style-name="ch5">
              <text:p>threads</text:p>
            </chart:title>
            <chart:categories table:cell-range-address="'1024'.A20:'1024'.A23"/>
            <chart:grid chart:style-name="ch6" chart:class="major"/>
          </chart:axis>
          <chart:axis chart:dimension="y" chart:name="primary-y" chart:style-name="ch7">
            <chart:title svg:x="0.451cm" svg:y="5.739cm" chart:style-name="ch8">
              <text:p>calculation time</text:p>
            </chart:title>
            <chart:grid chart:style-name="ch6" chart:class="major"/>
          </chart:axis>
          <chart:series chart:style-name="ch9" chart:values-cell-range-address="'1024'.B20:'1024'.B23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1024'.A20:'1024'.A23</svg:desc>
                </draw:g>
              </table:table-cell>
              <table:table-cell office:value-type="float" office:value="10.1599059">
                <text:p>10.1599059</text:p>
                <draw:g>
                  <svg:desc>'1024'.B20:'1024'.B2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.19629385">
                <text:p>5.1962938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7856576">
                <text:p>2.785657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49983085">
                <text:p>2.499830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4.068cm" svg:y="0.374cm" chart:style-name="ch2">
          <text:p>calculation time per number of threads</text:p>
        </chart:title>
        <chart:plot-area chart:style-name="ch3" chart:data-source-has-labels="both" svg:x="1.331cm" svg:y="1.275cm" svg:width="14.349cm" svg:height="6.564cm">
          <chartooo:coordinate-region svg:x="2.614cm" svg:y="1.474cm" svg:width="12.972cm" svg:height="5.718cm"/>
          <chart:axis chart:dimension="x" chart:name="primary-x" chart:style-name="ch4" chartooo:axis-type="auto">
            <chartooo:date-scale/>
            <chart:title svg:x="7.905cm" svg:y="8.019cm" chart:style-name="ch5">
              <text:p>threads</text:p>
            </chart:title>
            <chart:categories table:cell-range-address="local-table.$A$2:.$A$5"/>
            <chart:grid chart:style-name="ch6" chart:class="major"/>
          </chart:axis>
          <chart:axis chart:dimension="y" chart:name="primary-y" chart:style-name="ch7">
            <chart:title svg:x="0.451cm" svg:y="5.739cm" chart:style-name="ch8">
              <text:p>calculation time</text:p>
            </chart:title>
            <chart:grid chart:style-name="ch6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06">
                <text:p>0.00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59">
                <text:p>0.00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34">
                <text:p>0.000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4.068cm" svg:y="0.375cm" chart:style-name="ch2">
          <text:p>calculation time per number of threads</text:p>
        </chart:title>
        <chart:plot-area chart:style-name="ch3" chart:data-source-has-labels="both" svg:x="1.331cm" svg:y="1.275cm" svg:width="14.349cm" svg:height="6.564cm">
          <chartooo:coordinate-region svg:x="2.429cm" svg:y="1.475cm" svg:width="13.157cm" svg:height="5.717cm"/>
          <chart:axis chart:dimension="x" chart:name="primary-x" chart:style-name="ch4" chartooo:axis-type="auto">
            <chartooo:date-scale/>
            <chart:title svg:x="7.905cm" svg:y="8.019cm" chart:style-name="ch5">
              <text:p>threads</text:p>
            </chart:title>
            <chart:categories table:cell-range-address="local-table.$A$2:.$A$5"/>
            <chart:grid chart:style-name="ch6" chart:class="major"/>
          </chart:axis>
          <chart:axis chart:dimension="y" chart:name="primary-y" chart:style-name="ch7">
            <chart:title svg:x="0.451cm" svg:y="5.739cm" chart:style-name="ch8">
              <text:p>calculation time</text:p>
            </chart:title>
            <chart:grid chart:style-name="ch6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553">
                <text:p>0.0155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826">
                <text:p>0.0078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646">
                <text:p>0.0046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058">
                <text:p>0.0030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4.068cm" svg:y="0.375cm" chart:style-name="ch2">
          <text:p>calculation time per number of threads</text:p>
        </chart:title>
        <chart:plot-area chart:style-name="ch3" chart:data-source-has-labels="both" svg:x="1.331cm" svg:y="1.275cm" svg:width="14.349cm" svg:height="6.564cm">
          <chartooo:coordinate-region svg:x="2.243cm" svg:y="1.474cm" svg:width="13.343cm" svg:height="5.718cm"/>
          <chart:axis chart:dimension="x" chart:name="primary-x" chart:style-name="ch4" chartooo:axis-type="auto">
            <chartooo:date-scale/>
            <chart:title svg:x="7.905cm" svg:y="8.019cm" chart:style-name="ch5">
              <text:p>threads</text:p>
            </chart:title>
            <chart:categories table:cell-range-address="local-table.$A$2:.$A$5"/>
            <chart:grid chart:style-name="ch6" chart:class="major"/>
          </chart:axis>
          <chart:axis chart:dimension="y" chart:name="primary-y" chart:style-name="ch7">
            <chart:title svg:x="0.451cm" svg:y="5.739cm" chart:style-name="ch8">
              <text:p>calculation time</text:p>
            </chart:title>
            <chart:grid chart:style-name="ch6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3632">
                <text:p>0.10363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9831">
                <text:p>0.0598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7032">
                <text:p>0.0370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6311">
                <text:p>0.0263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4.068cm" svg:y="0.375cm" chart:style-name="ch2">
          <text:p>calculation time per number of threads</text:p>
        </chart:title>
        <chart:plot-area chart:style-name="ch3" chart:data-source-has-labels="both" svg:x="1.331cm" svg:y="1.275cm" svg:width="14.349cm" svg:height="6.564cm">
          <chartooo:coordinate-region svg:x="2.058cm" svg:y="1.474cm" svg:width="13.528cm" svg:height="5.718cm"/>
          <chart:axis chart:dimension="x" chart:name="primary-x" chart:style-name="ch4" chartooo:axis-type="auto">
            <chartooo:date-scale/>
            <chart:title svg:x="7.905cm" svg:y="8.019cm" chart:style-name="ch5">
              <text:p>threads</text:p>
            </chart:title>
            <chart:categories table:cell-range-address="local-table.$A$2:.$A$5"/>
            <chart:grid chart:style-name="ch6" chart:class="major"/>
          </chart:axis>
          <chart:axis chart:dimension="y" chart:name="primary-y" chart:style-name="ch7">
            <chart:title svg:x="0.451cm" svg:y="5.739cm" chart:style-name="ch8">
              <text:p>calculation time</text:p>
            </chart:title>
            <chart:grid chart:style-name="ch6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3075">
                <text:p>0.9230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03002">
                <text:p>0.503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9696">
                <text:p>0.2796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5359">
                <text:p>0.22535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4.068cm" svg:y="0.378cm" chart:style-name="ch2">
          <text:p>calculation time per number of threads</text:p>
        </chart:title>
        <chart:plot-area chart:style-name="ch3" chart:data-source-has-labels="both" svg:x="1.331cm" svg:y="1.275cm" svg:width="14.349cm" svg:height="6.564cm">
          <chartooo:coordinate-region svg:x="2.138cm" svg:y="1.474cm" svg:width="13.448cm" svg:height="5.718cm"/>
          <chart:axis chart:dimension="x" chart:name="primary-x" chart:style-name="ch4" chartooo:axis-type="auto">
            <chartooo:date-scale/>
            <chart:title svg:x="7.905cm" svg:y="8.019cm" chart:style-name="ch5">
              <text:p>threads</text:p>
            </chart:title>
            <chart:categories table:cell-range-address="local-table.$A$2:.$A$5"/>
            <chart:grid chart:style-name="ch6" chart:class="major"/>
          </chart:axis>
          <chart:axis chart:dimension="y" chart:name="primary-y" chart:style-name="ch7">
            <chart:title svg:x="0.451cm" svg:y="5.739cm" chart:style-name="ch8">
              <text:p>calculation time</text:p>
            </chart:title>
            <chart:grid chart:style-name="ch6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9.9936">
                <text:p>109.99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.52183">
                <text:p>55.521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63831">
                <text:p>28.638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64199">
                <text:p>22.641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interval-major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4.068cm" svg:y="0.373cm" chart:style-name="ch2">
          <text:p>calculation time per number of threads</text:p>
        </chart:title>
        <chart:plot-area chart:style-name="ch3" chart:data-source-has-labels="both" svg:x="1.331cm" svg:y="1.275cm" svg:width="14.349cm" svg:height="6.564cm">
          <chartooo:coordinate-region svg:x="1.952cm" svg:y="1.475cm" svg:width="13.704cm" svg:height="5.319cm"/>
          <chart:axis chart:dimension="x" chart:name="primary-x" chart:style-name="ch4" chartooo:axis-type="auto">
            <chartooo:date-scale/>
            <chart:title svg:x="7.905cm" svg:y="8.019cm" chart:style-name="ch5">
              <text:p>threads</text:p>
            </chart:title>
            <chart:categories table:cell-range-address="local-table.$A$2:.$A$5"/>
            <chart:grid chart:style-name="ch6" chart:class="major"/>
          </chart:axis>
          <chart:axis chart:dimension="y" chart:name="primary-y" chart:style-name="ch7">
            <chart:title svg:x="0.451cm" svg:y="5.739cm" chart:style-name="ch8">
              <text:p>calculation time</text:p>
            </chart:title>
            <chart:grid chart:style-name="ch6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0.1599059">
                <text:p>10.159905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.19629385">
                <text:p>5.1962938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7856576">
                <text:p>2.785657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49983085">
                <text:p>2.4998308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terpolation="cubic-spline"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interval-major="4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48cm" svg:height="24.575cm" xlink:href=".." xlink:type="simple" chart:class="chart:line" chart:style-name="ch1">
        <chart:title svg:x="9.032cm" svg:y="0.627cm" chart:style-name="ch2">
          <text:p>مقایسه کلی</text:p>
        </chart:title>
        <chart:legend chart:legend-position="end" svg:x="18.984cm" svg:y="10.494cm" style:legend-expansion="high" chart:style-name="ch3"/>
        <chart:plot-area chart:style-name="ch4" table:cell-range-address="'تحلیل افزایش اندازه ماتریس ها'.A1:'تحلیل افزایش اندازه ماتریس ها'.H5" chart:data-source-has-labels="both" svg:x="1.42cm" svg:y="1.923cm" svg:width="17.155cm" svg:height="21.1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03cm" svg:y="2.039cm" svg:width="15.872cm" svg:height="20.303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9.397cm" svg:y="23.594cm" chart:style-name="ch6">
              <text:p>threads</text:p>
            </chart:title>
            <chart:categories table:cell-range-address="'تحلیل افزایش اندازه ماتریس ها'.A2:'تحلیل افزایش اندازه ماتریس ها'.A5"/>
            <chart:grid chart:style-name="ch7" chart:class="major"/>
          </chart:axis>
          <chart:axis chart:dimension="y" chart:name="primary-y" chart:style-name="ch8">
            <chart:title svg:x="0.451cm" svg:y="13.695cm" chart:style-name="ch9">
              <text:p>calculation time</text:p>
            </chart:title>
            <chart:grid chart:style-name="ch7" chart:class="major"/>
          </chart:axis>
          <chart:axis chart:dimension="z" chart:name="primary-z" chart:style-name="ch5"/>
          <chart:series chart:style-name="ch10" chart:values-cell-range-address="'تحلیل افزایش اندازه ماتریس ها'.B2:'تحلیل افزایش اندازه ماتریس ها'.B5" chart:label-cell-address="'تحلیل افزایش اندازه ماتریس ها'.B1:'تحلیل افزایش اندازه ماتریس ها'.B1" chart:class="chart:line">
            <chart:data-point chart:repeated="4"/>
          </chart:series>
          <chart:series chart:style-name="ch11" chart:values-cell-range-address="'تحلیل افزایش اندازه ماتریس ها'.C2:'تحلیل افزایش اندازه ماتریس ها'.C5" chart:label-cell-address="'تحلیل افزایش اندازه ماتریس ها'.C1:'تحلیل افزایش اندازه ماتریس ها'.C1" chart:class="chart:line">
            <chart:data-point chart:repeated="4"/>
          </chart:series>
          <chart:series chart:style-name="ch12" chart:values-cell-range-address="'تحلیل افزایش اندازه ماتریس ها'.D2:'تحلیل افزایش اندازه ماتریس ها'.D5" chart:label-cell-address="'تحلیل افزایش اندازه ماتریس ها'.D1:'تحلیل افزایش اندازه ماتریس ها'.D1" chart:class="chart:line">
            <chart:data-point chart:repeated="4"/>
          </chart:series>
          <chart:series chart:style-name="ch13" chart:values-cell-range-address="'تحلیل افزایش اندازه ماتریس ها'.E2:'تحلیل افزایش اندازه ماتریس ها'.E5" chart:label-cell-address="'تحلیل افزایش اندازه ماتریس ها'.E1:'تحلیل افزایش اندازه ماتریس ها'.E1" chart:class="chart:line">
            <chart:data-point chart:repeated="4"/>
          </chart:series>
          <chart:series chart:style-name="ch14" chart:values-cell-range-address="'تحلیل افزایش اندازه ماتریس ها'.F2:'تحلیل افزایش اندازه ماتریس ها'.F5" chart:label-cell-address="'تحلیل افزایش اندازه ماتریس ها'.F1:'تحلیل افزایش اندازه ماتریس ها'.F1" chart:class="chart:line">
            <chart:data-point chart:repeated="4"/>
          </chart:series>
          <chart:series chart:style-name="ch15" chart:values-cell-range-address="'تحلیل افزایش اندازه ماتریس ها'.G2:'تحلیل افزایش اندازه ماتریس ها'.G5" chart:label-cell-address="'تحلیل افزایش اندازه ماتریس ها'.G1:'تحلیل افزایش اندازه ماتریس ها'.G1" chart:class="chart:line">
            <chart:data-point chart:repeated="4"/>
          </chart:series>
          <chart:series chart:style-name="ch16" chart:values-cell-range-address="'تحلیل افزایش اندازه ماتریس ها'.H2:'تحلیل افزایش اندازه ماتریس ها'.H5" chart:label-cell-address="'تحلیل افزایش اندازه ماتریس ها'.H1:'تحلیل افزایش اندازه ماتریس ها'.H1" chart:class="chart:line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</text:p>
                <draw:g>
                  <svg:desc>'تحلیل افزایش اندازه ماتریس ها'.B1:'تحلیل افزایش اندازه ماتریس ها'.B1</svg:desc>
                </draw:g>
              </table:table-cell>
              <table:table-cell office:value-type="string">
                <text:p>128</text:p>
                <draw:g>
                  <svg:desc>'تحلیل افزایش اندازه ماتریس ها'.C1:'تحلیل افزایش اندازه ماتریس ها'.C1</svg:desc>
                </draw:g>
              </table:table-cell>
              <table:table-cell office:value-type="string">
                <text:p>256</text:p>
                <draw:g>
                  <svg:desc>'تحلیل افزایش اندازه ماتریس ها'.D1:'تحلیل افزایش اندازه ماتریس ها'.D1</svg:desc>
                </draw:g>
              </table:table-cell>
              <table:table-cell office:value-type="string">
                <text:p>512</text:p>
                <draw:g>
                  <svg:desc>'تحلیل افزایش اندازه ماتریس ها'.E1:'تحلیل افزایش اندازه ماتریس ها'.E1</svg:desc>
                </draw:g>
              </table:table-cell>
              <table:table-cell office:value-type="string">
                <text:p>1024</text:p>
                <draw:g>
                  <svg:desc>'تحلیل افزایش اندازه ماتریس ها'.F1:'تحلیل افزایش اندازه ماتریس ها'.F1</svg:desc>
                </draw:g>
              </table:table-cell>
              <table:table-cell office:value-type="string">
                <text:p>2048</text:p>
                <draw:g>
                  <svg:desc>'تحلیل افزایش اندازه ماتریس ها'.G1:'تحلیل افزایش اندازه ماتریس ها'.G1</svg:desc>
                </draw:g>
              </table:table-cell>
              <table:table-cell office:value-type="string">
                <text:p>4096</text:p>
                <draw:g>
                  <svg:desc>'تحلیل افزایش اندازه ماتریس ها'.H1:'تحلیل افزایش اندازه ماتریس ها'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تحلیل افزایش اندازه ماتریس ها'.A2:'تحلیل افزایش اندازه ماتریس ها'.A5</svg:desc>
                </draw:g>
              </table:table-cell>
              <table:table-cell office:value-type="float" office:value="0.001621">
                <text:p>0.001621</text:p>
                <draw:g>
                  <svg:desc>'تحلیل افزایش اندازه ماتریس ها'.B2:'تحلیل افزایش اندازه ماتریس ها'.B5</svg:desc>
                </draw:g>
              </table:table-cell>
              <table:table-cell office:value-type="float" office:value="0.015553">
                <text:p>0.015553</text:p>
                <draw:g>
                  <svg:desc>'تحلیل افزایش اندازه ماتریس ها'.C2:'تحلیل افزایش اندازه ماتریس ها'.C5</svg:desc>
                </draw:g>
              </table:table-cell>
              <table:table-cell office:value-type="float" office:value="0.103632">
                <text:p>0.103632</text:p>
                <draw:g>
                  <svg:desc>'تحلیل افزایش اندازه ماتریس ها'.D2:'تحلیل افزایش اندازه ماتریس ها'.D5</svg:desc>
                </draw:g>
              </table:table-cell>
              <table:table-cell office:value-type="float" office:value="0.923075">
                <text:p>0.923075</text:p>
                <draw:g>
                  <svg:desc>'تحلیل افزایش اندازه ماتریس ها'.E2:'تحلیل افزایش اندازه ماتریس ها'.E5</svg:desc>
                </draw:g>
              </table:table-cell>
              <table:table-cell office:value-type="float" office:value="10.15991">
                <text:p>10.15991</text:p>
                <draw:g>
                  <svg:desc>'تحلیل افزایش اندازه ماتریس ها'.F2:'تحلیل افزایش اندازه ماتریس ها'.F5</svg:desc>
                </draw:g>
              </table:table-cell>
              <table:table-cell office:value-type="float" office:value="109.9936">
                <text:p>109.9936</text:p>
                <draw:g>
                  <svg:desc>'تحلیل افزایش اندازه ماتریس ها'.G2:'تحلیل افزایش اندازه ماتریس ها'.G5</svg:desc>
                </draw:g>
              </table:table-cell>
              <table:table-cell office:value-type="float" office:value="NaN">
                <text:p>NaN</text:p>
                <draw:g>
                  <svg:desc>'تحلیل افزایش اندازه ماتریس ها'.H2:'تحلیل افزایش اندازه ماتریس ها'.H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1064">
                <text:p>0.001064</text:p>
              </table:table-cell>
              <table:table-cell office:value-type="float" office:value="0.007826">
                <text:p>0.007826</text:p>
              </table:table-cell>
              <table:table-cell office:value-type="float" office:value="0.059831">
                <text:p>0.059831</text:p>
              </table:table-cell>
              <table:table-cell office:value-type="float" office:value="0.503002">
                <text:p>0.503002</text:p>
              </table:table-cell>
              <table:table-cell office:value-type="float" office:value="5.196294">
                <text:p>5.196294</text:p>
              </table:table-cell>
              <table:table-cell office:value-type="float" office:value="55.52183">
                <text:p>55.52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588">
                <text:p>0.000588</text:p>
              </table:table-cell>
              <table:table-cell office:value-type="float" office:value="0.004646">
                <text:p>0.004646</text:p>
              </table:table-cell>
              <table:table-cell office:value-type="float" office:value="0.037032">
                <text:p>0.037032</text:p>
              </table:table-cell>
              <table:table-cell office:value-type="float" office:value="0.279696">
                <text:p>0.279696</text:p>
              </table:table-cell>
              <table:table-cell office:value-type="float" office:value="2.785658">
                <text:p>2.785658</text:p>
              </table:table-cell>
              <table:table-cell office:value-type="float" office:value="28.63831">
                <text:p>28.63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0343">
                <text:p>0.000343</text:p>
              </table:table-cell>
              <table:table-cell office:value-type="float" office:value="0.003058">
                <text:p>0.003058</text:p>
              </table:table-cell>
              <table:table-cell office:value-type="float" office:value="0.026311">
                <text:p>0.026311</text:p>
              </table:table-cell>
              <table:table-cell office:value-type="float" office:value="0.225359">
                <text:p>0.225359</text:p>
              </table:table-cell>
              <table:table-cell office:value-type="float" office:value="2.499831">
                <text:p>2.499831</text:p>
              </table:table-cell>
              <table:table-cell office:value-type="float" office:value="22.64199">
                <text:p>22.641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